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ff0000" draw:fill="none"/>
    </style:style>
    <style:style style:name="gr2" style:family="graphic" style:parent-style-name="objectwithoutfill">
      <style:graphic-properties svg:stroke-color="#ff0000" draw:fill="none" draw:textarea-horizontal-align="center" draw:textarea-vertical-align="middle"/>
    </style:style>
    <style:style style:name="gr3" style:family="graphic" style:parent-style-name="standard">
      <style:graphic-properties svg:stroke-color="#ff0000" draw:fill="none" draw:textarea-horizontal-align="justify" draw:textarea-vertical-align="middle" draw:auto-grow-height="false"/>
    </style:style>
    <style:style style:name="gr4" style:family="graphic" style:parent-style-name="standard">
      <style:graphic-properties svg:stroke-color="#ff0000" draw:fill="none" draw:textarea-vertical-align="middle" draw:auto-grow-height="false" fo:min-height="0.749cm" fo:min-width="0.499cm"/>
    </style:style>
    <style:style style:name="gr5"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graphic-properties draw:stroke="solid" svg:stroke-width="0.04cm" svg:stroke-color="#000000" draw:marker-start="" draw:marker-start-width="0.26cm" draw:marker-start-center="false" draw:marker-end="" draw:marker-end-width="0.26cm" draw:marker-end-center="false" svg:stroke-opacity="100%" svg:stroke-linecap="butt"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padding-top="0.145cm" fo:padding-bottom="0.145cm" fo:padding-left="0.27cm" fo:padding-right="0.27cm" fo:wrap-option="no-wrap" draw:shadow="hidden"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graphic-properties draw:stroke="none" svg:stroke-width="0.04cm" svg:stroke-color="#000000" draw:marker-start="" draw:marker-start-width="0.26cm" draw:marker-start-center="false" draw:marker-end="" draw:marker-end-width="0.26cm" draw:marker-end-center="false" svg:stroke-opacity="100%"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77cm" fo:min-width="3.6cm" fo:wrap-option="no-wrap" draw:shadow="hidden"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graphic-properties draw:stroke="solid" svg:stroke-width="0.04cm" svg:stroke-color="#000000" draw:marker-start="" draw:marker-start-width="0.26cm" draw:marker-start-center="false" draw:marker-end="" draw:marker-end-width="0.26cm" draw:marker-end-center="false" svg:stroke-opacity="100%" draw:stroke-linejoin="miter" svg:stroke-linecap="butt" draw:fill="none"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padding-top="0.02cm" fo:padding-bottom="0.02cm" fo:padding-left="0.02cm" fo:padding-right="0.02cm" fo:wrap-option="no-wrap" draw:shadow="hidden"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graphic-properties svg:stroke-width="0.04cm" svg:stroke-color="#000000" draw:marker-start="" draw:marker-start-width="0.26cm" draw:marker-start-center="false" draw:marker-end="" draw:marker-end-width="0.26cm" draw:marker-end-center="false" svg:stroke-opacity="100%" svg:stroke-linecap="butt"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padding-top="0.02cm" fo:padding-bottom="0.02cm" fo:padding-left="0.02cm" fo:padding-right="0.02cm" fo:wrap-option="no-wrap" draw:shadow="hidden"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4cm" svg:stroke-color="#000000" draw:marker-start="" draw:marker-start-width="0.26cm" draw:marker-start-center="false" draw:marker-end="" draw:marker-end-width="0.26cm" draw:marker-end-center="false" svg:stroke-opacity="100%" svg:stroke-linecap="butt"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95cm" fo:min-width="3.6cm" fo:wrap-option="no-wrap" draw:shadow="hidden"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8"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graphic-properties draw:stroke="none" svg:stroke-color="#000000" draw:fill="none" draw:fill-color="#ffffff" draw:textarea-horizontal-align="left" draw:auto-grow-height="true" draw:auto-grow-width="true" fo:min-height="0.941cm" fo:min-width="1.386cm"/>
    </style:style>
    <style:style style:name="gr58"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1" svg:stroke-width="0.04cm" svg:stroke-color="#000000" draw:marker-start="" draw:marker-start-width="0.26cm" draw:marker-start-center="false" draw:marker-end="" draw:marker-end-width="0.26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3">
      <style:graphic-properties draw:stroke="solid" draw:stroke-dash="Dashed_20__28_var_29__20_1" svg:stroke-width="0.02cm" svg:stroke-color="#000000" draw:marker-start="" draw:marker-start-width="0.17cm" draw:marker-start-center="false" draw:marker-end="" draw:marker-end-width="0.17cm" draw:marker-end-center="false" svg:stroke-opacity="100%" draw:stroke-linejoin="miter"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1"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3"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4" style:family="graphic" style:parent-style-name="objectwithoutfill" style:list-style-name="L3">
      <style:graphic-properties draw:stroke="solid" svg:stroke-width="0.02cm" svg:stroke-color="#000000" draw:marker-start="" draw:marker-start-width="0.17cm" draw:marker-start-center="false" draw:marker-end="" draw:marker-end-width="0.17cm" draw:marker-end-center="false" svg:stroke-opacity="100%"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cm" fo:padding-bottom="0.01cm" fo:padding-left="0.01cm" fo:padding-right="0.01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loext:graphic-properties draw:fill="none"/>
      <style:paragraph-properties fo:text-align="center"/>
    </style:style>
    <style:style style:name="P3"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fr" fo:country="FR" fo:font-style="normal" fo:text-shadow="none" style:text-underline-style="none" style:text-underline-mode="continuous" style:text-overline-mode="continuous" style:text-line-through-mode="continuous"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8pt" fo:letter-spacing="normal" fo:language="fr" fo:country="FR"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P7"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fr" fo:country="FR" fo:font-style="normal" fo:text-shadow="none" style:text-underline-style="none" style:text-underline-mode="continuous" style:text-overline-mode="continuous" style:text-line-through-mode="continuous"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8"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Tahoma"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Tahoma"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Arial" fo:font-size="13pt" fo:font-weight="bold" style:font-size-asian="13pt" style:font-weight-asian="bold" style:font-size-complex="13pt" style:font-weight-complex="bold"/>
    </style:style>
    <style:style style:name="P12" style:family="paragraph">
      <loext:graphic-properties draw:fill="none" draw:fill-color="#ffffff"/>
      <style:text-properties style:font-name="Arial2" fo:font-size="7pt" style:font-size-asian="24pt" style:font-size-complex="24pt"/>
    </style:style>
    <style:style style:name="T1" style:family="text">
      <style:text-properties style:use-window-font-color="true" style:text-outline="false" style:text-line-through-style="none" style:text-line-through-type="none" style:text-position="0% 100%" style:font-name="Arial" fo:font-size="8pt" fo:letter-spacing="normal" fo:language="fr" fo:country="FR"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2" fo:font-size="7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cm" svg:y1="10.2cm" svg:x2="1.999cm" svg:y2="10.2cm">
          <text:p/>
        </draw:line>
        <draw:line draw:style-name="gr1" draw:text-style-name="P1" draw:layer="layout" svg:x1="1.999cm" svg:y1="9.899cm" svg:x2="1.999cm" svg:y2="10.2cm">
          <text:p/>
        </draw:line>
        <draw:line draw:style-name="gr1" draw:text-style-name="P1" draw:layer="layout" svg:x1="1.999cm" svg:y1="9.899cm" svg:x2="3cm" svg:y2="9.899cm">
          <text:p/>
        </draw:line>
        <draw:line draw:style-name="gr1" draw:text-style-name="P1" draw:layer="layout" svg:x1="3cm" svg:y1="9.899cm" svg:x2="3cm" svg:y2="10.2cm">
          <text:p/>
        </draw:line>
        <draw:line draw:style-name="gr1" draw:text-style-name="P1" draw:layer="layout" svg:x1="3cm" svg:y1="10.2cm" svg:x2="4cm" svg:y2="10.2cm">
          <text:p/>
        </draw:line>
        <draw:line draw:style-name="gr1" draw:text-style-name="P1" draw:layer="layout" svg:x1="4cm" svg:y1="9.899cm" svg:x2="4cm" svg:y2="10.2cm">
          <text:p/>
        </draw:line>
        <draw:line draw:style-name="gr1" draw:text-style-name="P1" draw:layer="layout" svg:x1="4cm" svg:y1="9.899cm" svg:x2="4.999cm" svg:y2="9.899cm">
          <text:p/>
        </draw:line>
        <draw:line draw:style-name="gr1" draw:text-style-name="P1" draw:layer="layout" svg:x1="6cm" svg:y1="9.899cm" svg:x2="7cm" svg:y2="9.899cm">
          <text:p/>
        </draw:line>
        <draw:line draw:style-name="gr1" draw:text-style-name="P1" draw:layer="layout" svg:x1="7cm" svg:y1="9.899cm" svg:x2="7cm" svg:y2="10.2cm">
          <text:p/>
        </draw:line>
        <draw:line draw:style-name="gr1" draw:text-style-name="P1" draw:layer="layout" svg:x1="7cm" svg:y1="10.2cm" svg:x2="7.7cm" svg:y2="10.2cm">
          <text:p/>
        </draw:line>
        <draw:line draw:style-name="gr1" draw:text-style-name="P1" draw:layer="layout" svg:x1="1cm" svg:y1="10.2cm" svg:x2="1cm" svg:y2="8.999cm">
          <text:p/>
        </draw:line>
        <draw:line draw:style-name="gr1" draw:text-style-name="P1" draw:layer="layout" svg:x1="1.299cm" svg:y1="8.999cm" svg:x2="1cm" svg:y2="8.999cm">
          <text:p/>
        </draw:line>
        <draw:line draw:style-name="gr1" draw:text-style-name="P1" draw:layer="layout" svg:x1="1.299cm" svg:y1="8.999cm" svg:x2="1.299cm" svg:y2="7.8cm">
          <text:p/>
        </draw:line>
        <draw:line draw:style-name="gr1" draw:text-style-name="P1" draw:layer="layout" svg:x1="1.299cm" svg:y1="7.8cm" svg:x2="1cm" svg:y2="7.8cm">
          <text:p/>
        </draw:line>
        <draw:line draw:style-name="gr1" draw:text-style-name="P1" draw:layer="layout" svg:x1="1cm" svg:y1="7.8cm" svg:x2="1cm" svg:y2="6.599cm">
          <text:p/>
        </draw:line>
        <draw:line draw:style-name="gr1" draw:text-style-name="P1" draw:layer="layout" svg:x1="1.299cm" svg:y1="6.599cm" svg:x2="1cm" svg:y2="6.599cm">
          <text:p/>
        </draw:line>
        <draw:line draw:style-name="gr1" draw:text-style-name="P1" draw:layer="layout" svg:x1="1.299cm" svg:y1="6.599cm" svg:x2="1.299cm" svg:y2="5.4cm">
          <text:p/>
        </draw:line>
        <draw:line draw:style-name="gr1" draw:text-style-name="P1" draw:layer="layout" svg:x1="1.299cm" svg:y1="5.4cm" svg:x2="1cm" svg:y2="5.4cm">
          <text:p/>
        </draw:line>
        <draw:line draw:style-name="gr1" draw:text-style-name="P1" draw:layer="layout" svg:x1="1cm" svg:y1="5.4cm" svg:x2="1cm" svg:y2="4.2cm">
          <text:p/>
        </draw:line>
        <draw:g>
          <draw:line draw:style-name="gr2" draw:text-style-name="P2" draw:layer="layout" svg:x1="1cm" svg:y1="4.2cm" svg:x2="4.5cm" svg:y2="1.2cm">
            <text:p/>
          </draw:line>
          <draw:line draw:style-name="gr2" draw:text-style-name="P2" draw:layer="layout" svg:x1="8cm" svg:y1="4.2cm" svg:x2="4.5cm" svg:y2="1.2cm">
            <text:p/>
          </draw:line>
        </draw:g>
        <draw:custom-shape draw:style-name="gr3" draw:text-style-name="P2" draw:layer="layout" svg:width="2cm" svg:height="3.7cm" svg:x="5cm" svg:y="6.2cm">
          <text:p/>
          <draw:enhanced-geometry svg:viewBox="0 0 21600 21600" draw:type="rectangle" draw:enhanced-path="M 0 0 L 21600 0 21600 21600 0 21600 0 0 Z N"/>
        </draw:custom-shape>
        <draw:g>
          <draw:custom-shape draw:style-name="gr4" draw:text-style-name="P2" draw:layer="layout" svg:width="1cm" svg:height="1cm" svg:x="4cm" svg:y="3.1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cm" svg:y="3.2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1cm" svg:y="3.1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1cm" svg:y="3.2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0.9cm" svg:height="0.9cm" svg:x="2cm" svg:y="6.2cm">
          <text:p/>
          <draw:enhanced-geometry svg:viewBox="0 0 21600 21600" draw:type="rectangle" draw:enhanced-path="M 0 0 L 21600 0 21600 21600 0 21600 0 0 Z N"/>
        </draw:custom-shape>
        <draw:custom-shape draw:style-name="gr3" draw:text-style-name="P2" draw:layer="layout" svg:width="0.9cm" svg:height="0.9cm" svg:x="2cm" svg:y="7.3cm">
          <text:p/>
          <draw:enhanced-geometry svg:viewBox="0 0 21600 21600" draw:type="rectangle" draw:enhanced-path="M 0 0 L 21600 0 21600 21600 0 21600 0 0 Z N"/>
        </draw:custom-shape>
        <draw:custom-shape draw:style-name="gr3" draw:text-style-name="P2" draw:layer="layout" svg:width="0.9cm" svg:height="0.9cm" svg:x="3.1cm" svg:y="6.2cm">
          <text:p/>
          <draw:enhanced-geometry svg:viewBox="0 0 21600 21600" draw:type="rectangle" draw:enhanced-path="M 0 0 L 21600 0 21600 21600 0 21600 0 0 Z N"/>
        </draw:custom-shape>
        <draw:custom-shape draw:style-name="gr3" draw:text-style-name="P2" draw:layer="layout" svg:width="0.9cm" svg:height="0.9cm" svg:x="3.1cm" svg:y="7.3cm">
          <text:p/>
          <draw:enhanced-geometry svg:viewBox="0 0 21600 21600" draw:type="rectangle" draw:enhanced-path="M 0 0 L 21600 0 21600 21600 0 21600 0 0 Z N"/>
        </draw:custom-shape>
        <draw:line draw:style-name="gr1" draw:text-style-name="P1" draw:layer="layout" svg:x1="7.7cm" svg:y1="10.2cm" svg:x2="7.7cm" svg:y2="8.999cm">
          <text:p/>
        </draw:line>
        <draw:line draw:style-name="gr1" draw:text-style-name="P1" draw:layer="layout" svg:x1="7.999cm" svg:y1="8.999cm" svg:x2="7.7cm" svg:y2="8.999cm">
          <text:p/>
        </draw:line>
        <draw:line draw:style-name="gr1" draw:text-style-name="P1" draw:layer="layout" svg:x1="7.999cm" svg:y1="8.999cm" svg:x2="7.999cm" svg:y2="7.8cm">
          <text:p/>
        </draw:line>
        <draw:line draw:style-name="gr1" draw:text-style-name="P1" draw:layer="layout" svg:x1="7.999cm" svg:y1="7.8cm" svg:x2="7.7cm" svg:y2="7.8cm">
          <text:p/>
        </draw:line>
        <draw:line draw:style-name="gr1" draw:text-style-name="P1" draw:layer="layout" svg:x1="7.7cm" svg:y1="7.8cm" svg:x2="7.7cm" svg:y2="6.6cm">
          <text:p/>
        </draw:line>
        <draw:line draw:style-name="gr1" draw:text-style-name="P1" draw:layer="layout" svg:x1="7.999cm" svg:y1="6.6cm" svg:x2="7.7cm" svg:y2="6.6cm">
          <text:p/>
        </draw:line>
        <draw:line draw:style-name="gr1" draw:text-style-name="P1" draw:layer="layout" svg:x1="7.999cm" svg:y1="6.6cm" svg:x2="7.999cm" svg:y2="5.399cm">
          <text:p/>
        </draw:line>
        <draw:line draw:style-name="gr1" draw:text-style-name="P1" draw:layer="layout" svg:x1="7.999cm" svg:y1="5.399cm" svg:x2="7.7cm" svg:y2="5.399cm">
          <text:p/>
        </draw:line>
        <draw:line draw:style-name="gr1" draw:text-style-name="P1" draw:layer="layout" svg:x1="7.7cm" svg:y1="5.399cm" svg:x2="7.7cm" svg:y2="4.2cm">
          <text:p/>
        </draw:line>
        <draw:line draw:style-name="gr2" draw:text-style-name="P2" draw:layer="layout" svg:x1="7.7cm" svg:y1="4.2cm" svg:x2="8cm" svg:y2="4.2cm">
          <text:p/>
        </draw:line>
        <draw:line draw:style-name="gr1" draw:text-style-name="P1" draw:layer="layout" svg:x1="14.701cm" svg:y1="10.2cm" svg:x2="14.701cm" svg:y2="9.001cm">
          <text:p/>
        </draw:line>
        <draw:line draw:style-name="gr1" draw:text-style-name="P1" draw:layer="layout" svg:x1="15cm" svg:y1="9.001cm" svg:x2="14.701cm" svg:y2="9.001cm">
          <text:p/>
        </draw:line>
        <draw:line draw:style-name="gr1" draw:text-style-name="P1" draw:layer="layout" svg:x1="15cm" svg:y1="9.001cm" svg:x2="15cm" svg:y2="7.8cm">
          <text:p/>
        </draw:line>
        <draw:line draw:style-name="gr1" draw:text-style-name="P1" draw:layer="layout" svg:x1="15cm" svg:y1="7.8cm" svg:x2="14.701cm" svg:y2="7.8cm">
          <text:p/>
        </draw:line>
        <draw:line draw:style-name="gr1" draw:text-style-name="P1" draw:layer="layout" svg:x1="14.701cm" svg:y1="7.8cm" svg:x2="14.701cm" svg:y2="6.601cm">
          <text:p/>
        </draw:line>
        <draw:line draw:style-name="gr1" draw:text-style-name="P1" draw:layer="layout" svg:x1="15cm" svg:y1="6.601cm" svg:x2="14.701cm" svg:y2="6.601cm">
          <text:p/>
        </draw:line>
        <draw:line draw:style-name="gr1" draw:text-style-name="P1" draw:layer="layout" svg:x1="15cm" svg:y1="6.601cm" svg:x2="15cm" svg:y2="5.4cm">
          <text:p/>
        </draw:line>
        <draw:line draw:style-name="gr1" draw:text-style-name="P1" draw:layer="layout" svg:x1="15cm" svg:y1="5.4cm" svg:x2="14.701cm" svg:y2="5.4cm">
          <text:p/>
        </draw:line>
        <draw:line draw:style-name="gr1" draw:text-style-name="P1" draw:layer="layout" svg:x1="14.701cm" svg:y1="5.4cm" svg:x2="14.701cm" svg:y2="4.2cm">
          <text:p/>
        </draw:line>
        <draw:line draw:style-name="gr1" draw:text-style-name="P1" draw:layer="layout" svg:x1="8.001cm" svg:y1="10.2cm" svg:x2="9.001cm" svg:y2="10.2cm">
          <text:p/>
        </draw:line>
        <draw:line draw:style-name="gr1" draw:text-style-name="P1" draw:layer="layout" svg:x1="9.001cm" svg:y1="9.899cm" svg:x2="9.001cm" svg:y2="10.2cm">
          <text:p/>
        </draw:line>
        <draw:line draw:style-name="gr1" draw:text-style-name="P1" draw:layer="layout" svg:x1="9.001cm" svg:y1="9.899cm" svg:x2="10cm" svg:y2="9.899cm">
          <text:p/>
        </draw:line>
        <draw:line draw:style-name="gr1" draw:text-style-name="P1" draw:layer="layout" svg:x1="11.001cm" svg:y1="9.899cm" svg:x2="12cm" svg:y2="9.899cm">
          <text:p/>
        </draw:line>
        <draw:line draw:style-name="gr1" draw:text-style-name="P1" draw:layer="layout" svg:x1="13cm" svg:y1="9.899cm" svg:x2="14.001cm" svg:y2="9.899cm">
          <text:p/>
        </draw:line>
        <draw:line draw:style-name="gr1" draw:text-style-name="P1" draw:layer="layout" svg:x1="14.001cm" svg:y1="9.899cm" svg:x2="14.001cm" svg:y2="10.2cm">
          <text:p/>
        </draw:line>
        <draw:line draw:style-name="gr1" draw:text-style-name="P1" draw:layer="layout" svg:x1="14.001cm" svg:y1="10.2cm" svg:x2="14.7cm" svg:y2="10.2cm">
          <text:p/>
        </draw:line>
        <draw:g>
          <draw:line draw:style-name="gr2" draw:text-style-name="P2" draw:layer="layout" svg:x1="8cm" svg:y1="4.2cm" svg:x2="11.5cm" svg:y2="1.2cm">
            <text:p/>
          </draw:line>
          <draw:line draw:style-name="gr2" draw:text-style-name="P2" draw:layer="layout" svg:x1="15cm" svg:y1="4.2cm" svg:x2="11.5cm" svg:y2="1.2cm">
            <text:p/>
          </draw:line>
        </draw:g>
        <draw:line draw:style-name="gr2" draw:text-style-name="P2" draw:layer="layout" svg:x1="14.7cm" svg:y1="4.2cm" svg:x2="15cm" svg:y2="4.2cm">
          <text:p/>
        </draw:line>
        <draw:line draw:style-name="gr1" draw:text-style-name="P1" draw:layer="layout" svg:x1="8.001cm" svg:y1="10.2cm" svg:x2="8.001cm" svg:y2="8.999cm">
          <text:p/>
        </draw:line>
        <draw:line draw:style-name="gr1" draw:text-style-name="P1" draw:layer="layout" svg:x1="8.3cm" svg:y1="8.999cm" svg:x2="8.001cm" svg:y2="8.999cm">
          <text:p/>
        </draw:line>
        <draw:line draw:style-name="gr1" draw:text-style-name="P1" draw:layer="layout" svg:x1="8.3cm" svg:y1="8.999cm" svg:x2="8.3cm" svg:y2="7.8cm">
          <text:p/>
        </draw:line>
        <draw:line draw:style-name="gr1" draw:text-style-name="P1" draw:layer="layout" svg:x1="8.3cm" svg:y1="7.8cm" svg:x2="8.001cm" svg:y2="7.8cm">
          <text:p/>
        </draw:line>
        <draw:line draw:style-name="gr1" draw:text-style-name="P1" draw:layer="layout" svg:x1="8.001cm" svg:y1="7.8cm" svg:x2="8.001cm" svg:y2="6.599cm">
          <text:p/>
        </draw:line>
        <draw:line draw:style-name="gr1" draw:text-style-name="P1" draw:layer="layout" svg:x1="8.3cm" svg:y1="6.599cm" svg:x2="8.001cm" svg:y2="6.599cm">
          <text:p/>
        </draw:line>
        <draw:line draw:style-name="gr1" draw:text-style-name="P1" draw:layer="layout" svg:x1="8.3cm" svg:y1="6.599cm" svg:x2="8.3cm" svg:y2="5.4cm">
          <text:p/>
        </draw:line>
        <draw:line draw:style-name="gr1" draw:text-style-name="P1" draw:layer="layout" svg:x1="8.3cm" svg:y1="5.4cm" svg:x2="8.001cm" svg:y2="5.4cm">
          <text:p/>
        </draw:line>
        <draw:line draw:style-name="gr1" draw:text-style-name="P1" draw:layer="layout" svg:x1="8.001cm" svg:y1="5.4cm" svg:x2="8.001cm" svg:y2="4.2cm">
          <text:p/>
        </draw:line>
        <draw:g>
          <draw:custom-shape draw:style-name="gr4" draw:text-style-name="P2" draw:layer="layout" svg:width="1cm" svg:height="1cm" svg:x="11cm" svg:y="3.1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1cm" svg:y="3.2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1.1cm" svg:y="3.1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1.1cm" svg:y="3.2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9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9cm" svg:y="6.2cm">
          <text:p/>
          <draw:enhanced-geometry svg:viewBox="0 0 21600 21600" draw:type="rectangle" draw:enhanced-path="M 0 0 L 21600 0 21600 21600 0 21600 0 0 Z N"/>
        </draw:custom-shape>
        <draw:custom-shape draw:style-name="gr3" draw:text-style-name="P2" draw:layer="layout" svg:width="0.9cm" svg:height="1cm" svg:x="10.1cm" svg:y="6.2cm">
          <text:p/>
          <draw:enhanced-geometry svg:viewBox="0 0 21600 21600" draw:type="rectangle" draw:enhanced-path="M 0 0 L 21600 0 21600 21600 0 21600 0 0 Z N"/>
        </draw:custom-shape>
        <draw:custom-shape draw:style-name="gr3" draw:text-style-name="P2" draw:layer="layout" svg:width="0.9cm" svg:height="1cm" svg:x="12cm" svg:y="6.2cm">
          <text:p/>
          <draw:enhanced-geometry svg:viewBox="0 0 21600 21600" draw:type="rectangle" draw:enhanced-path="M 0 0 L 21600 0 21600 21600 0 21600 0 0 Z N"/>
        </draw:custom-shape>
        <draw:custom-shape draw:style-name="gr3" draw:text-style-name="P2" draw:layer="layout" svg:width="0.9cm" svg:height="1cm" svg:x="13.1cm" svg:y="6.2cm">
          <text:p/>
          <draw:enhanced-geometry svg:viewBox="0 0 21600 21600" draw:type="rectangle" draw:enhanced-path="M 0 0 L 21600 0 21600 21600 0 21600 0 0 Z N"/>
        </draw:custom-shape>
        <draw:g>
          <draw:line draw:style-name="gr2" draw:text-style-name="P2" draw:layer="layout" svg:x1="1cm" svg:y1="34cm" svg:x2="1cm" svg:y2="23cm">
            <text:p/>
          </draw:line>
          <draw:line draw:style-name="gr2" draw:text-style-name="P2" draw:layer="layout" svg:x1="1cm" svg:y1="23cm" svg:x2="12cm" svg:y2="23cm">
            <text:p/>
          </draw:line>
          <draw:line draw:style-name="gr2" draw:text-style-name="P2" draw:layer="layout" svg:x1="1cm" svg:y1="34cm" svg:x2="12cm" svg:y2="34cm">
            <text:p/>
          </draw:line>
          <draw:line draw:style-name="gr2" draw:text-style-name="P2" draw:layer="layout" svg:x1="12cm" svg:y1="34cm" svg:x2="12cm" svg:y2="23cm">
            <text:p/>
          </draw:line>
          <draw:line draw:style-name="gr2" draw:text-style-name="P2" draw:layer="layout" svg:x1="1cm" svg:y1="28.3cm" svg:x2="2cm" svg:y2="28.3cm">
            <text:p/>
          </draw:line>
          <draw:line draw:style-name="gr2" draw:text-style-name="P2" draw:layer="layout" svg:x1="2cm" svg:y1="28.7cm" svg:x2="3cm" svg:y2="28.7cm">
            <text:p/>
          </draw:line>
          <draw:line draw:style-name="gr2" draw:text-style-name="P2" draw:layer="layout" svg:x1="2cm" svg:y1="28.7cm" svg:x2="2cm" svg:y2="28.3cm">
            <text:p/>
          </draw:line>
          <draw:line draw:style-name="gr2" draw:text-style-name="P2" draw:layer="layout" svg:x1="3cm" svg:y1="28.7cm" svg:x2="3cm" svg:y2="28.3cm">
            <text:p/>
          </draw:line>
          <draw:line draw:style-name="gr2" draw:text-style-name="P2" draw:layer="layout" svg:x1="3cm" svg:y1="28.3cm" svg:x2="4cm" svg:y2="28.3cm">
            <text:p/>
          </draw:line>
          <draw:line draw:style-name="gr2" draw:text-style-name="P2" draw:layer="layout" svg:x1="4cm" svg:y1="28.7cm" svg:x2="5cm" svg:y2="28.7cm">
            <text:p/>
          </draw:line>
          <draw:line draw:style-name="gr2" draw:text-style-name="P2" draw:layer="layout" svg:x1="4cm" svg:y1="28.7cm" svg:x2="4cm" svg:y2="28.3cm">
            <text:p/>
          </draw:line>
          <draw:line draw:style-name="gr2" draw:text-style-name="P2" draw:layer="layout" svg:x1="5cm" svg:y1="28.7cm" svg:x2="5cm" svg:y2="28.3cm">
            <text:p/>
          </draw:line>
          <draw:line draw:style-name="gr2" draw:text-style-name="P2" draw:layer="layout" svg:x1="5cm" svg:y1="28.3cm" svg:x2="6cm" svg:y2="28.3cm">
            <text:p/>
          </draw:line>
          <draw:line draw:style-name="gr2" draw:text-style-name="P2" draw:layer="layout" svg:x1="6cm" svg:y1="28.7cm" svg:x2="7cm" svg:y2="28.7cm">
            <text:p/>
          </draw:line>
          <draw:line draw:style-name="gr2" draw:text-style-name="P2" draw:layer="layout" svg:x1="6cm" svg:y1="28.7cm" svg:x2="6cm" svg:y2="28.3cm">
            <text:p/>
          </draw:line>
          <draw:line draw:style-name="gr2" draw:text-style-name="P2" draw:layer="layout" svg:x1="7cm" svg:y1="28.7cm" svg:x2="7cm" svg:y2="28.3cm">
            <text:p/>
          </draw:line>
          <draw:line draw:style-name="gr2" draw:text-style-name="P2" draw:layer="layout" svg:x1="7cm" svg:y1="28.3cm" svg:x2="8cm" svg:y2="28.3cm">
            <text:p/>
          </draw:line>
          <draw:line draw:style-name="gr2" draw:text-style-name="P2" draw:layer="layout" svg:x1="8cm" svg:y1="28.7cm" svg:x2="9cm" svg:y2="28.7cm">
            <text:p/>
          </draw:line>
          <draw:line draw:style-name="gr2" draw:text-style-name="P2" draw:layer="layout" svg:x1="8cm" svg:y1="28.7cm" svg:x2="8cm" svg:y2="28.3cm">
            <text:p/>
          </draw:line>
          <draw:line draw:style-name="gr2" draw:text-style-name="P2" draw:layer="layout" svg:x1="9cm" svg:y1="28.7cm" svg:x2="9cm" svg:y2="28.3cm">
            <text:p/>
          </draw:line>
          <draw:line draw:style-name="gr2" draw:text-style-name="P2" draw:layer="layout" svg:x1="9cm" svg:y1="28.3cm" svg:x2="10cm" svg:y2="28.3cm">
            <text:p/>
          </draw:line>
          <draw:line draw:style-name="gr2" draw:text-style-name="P2" draw:layer="layout" svg:x1="10cm" svg:y1="28.7cm" svg:x2="11cm" svg:y2="28.7cm">
            <text:p/>
          </draw:line>
          <draw:line draw:style-name="gr2" draw:text-style-name="P2" draw:layer="layout" svg:x1="10cm" svg:y1="28.7cm" svg:x2="10cm" svg:y2="28.3cm">
            <text:p/>
          </draw:line>
          <draw:line draw:style-name="gr2" draw:text-style-name="P2" draw:layer="layout" svg:x1="11cm" svg:y1="28.7cm" svg:x2="11cm" svg:y2="28.3cm">
            <text:p/>
          </draw:line>
          <draw:line draw:style-name="gr2" draw:text-style-name="P2" draw:layer="layout" svg:x1="11cm" svg:y1="28.3cm" svg:x2="12cm" svg:y2="28.3cm">
            <text:p/>
          </draw:line>
        </draw:g>
        <draw:custom-shape draw:style-name="gr3" draw:text-style-name="P2" draw:layer="layout" svg:width="0.3cm" svg:height="1cm" svg:x="11.1cm" svg:y="26cm">
          <text:p/>
          <draw:enhanced-geometry svg:viewBox="0 0 21600 21600" draw:type="rectangle" draw:enhanced-path="M 0 0 L 21600 0 21600 21600 0 21600 0 0 Z N"/>
        </draw:custom-shape>
        <draw:custom-shape draw:style-name="gr3" draw:text-style-name="P2" draw:layer="layout" svg:width="0.3cm" svg:height="1cm" svg:x="11.1cm" svg:y="30cm">
          <text:p/>
          <draw:enhanced-geometry svg:viewBox="0 0 21600 21600" draw:type="rectangle" draw:enhanced-path="M 0 0 L 21600 0 21600 21600 0 21600 0 0 Z N"/>
        </draw:custom-shape>
        <draw:custom-shape draw:style-name="gr3" draw:text-style-name="P2" draw:layer="layout" svg:width="0.3cm" svg:height="1cm" svg:x="1.7cm" svg:y="26cm">
          <text:p/>
          <draw:enhanced-geometry svg:viewBox="0 0 21600 21600" draw:type="rectangle" draw:enhanced-path="M 0 0 L 21600 0 21600 21600 0 21600 0 0 Z N"/>
        </draw:custom-shape>
        <draw:custom-shape draw:style-name="gr3" draw:text-style-name="P2" draw:layer="layout" svg:width="0.3cm" svg:height="1cm" svg:x="1.7cm" svg:y="30cm">
          <text:p/>
          <draw:enhanced-geometry svg:viewBox="0 0 21600 21600" draw:type="rectangle" draw:enhanced-path="M 0 0 L 21600 0 21600 21600 0 21600 0 0 Z N"/>
        </draw:custom-shape>
        <draw:g>
          <draw:line draw:style-name="gr1" draw:text-style-name="P1" draw:layer="layout" svg:x1="11.001cm" svg:y1="22.7cm" svg:x2="11.001cm" svg:y2="21.499cm">
            <text:p/>
          </draw:line>
          <draw:line draw:style-name="gr1" draw:text-style-name="P1" draw:layer="layout" svg:x1="11.3cm" svg:y1="21.499cm" svg:x2="11.001cm" svg:y2="21.499cm">
            <text:p/>
          </draw:line>
          <draw:line draw:style-name="gr1" draw:text-style-name="P1" draw:layer="layout" svg:x1="11.3cm" svg:y1="21.499cm" svg:x2="11.3cm" svg:y2="20.3cm">
            <text:p/>
          </draw:line>
          <draw:line draw:style-name="gr1" draw:text-style-name="P1" draw:layer="layout" svg:x1="11.3cm" svg:y1="20.3cm" svg:x2="11.001cm" svg:y2="20.3cm">
            <text:p/>
          </draw:line>
          <draw:line draw:style-name="gr1" draw:text-style-name="P1" draw:layer="layout" svg:x1="11.001cm" svg:y1="20.3cm" svg:x2="11.001cm" svg:y2="19.099cm">
            <text:p/>
          </draw:line>
          <draw:line draw:style-name="gr1" draw:text-style-name="P1" draw:layer="layout" svg:x1="11.3cm" svg:y1="19.099cm" svg:x2="11.001cm" svg:y2="19.099cm">
            <text:p/>
          </draw:line>
          <draw:line draw:style-name="gr1" draw:text-style-name="P1" draw:layer="layout" svg:x1="11.3cm" svg:y1="19.099cm" svg:x2="11.3cm" svg:y2="17.9cm">
            <text:p/>
          </draw:line>
          <draw:line draw:style-name="gr1" draw:text-style-name="P1" draw:layer="layout" svg:x1="11.3cm" svg:y1="17.9cm" svg:x2="11.001cm" svg:y2="17.9cm">
            <text:p/>
          </draw:line>
          <draw:line draw:style-name="gr1" draw:text-style-name="P1" draw:layer="layout" svg:x1="11.001cm" svg:y1="17.9cm" svg:x2="11.001cm" svg:y2="16.7cm">
            <text:p/>
          </draw:line>
          <draw:line draw:style-name="gr1" draw:text-style-name="P1" draw:layer="layout" svg:x1="1cm" svg:y1="22.7cm" svg:x2="2.41cm" svg:y2="22.7cm">
            <text:p/>
          </draw:line>
          <draw:line draw:style-name="gr1" draw:text-style-name="P1" draw:layer="layout" svg:x1="2.41cm" svg:y1="22.399cm" svg:x2="2.41cm" svg:y2="22.7cm">
            <text:p/>
          </draw:line>
          <draw:line draw:style-name="gr1" draw:text-style-name="P1" draw:layer="layout" svg:x1="2.41cm" svg:y1="22.399cm" svg:x2="3.522cm" svg:y2="22.399cm">
            <text:p/>
          </draw:line>
          <draw:line draw:style-name="gr1" draw:text-style-name="P1" draw:layer="layout" svg:x1="3.522cm" svg:y1="22.399cm" svg:x2="3.522cm" svg:y2="22.7cm">
            <text:p/>
          </draw:line>
          <draw:line draw:style-name="gr1" draw:text-style-name="P1" draw:layer="layout" svg:x1="3.522cm" svg:y1="22.7cm" svg:x2="4.633cm" svg:y2="22.7cm">
            <text:p/>
          </draw:line>
          <draw:line draw:style-name="gr1" draw:text-style-name="P1" draw:layer="layout" svg:x1="4.633cm" svg:y1="22.399cm" svg:x2="4.633cm" svg:y2="22.7cm">
            <text:p/>
          </draw:line>
          <draw:line draw:style-name="gr1" draw:text-style-name="P1" draw:layer="layout" svg:x1="4.633cm" svg:y1="22.399cm" svg:x2="5.744cm" svg:y2="22.399cm">
            <text:p/>
          </draw:line>
          <draw:line draw:style-name="gr1" draw:text-style-name="P1" draw:layer="layout" svg:x1="5.744cm" svg:y1="22.399cm" svg:x2="5.744cm" svg:y2="22.7cm">
            <text:p/>
          </draw:line>
          <draw:line draw:style-name="gr1" draw:text-style-name="P1" draw:layer="layout" svg:x1="5.744cm" svg:y1="22.7cm" svg:x2="6.855cm" svg:y2="22.7cm">
            <text:p/>
          </draw:line>
          <draw:line draw:style-name="gr1" draw:text-style-name="P1" draw:layer="layout" svg:x1="6.855cm" svg:y1="22.399cm" svg:x2="6.855cm" svg:y2="22.7cm">
            <text:p/>
          </draw:line>
          <draw:line draw:style-name="gr1" draw:text-style-name="P1" draw:layer="layout" svg:x1="6.855cm" svg:y1="22.399cm" svg:x2="7.966cm" svg:y2="22.399cm">
            <text:p/>
          </draw:line>
          <draw:line draw:style-name="gr1" draw:text-style-name="P1" draw:layer="layout" svg:x1="7.966cm" svg:y1="22.399cm" svg:x2="7.966cm" svg:y2="22.7cm">
            <text:p/>
          </draw:line>
          <draw:line draw:style-name="gr1" draw:text-style-name="P1" draw:layer="layout" svg:x1="7.966cm" svg:y1="22.7cm" svg:x2="9.077cm" svg:y2="22.7cm">
            <text:p/>
          </draw:line>
          <draw:line draw:style-name="gr1" draw:text-style-name="P1" draw:layer="layout" svg:x1="9.077cm" svg:y1="22.399cm" svg:x2="9.077cm" svg:y2="22.7cm">
            <text:p/>
          </draw:line>
          <draw:line draw:style-name="gr1" draw:text-style-name="P1" draw:layer="layout" svg:x1="9.077cm" svg:y1="22.399cm" svg:x2="10.189cm" svg:y2="22.399cm">
            <text:p/>
          </draw:line>
          <draw:line draw:style-name="gr1" draw:text-style-name="P1" draw:layer="layout" svg:x1="10.189cm" svg:y1="22.399cm" svg:x2="10.189cm" svg:y2="22.7cm">
            <text:p/>
          </draw:line>
          <draw:line draw:style-name="gr1" draw:text-style-name="P1" draw:layer="layout" svg:x1="10.189cm" svg:y1="22.7cm" svg:x2="11cm" svg:y2="22.7cm">
            <text:p/>
          </draw:line>
          <draw:line draw:style-name="gr1" draw:text-style-name="P1" draw:layer="layout" svg:x1="1cm" svg:y1="22.7cm" svg:x2="1cm" svg:y2="21.499cm">
            <text:p/>
          </draw:line>
          <draw:line draw:style-name="gr1" draw:text-style-name="P1" draw:layer="layout" svg:x1="1.299cm" svg:y1="21.499cm" svg:x2="1cm" svg:y2="21.499cm">
            <text:p/>
          </draw:line>
          <draw:line draw:style-name="gr1" draw:text-style-name="P1" draw:layer="layout" svg:x1="1.299cm" svg:y1="21.499cm" svg:x2="1.299cm" svg:y2="20.3cm">
            <text:p/>
          </draw:line>
          <draw:line draw:style-name="gr1" draw:text-style-name="P1" draw:layer="layout" svg:x1="1.299cm" svg:y1="20.3cm" svg:x2="1cm" svg:y2="20.3cm">
            <text:p/>
          </draw:line>
          <draw:line draw:style-name="gr1" draw:text-style-name="P1" draw:layer="layout" svg:x1="1cm" svg:y1="20.3cm" svg:x2="1cm" svg:y2="19.1cm">
            <text:p/>
          </draw:line>
          <draw:line draw:style-name="gr1" draw:text-style-name="P1" draw:layer="layout" svg:x1="1.299cm" svg:y1="19.1cm" svg:x2="1cm" svg:y2="19.1cm">
            <text:p/>
          </draw:line>
          <draw:line draw:style-name="gr1" draw:text-style-name="P1" draw:layer="layout" svg:x1="1.299cm" svg:y1="19.1cm" svg:x2="1.299cm" svg:y2="17.899cm">
            <text:p/>
          </draw:line>
          <draw:line draw:style-name="gr1" draw:text-style-name="P1" draw:layer="layout" svg:x1="1.299cm" svg:y1="17.899cm" svg:x2="1cm" svg:y2="17.899cm">
            <text:p/>
          </draw:line>
          <draw:line draw:style-name="gr1" draw:text-style-name="P1" draw:layer="layout" svg:x1="1cm" svg:y1="17.899cm" svg:x2="1cm" svg:y2="16.7cm">
            <text:p/>
          </draw:line>
          <draw:line draw:style-name="gr2" draw:text-style-name="P2" draw:layer="layout" svg:x1="1cm" svg:y1="16.7cm" svg:x2="11cm" svg:y2="16.7cm">
            <text:p/>
          </draw:line>
          <draw:custom-shape draw:style-name="gr3" draw:text-style-name="P2" draw:layer="layout" svg:width="0.9cm" svg:height="0.9cm" svg:x="2.3cm" svg:y="18.7cm">
            <text:p/>
            <draw:enhanced-geometry svg:viewBox="0 0 21600 21600" draw:type="rectangle" draw:enhanced-path="M 0 0 L 21600 0 21600 21600 0 21600 0 0 Z N"/>
          </draw:custom-shape>
          <draw:custom-shape draw:style-name="gr3" draw:text-style-name="P2" draw:layer="layout" svg:width="0.9cm" svg:height="0.9cm" svg:x="2.3cm" svg:y="19.8cm">
            <text:p/>
            <draw:enhanced-geometry svg:viewBox="0 0 21600 21600" draw:type="rectangle" draw:enhanced-path="M 0 0 L 21600 0 21600 21600 0 21600 0 0 Z N"/>
          </draw:custom-shape>
          <draw:custom-shape draw:style-name="gr3" draw:text-style-name="P2" draw:layer="layout" svg:width="0.9cm" svg:height="0.9cm" svg:x="3.4cm" svg:y="18.7cm">
            <text:p/>
            <draw:enhanced-geometry svg:viewBox="0 0 21600 21600" draw:type="rectangle" draw:enhanced-path="M 0 0 L 21600 0 21600 21600 0 21600 0 0 Z N"/>
          </draw:custom-shape>
          <draw:custom-shape draw:style-name="gr3" draw:text-style-name="P2" draw:layer="layout" svg:width="0.9cm" svg:height="0.9cm" svg:x="3.4cm" svg:y="19.8cm">
            <text:p/>
            <draw:enhanced-geometry svg:viewBox="0 0 21600 21600" draw:type="rectangle" draw:enhanced-path="M 0 0 L 21600 0 21600 21600 0 21600 0 0 Z N"/>
          </draw:custom-shape>
          <draw:custom-shape draw:style-name="gr3" draw:text-style-name="P2" draw:layer="layout" svg:width="0.9cm" svg:height="0.9cm" svg:x="8.1cm" svg:y="18.7cm">
            <text:p/>
            <draw:enhanced-geometry svg:viewBox="0 0 21600 21600" draw:type="rectangle" draw:enhanced-path="M 0 0 L 21600 0 21600 21600 0 21600 0 0 Z N"/>
          </draw:custom-shape>
          <draw:custom-shape draw:style-name="gr3" draw:text-style-name="P2" draw:layer="layout" svg:width="0.9cm" svg:height="0.9cm" svg:x="8.1cm" svg:y="19.8cm">
            <text:p/>
            <draw:enhanced-geometry svg:viewBox="0 0 21600 21600" draw:type="rectangle" draw:enhanced-path="M 0 0 L 21600 0 21600 21600 0 21600 0 0 Z N"/>
          </draw:custom-shape>
          <draw:custom-shape draw:style-name="gr3" draw:text-style-name="P2" draw:layer="layout" svg:width="0.9cm" svg:height="0.9cm" svg:x="9.2cm" svg:y="18.7cm">
            <text:p/>
            <draw:enhanced-geometry svg:viewBox="0 0 21600 21600" draw:type="rectangle" draw:enhanced-path="M 0 0 L 21600 0 21600 21600 0 21600 0 0 Z N"/>
          </draw:custom-shape>
          <draw:custom-shape draw:style-name="gr3" draw:text-style-name="P2" draw:layer="layout" svg:width="0.9cm" svg:height="0.9cm" svg:x="9.2cm" svg:y="19.8cm">
            <text:p/>
            <draw:enhanced-geometry svg:viewBox="0 0 21600 21600" draw:type="rectangle" draw:enhanced-path="M 0 0 L 21600 0 21600 21600 0 21600 0 0 Z N"/>
          </draw:custom-shape>
          <draw:custom-shape draw:style-name="gr3" draw:text-style-name="P2" draw:layer="layout" svg:width="0.9cm" svg:height="0.9cm" svg:x="5.1cm" svg:y="18.7cm">
            <text:p/>
            <draw:enhanced-geometry svg:viewBox="0 0 21600 21600" draw:type="rectangle" draw:enhanced-path="M 0 0 L 21600 0 21600 21600 0 21600 0 0 Z N"/>
          </draw:custom-shape>
          <draw:custom-shape draw:style-name="gr3" draw:text-style-name="P2" draw:layer="layout" svg:width="0.9cm" svg:height="0.9cm" svg:x="5.1cm" svg:y="19.8cm">
            <text:p/>
            <draw:enhanced-geometry svg:viewBox="0 0 21600 21600" draw:type="rectangle" draw:enhanced-path="M 0 0 L 21600 0 21600 21600 0 21600 0 0 Z N"/>
          </draw:custom-shape>
          <draw:custom-shape draw:style-name="gr3" draw:text-style-name="P2" draw:layer="layout" svg:width="0.9cm" svg:height="0.9cm" svg:x="6.2cm" svg:y="18.7cm">
            <text:p/>
            <draw:enhanced-geometry svg:viewBox="0 0 21600 21600" draw:type="rectangle" draw:enhanced-path="M 0 0 L 21600 0 21600 21600 0 21600 0 0 Z N"/>
          </draw:custom-shape>
          <draw:custom-shape draw:style-name="gr3" draw:text-style-name="P2" draw:layer="layout" svg:width="0.9cm" svg:height="0.9cm" svg:x="6.2cm" svg:y="19.8cm">
            <text:p/>
            <draw:enhanced-geometry svg:viewBox="0 0 21600 21600" draw:type="rectangle" draw:enhanced-path="M 0 0 L 21600 0 21600 21600 0 21600 0 0 Z N"/>
          </draw:custom-shape>
        </draw:g>
        <draw:g>
          <draw:line draw:style-name="gr1" draw:text-style-name="P1" draw:layer="layout" svg:x1="11.001cm" svg:y1="16.4cm" svg:x2="11.001cm" svg:y2="15.199cm">
            <text:p/>
          </draw:line>
          <draw:line draw:style-name="gr1" draw:text-style-name="P1" draw:layer="layout" svg:x1="11.3cm" svg:y1="15.199cm" svg:x2="11.001cm" svg:y2="15.199cm">
            <text:p/>
          </draw:line>
          <draw:line draw:style-name="gr1" draw:text-style-name="P1" draw:layer="layout" svg:x1="11.3cm" svg:y1="15.199cm" svg:x2="11.3cm" svg:y2="14cm">
            <text:p/>
          </draw:line>
          <draw:line draw:style-name="gr1" draw:text-style-name="P1" draw:layer="layout" svg:x1="11.3cm" svg:y1="14cm" svg:x2="11.001cm" svg:y2="14cm">
            <text:p/>
          </draw:line>
          <draw:line draw:style-name="gr1" draw:text-style-name="P1" draw:layer="layout" svg:x1="11.001cm" svg:y1="14cm" svg:x2="11.001cm" svg:y2="12.799cm">
            <text:p/>
          </draw:line>
          <draw:line draw:style-name="gr1" draw:text-style-name="P1" draw:layer="layout" svg:x1="11.3cm" svg:y1="12.799cm" svg:x2="11.001cm" svg:y2="12.799cm">
            <text:p/>
          </draw:line>
          <draw:line draw:style-name="gr1" draw:text-style-name="P1" draw:layer="layout" svg:x1="11.3cm" svg:y1="12.799cm" svg:x2="11.3cm" svg:y2="11.6cm">
            <text:p/>
          </draw:line>
          <draw:line draw:style-name="gr1" draw:text-style-name="P1" draw:layer="layout" svg:x1="11.3cm" svg:y1="11.6cm" svg:x2="11.001cm" svg:y2="11.6cm">
            <text:p/>
          </draw:line>
          <draw:line draw:style-name="gr1" draw:text-style-name="P1" draw:layer="layout" svg:x1="11.001cm" svg:y1="11.6cm" svg:x2="11.001cm" svg:y2="10.4cm">
            <text:p/>
          </draw:line>
          <draw:line draw:style-name="gr1" draw:text-style-name="P1" draw:layer="layout" svg:x1="1cm" svg:y1="16.4cm" svg:x2="2.41cm" svg:y2="16.4cm">
            <text:p/>
          </draw:line>
          <draw:line draw:style-name="gr1" draw:text-style-name="P1" draw:layer="layout" svg:x1="2.41cm" svg:y1="16.099cm" svg:x2="2.41cm" svg:y2="16.4cm">
            <text:p/>
          </draw:line>
          <draw:line draw:style-name="gr1" draw:text-style-name="P1" draw:layer="layout" svg:x1="2.41cm" svg:y1="16.099cm" svg:x2="3.522cm" svg:y2="16.099cm">
            <text:p/>
          </draw:line>
          <draw:line draw:style-name="gr1" draw:text-style-name="P1" draw:layer="layout" svg:x1="3.522cm" svg:y1="16.099cm" svg:x2="3.522cm" svg:y2="16.4cm">
            <text:p/>
          </draw:line>
          <draw:line draw:style-name="gr1" draw:text-style-name="P1" draw:layer="layout" svg:x1="3.522cm" svg:y1="16.4cm" svg:x2="4.633cm" svg:y2="16.4cm">
            <text:p/>
          </draw:line>
          <draw:line draw:style-name="gr1" draw:text-style-name="P1" draw:layer="layout" svg:x1="4.633cm" svg:y1="16.099cm" svg:x2="4.633cm" svg:y2="16.4cm">
            <text:p/>
          </draw:line>
          <draw:line draw:style-name="gr1" draw:text-style-name="P1" draw:layer="layout" svg:x1="4.633cm" svg:y1="16.099cm" svg:x2="5.744cm" svg:y2="16.099cm">
            <text:p/>
          </draw:line>
          <draw:line draw:style-name="gr1" draw:text-style-name="P1" draw:layer="layout" svg:x1="5.744cm" svg:y1="16.099cm" svg:x2="5.744cm" svg:y2="16.4cm">
            <text:p/>
          </draw:line>
          <draw:line draw:style-name="gr1" draw:text-style-name="P1" draw:layer="layout" svg:x1="5.744cm" svg:y1="16.4cm" svg:x2="6.855cm" svg:y2="16.4cm">
            <text:p/>
          </draw:line>
          <draw:line draw:style-name="gr1" draw:text-style-name="P1" draw:layer="layout" svg:x1="6.855cm" svg:y1="16.099cm" svg:x2="6.855cm" svg:y2="16.4cm">
            <text:p/>
          </draw:line>
          <draw:line draw:style-name="gr1" draw:text-style-name="P1" draw:layer="layout" svg:x1="6.855cm" svg:y1="16.099cm" svg:x2="7.966cm" svg:y2="16.099cm">
            <text:p/>
          </draw:line>
          <draw:line draw:style-name="gr1" draw:text-style-name="P1" draw:layer="layout" svg:x1="7.966cm" svg:y1="16.099cm" svg:x2="7.966cm" svg:y2="16.4cm">
            <text:p/>
          </draw:line>
          <draw:line draw:style-name="gr1" draw:text-style-name="P1" draw:layer="layout" svg:x1="7.966cm" svg:y1="16.4cm" svg:x2="9.077cm" svg:y2="16.4cm">
            <text:p/>
          </draw:line>
          <draw:line draw:style-name="gr1" draw:text-style-name="P1" draw:layer="layout" svg:x1="9.077cm" svg:y1="16.099cm" svg:x2="9.077cm" svg:y2="16.4cm">
            <text:p/>
          </draw:line>
          <draw:line draw:style-name="gr1" draw:text-style-name="P1" draw:layer="layout" svg:x1="9.077cm" svg:y1="16.099cm" svg:x2="10.189cm" svg:y2="16.099cm">
            <text:p/>
          </draw:line>
          <draw:line draw:style-name="gr1" draw:text-style-name="P1" draw:layer="layout" svg:x1="10.189cm" svg:y1="16.099cm" svg:x2="10.189cm" svg:y2="16.4cm">
            <text:p/>
          </draw:line>
          <draw:line draw:style-name="gr1" draw:text-style-name="P1" draw:layer="layout" svg:x1="10.189cm" svg:y1="16.4cm" svg:x2="11cm" svg:y2="16.4cm">
            <text:p/>
          </draw:line>
          <draw:line draw:style-name="gr1" draw:text-style-name="P1" draw:layer="layout" svg:x1="1cm" svg:y1="16.4cm" svg:x2="1cm" svg:y2="15.199cm">
            <text:p/>
          </draw:line>
          <draw:line draw:style-name="gr1" draw:text-style-name="P1" draw:layer="layout" svg:x1="1.299cm" svg:y1="15.199cm" svg:x2="1cm" svg:y2="15.199cm">
            <text:p/>
          </draw:line>
          <draw:line draw:style-name="gr1" draw:text-style-name="P1" draw:layer="layout" svg:x1="1.299cm" svg:y1="15.199cm" svg:x2="1.299cm" svg:y2="14cm">
            <text:p/>
          </draw:line>
          <draw:line draw:style-name="gr1" draw:text-style-name="P1" draw:layer="layout" svg:x1="1.299cm" svg:y1="14cm" svg:x2="1cm" svg:y2="14cm">
            <text:p/>
          </draw:line>
          <draw:line draw:style-name="gr1" draw:text-style-name="P1" draw:layer="layout" svg:x1="1cm" svg:y1="14cm" svg:x2="1cm" svg:y2="12.8cm">
            <text:p/>
          </draw:line>
          <draw:line draw:style-name="gr1" draw:text-style-name="P1" draw:layer="layout" svg:x1="1.299cm" svg:y1="12.8cm" svg:x2="1cm" svg:y2="12.8cm">
            <text:p/>
          </draw:line>
          <draw:line draw:style-name="gr1" draw:text-style-name="P1" draw:layer="layout" svg:x1="1.299cm" svg:y1="12.8cm" svg:x2="1.299cm" svg:y2="11.599cm">
            <text:p/>
          </draw:line>
          <draw:line draw:style-name="gr1" draw:text-style-name="P1" draw:layer="layout" svg:x1="1.299cm" svg:y1="11.599cm" svg:x2="1cm" svg:y2="11.599cm">
            <text:p/>
          </draw:line>
          <draw:line draw:style-name="gr1" draw:text-style-name="P1" draw:layer="layout" svg:x1="1cm" svg:y1="11.599cm" svg:x2="1cm" svg:y2="10.4cm">
            <text:p/>
          </draw:line>
          <draw:line draw:style-name="gr2" draw:text-style-name="P2" draw:layer="layout" svg:x1="1cm" svg:y1="10.4cm" svg:x2="11cm" svg:y2="10.4cm">
            <text:p/>
          </draw:line>
          <draw:custom-shape draw:style-name="gr3" draw:text-style-name="P2" draw:layer="layout" svg:width="0.9cm" svg:height="0.9cm" svg:x="2.3cm" svg:y="12.4cm">
            <text:p/>
            <draw:enhanced-geometry svg:viewBox="0 0 21600 21600" draw:type="rectangle" draw:enhanced-path="M 0 0 L 21600 0 21600 21600 0 21600 0 0 Z N"/>
          </draw:custom-shape>
          <draw:custom-shape draw:style-name="gr3" draw:text-style-name="P2" draw:layer="layout" svg:width="0.9cm" svg:height="0.9cm" svg:x="2.3cm" svg:y="13.5cm">
            <text:p/>
            <draw:enhanced-geometry svg:viewBox="0 0 21600 21600" draw:type="rectangle" draw:enhanced-path="M 0 0 L 21600 0 21600 21600 0 21600 0 0 Z N"/>
          </draw:custom-shape>
          <draw:custom-shape draw:style-name="gr3" draw:text-style-name="P2" draw:layer="layout" svg:width="0.9cm" svg:height="0.9cm" svg:x="3.4cm" svg:y="12.4cm">
            <text:p/>
            <draw:enhanced-geometry svg:viewBox="0 0 21600 21600" draw:type="rectangle" draw:enhanced-path="M 0 0 L 21600 0 21600 21600 0 21600 0 0 Z N"/>
          </draw:custom-shape>
          <draw:custom-shape draw:style-name="gr3" draw:text-style-name="P2" draw:layer="layout" svg:width="0.9cm" svg:height="0.9cm" svg:x="3.4cm" svg:y="13.5cm">
            <text:p/>
            <draw:enhanced-geometry svg:viewBox="0 0 21600 21600" draw:type="rectangle" draw:enhanced-path="M 0 0 L 21600 0 21600 21600 0 21600 0 0 Z N"/>
          </draw:custom-shape>
          <draw:custom-shape draw:style-name="gr3" draw:text-style-name="P2" draw:layer="layout" svg:width="0.9cm" svg:height="0.9cm" svg:x="8.1cm" svg:y="12.4cm">
            <text:p/>
            <draw:enhanced-geometry svg:viewBox="0 0 21600 21600" draw:type="rectangle" draw:enhanced-path="M 0 0 L 21600 0 21600 21600 0 21600 0 0 Z N"/>
          </draw:custom-shape>
          <draw:custom-shape draw:style-name="gr3" draw:text-style-name="P2" draw:layer="layout" svg:width="0.9cm" svg:height="0.9cm" svg:x="8.1cm" svg:y="13.5cm">
            <text:p/>
            <draw:enhanced-geometry svg:viewBox="0 0 21600 21600" draw:type="rectangle" draw:enhanced-path="M 0 0 L 21600 0 21600 21600 0 21600 0 0 Z N"/>
          </draw:custom-shape>
          <draw:custom-shape draw:style-name="gr3" draw:text-style-name="P2" draw:layer="layout" svg:width="0.9cm" svg:height="0.9cm" svg:x="9.2cm" svg:y="12.4cm">
            <text:p/>
            <draw:enhanced-geometry svg:viewBox="0 0 21600 21600" draw:type="rectangle" draw:enhanced-path="M 0 0 L 21600 0 21600 21600 0 21600 0 0 Z N"/>
          </draw:custom-shape>
          <draw:custom-shape draw:style-name="gr3" draw:text-style-name="P2" draw:layer="layout" svg:width="0.9cm" svg:height="0.9cm" svg:x="9.2cm" svg:y="13.5cm">
            <text:p/>
            <draw:enhanced-geometry svg:viewBox="0 0 21600 21600" draw:type="rectangle" draw:enhanced-path="M 0 0 L 21600 0 21600 21600 0 21600 0 0 Z N"/>
          </draw:custom-shape>
          <draw:custom-shape draw:style-name="gr3" draw:text-style-name="P2" draw:layer="layout" svg:width="0.9cm" svg:height="0.9cm" svg:x="5.1cm" svg:y="12.4cm">
            <text:p/>
            <draw:enhanced-geometry svg:viewBox="0 0 21600 21600" draw:type="rectangle" draw:enhanced-path="M 0 0 L 21600 0 21600 21600 0 21600 0 0 Z N"/>
          </draw:custom-shape>
          <draw:custom-shape draw:style-name="gr3" draw:text-style-name="P2" draw:layer="layout" svg:width="0.9cm" svg:height="0.9cm" svg:x="5.1cm" svg:y="13.5cm">
            <text:p/>
            <draw:enhanced-geometry svg:viewBox="0 0 21600 21600" draw:type="rectangle" draw:enhanced-path="M 0 0 L 21600 0 21600 21600 0 21600 0 0 Z N"/>
          </draw:custom-shape>
          <draw:custom-shape draw:style-name="gr3" draw:text-style-name="P2" draw:layer="layout" svg:width="0.9cm" svg:height="0.9cm" svg:x="6.2cm" svg:y="12.4cm">
            <text:p/>
            <draw:enhanced-geometry svg:viewBox="0 0 21600 21600" draw:type="rectangle" draw:enhanced-path="M 0 0 L 21600 0 21600 21600 0 21600 0 0 Z N"/>
          </draw:custom-shape>
          <draw:custom-shape draw:style-name="gr3" draw:text-style-name="P2" draw:layer="layout" svg:width="0.9cm" svg:height="0.9cm" svg:x="6.2cm" svg:y="13.5cm">
            <text:p/>
            <draw:enhanced-geometry svg:viewBox="0 0 21600 21600" draw:type="rectangle" draw:enhanced-path="M 0 0 L 21600 0 21600 21600 0 21600 0 0 Z N"/>
          </draw:custom-shape>
        </draw:g>
        <draw:g>
          <draw:line draw:style-name="gr2" draw:text-style-name="P2" draw:layer="layout" svg:x1="9.641cm" svg:y1="9.7cm" svg:x2="13.241cm" svg:y2="9.7cm">
            <text:p/>
          </draw:line>
          <draw:g>
            <draw:line draw:style-name="gr2" draw:text-style-name="P2" draw:layer="layout" svg:x1="9.676cm" svg:y1="9.7cm" svg:x2="9.483cm" svg:y2="9.47cm">
              <text:p/>
            </draw:line>
            <draw:line draw:style-name="gr2" draw:text-style-name="P2" draw:layer="layout" svg:x1="10.249cm" svg:y1="8.828cm" svg:x2="9.483cm" svg:y2="9.471cm">
              <text:p/>
            </draw:line>
            <draw:line draw:style-name="gr2" draw:text-style-name="P2" draw:layer="layout" svg:x1="10.442cm" svg:y1="9.058cm" svg:x2="10.249cm" svg:y2="8.828cm">
              <text:p/>
            </draw:line>
          </draw:g>
          <draw:g>
            <draw:line draw:style-name="gr2" draw:text-style-name="P2" draw:layer="layout" svg:x1="13.207cm" svg:y1="9.7cm" svg:x2="13.4cm" svg:y2="9.47cm">
              <text:p/>
            </draw:line>
            <draw:line draw:style-name="gr2" draw:text-style-name="P2" draw:layer="layout" svg:x1="12.633cm" svg:y1="8.828cm" svg:x2="13.399cm" svg:y2="9.471cm">
              <text:p/>
            </draw:line>
            <draw:line draw:style-name="gr2" draw:text-style-name="P2" draw:layer="layout" svg:x1="12.441cm" svg:y1="9.058cm" svg:x2="12.634cm" svg:y2="8.828cm">
              <text:p/>
            </draw:line>
          </draw:g>
          <draw:g>
            <draw:line draw:style-name="gr2" draw:text-style-name="P2" draw:layer="layout" svg:x1="10.441cm" svg:y1="9.033cm" svg:x2="11.441cm" svg:y2="8.2cm">
              <text:p/>
            </draw:line>
            <draw:line draw:style-name="gr2" draw:text-style-name="P2" draw:layer="layout" svg:x1="12.441cm" svg:y1="9.033cm" svg:x2="11.441cm" svg:y2="8.2cm">
              <text:p/>
            </draw:line>
          </draw:g>
        </draw:g>
        <draw:g>
          <draw:line draw:style-name="gr2" draw:text-style-name="P2" draw:layer="layout" svg:x1="6.141cm" svg:y1="2.1cm" svg:x2="9.741cm" svg:y2="2.1cm">
            <text:p/>
          </draw:line>
          <draw:g>
            <draw:line draw:style-name="gr2" draw:text-style-name="P2" draw:layer="layout" svg:x1="6.176cm" svg:y1="2.1cm" svg:x2="5.983cm" svg:y2="2.33cm">
              <text:p/>
            </draw:line>
            <draw:line draw:style-name="gr2" draw:text-style-name="P2" draw:layer="layout" svg:x1="6.749cm" svg:y1="2.972cm" svg:x2="5.983cm" svg:y2="2.329cm">
              <text:p/>
            </draw:line>
            <draw:line draw:style-name="gr2" draw:text-style-name="P2" draw:layer="layout" svg:x1="6.942cm" svg:y1="2.742cm" svg:x2="6.749cm" svg:y2="2.972cm">
              <text:p/>
            </draw:line>
          </draw:g>
          <draw:g>
            <draw:line draw:style-name="gr2" draw:text-style-name="P2" draw:layer="layout" svg:x1="9.707cm" svg:y1="2.1cm" svg:x2="9.9cm" svg:y2="2.33cm">
              <text:p/>
            </draw:line>
            <draw:line draw:style-name="gr2" draw:text-style-name="P2" draw:layer="layout" svg:x1="9.133cm" svg:y1="2.972cm" svg:x2="9.899cm" svg:y2="2.329cm">
              <text:p/>
            </draw:line>
            <draw:line draw:style-name="gr2" draw:text-style-name="P2" draw:layer="layout" svg:x1="8.941cm" svg:y1="2.742cm" svg:x2="9.134cm" svg:y2="2.972cm">
              <text:p/>
            </draw:line>
          </draw:g>
          <draw:g>
            <draw:line draw:style-name="gr2" draw:text-style-name="P2" draw:layer="layout" svg:x1="6.941cm" svg:y1="2.767cm" svg:x2="7.941cm" svg:y2="3.6cm">
              <text:p/>
            </draw:line>
            <draw:line draw:style-name="gr2" draw:text-style-name="P2" draw:layer="layout" svg:x1="8.941cm" svg:y1="2.767cm" svg:x2="7.941cm" svg:y2="3.6cm">
              <text:p/>
            </draw:line>
          </draw:g>
        </draw:g>
        <draw:custom-shape draw:style-name="gr3" draw:text-style-name="P2" draw:layer="layout" svg:width="0.3cm" svg:height="1cm" svg:x="2.7cm" svg:y="25cm">
          <text:p/>
          <draw:enhanced-geometry svg:viewBox="0 0 21600 21600" draw:type="rectangle" draw:enhanced-path="M 0 0 L 21600 0 21600 21600 0 21600 0 0 Z N"/>
        </draw:custom-shape>
        <draw:g>
          <draw:line draw:style-name="gr2" draw:text-style-name="P2" draw:layer="layout" svg:x1="5.532cm" svg:y1="7.6cm" svg:x2="5.339cm" svg:y2="7.83cm">
            <text:p/>
          </draw:line>
          <draw:line draw:style-name="gr2" draw:text-style-name="P2" draw:layer="layout" svg:x1="6.105cm" svg:y1="8.472cm" svg:x2="5.339cm" svg:y2="7.829cm">
            <text:p/>
          </draw:line>
          <draw:line draw:style-name="gr2" draw:text-style-name="P2" draw:layer="layout" svg:x1="6.298cm" svg:y1="8.242cm" svg:x2="6.105cm" svg:y2="8.472cm">
            <text:p/>
          </draw:line>
          <draw:line draw:style-name="gr2" draw:text-style-name="P2" draw:layer="layout" svg:x1="5.156cm" svg:y1="7.3cm" svg:x2="5.556cm" svg:y2="7.633cm">
            <text:p/>
          </draw:line>
          <draw:line draw:style-name="gr2" draw:text-style-name="P2" draw:layer="layout" svg:x1="6.3cm" svg:y1="8.243cm" svg:x2="6.7cm" svg:y2="8.576cm">
            <text:p/>
          </draw:line>
          <draw:line draw:style-name="gr2" draw:text-style-name="P2" draw:layer="layout" svg:x1="5.193cm" svg:y1="7.4cm" svg:x2="5.193cm" svg:y2="6.5cm">
            <text:p/>
          </draw:line>
          <draw:line draw:style-name="gr2" draw:text-style-name="P2" draw:layer="layout" svg:x1="6.656cm" svg:y1="8.6cm" svg:x2="6.656cm" svg:y2="6.5cm">
            <text:p/>
          </draw:line>
          <draw:line draw:style-name="gr2" draw:text-style-name="P2" draw:layer="layout" svg:x1="5.156cm" svg:y1="6.5cm" svg:x2="6.656cm" svg:y2="6.5cm">
            <text:p/>
          </draw:line>
          <draw:custom-shape draw:style-name="gr3" draw:text-style-name="P2" draw:layer="layout" svg:width="0.2cm" svg:height="0.2cm" svg:x="5.3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5.6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5.9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6.2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 draw:text-style-name="P2" draw:layer="layout" svg:x1="2.324cm" svg:y1="2.4cm" svg:x2="2.517cm" svg:y2="2.63cm">
            <text:p/>
          </draw:line>
          <draw:line draw:style-name="gr2" draw:text-style-name="P2" draw:layer="layout" svg:x1="1.751cm" svg:y1="3.272cm" svg:x2="2.517cm" svg:y2="2.629cm">
            <text:p/>
          </draw:line>
          <draw:line draw:style-name="gr2" draw:text-style-name="P2" draw:layer="layout" svg:x1="1.558cm" svg:y1="3.042cm" svg:x2="1.751cm" svg:y2="3.272cm">
            <text:p/>
          </draw:line>
          <draw:line draw:style-name="gr2" draw:text-style-name="P2" draw:layer="layout" svg:x1="2.7cm" svg:y1="2.1cm" svg:x2="2.3cm" svg:y2="2.433cm">
            <text:p/>
          </draw:line>
          <draw:line draw:style-name="gr2" draw:text-style-name="P2" draw:layer="layout" svg:x1="1.556cm" svg:y1="3.043cm" svg:x2="1.156cm" svg:y2="3.376cm">
            <text:p/>
          </draw:line>
          <draw:line draw:style-name="gr2" draw:text-style-name="P2" draw:layer="layout" svg:x1="2.663cm" svg:y1="2.2cm" svg:x2="2.663cm" svg:y2="1.3cm">
            <text:p/>
          </draw:line>
          <draw:line draw:style-name="gr2" draw:text-style-name="P2" draw:layer="layout" svg:x1="1.2cm" svg:y1="3.4cm" svg:x2="1.2cm" svg:y2="1.3cm">
            <text:p/>
          </draw:line>
          <draw:line draw:style-name="gr2" draw:text-style-name="P2" draw:layer="layout" svg:x1="2.7cm" svg:y1="1.3cm" svg:x2="1.2cm" svg:y2="1.3cm">
            <text:p/>
          </draw:line>
          <draw:custom-shape draw:style-name="gr3" draw:text-style-name="P2" draw:layer="layout" svg:width="0.2cm" svg:height="0.2cm" svg:x="2.3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2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7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4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3" draw:text-style-name="P2" draw:layer="layout" svg:width="0.3cm" svg:height="1cm" svg:x="3cm" svg:y="25cm">
          <text:p/>
          <draw:enhanced-geometry svg:viewBox="0 0 21600 21600" draw:type="rectangle" draw:enhanced-path="M 0 0 L 21600 0 21600 21600 0 21600 0 0 Z N"/>
        </draw:custom-shape>
        <draw:g>
          <draw:custom-shape draw:style-name="gr3" draw:text-style-name="P2" draw:layer="layout" svg:width="19cm" svg:height="13cm" draw:transform="rotate (1.5707963267949) translate (46cm 20cm)">
            <text:p/>
            <draw:enhanced-geometry svg:viewBox="0 0 21600 21600" draw:path-stretchpoint-x="10800" draw:path-stretchpoint-y="10800" draw:text-areas="?f3 ?f4 ?f5 ?f6" draw:type="round-rectangle" draw:modifiers="2376.89827578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5" draw:text-style-name="P3" draw:layer="layout" svg:width="0.273cm" svg:height="0.24cm" svg:x="47.763cm" svg:y="18.675cm" svg:viewBox="0 0 274 241" svg:d="M146 152v-40h128v93c-12 9-32 18-54 25-24 8-47 11-72 11-30 0-57-5-80-15s-39-24-50-44-18-40-18-62c0-25 6-46 19-65 13-18 31-33 56-44 19-8 43-11 70-11 37 0 65 6 85 18s34 29 39 51l-58 9c-4-12-12-21-23-28s-26-10-43-10c-26 0-46 6-62 19-15 14-22 33-22 59 0 28 7 48 23 63 15 13 36 21 61 21 12 0 24-3 37-7s23-9 32-14v-29">
              <text:p/>
            </draw:path>
            <draw:polyline draw:style-name="gr6" draw:text-style-name="P3" draw:layer="layout" svg:width="0.261cm" svg:height="0.232cm" svg:x="48.09cm" svg:y="18.679cm" svg:viewBox="0 0 262 233" draw:points="0,233 0,0 124,0 146,1 165,2 173,3 181,3 186,5 193,6 198,8 202,10 207,12 212,15 216,18 219,21 223,25 226,29 230,33 232,37 234,42 235,46 237,50 238,56 239,61 239,66 238,72 238,75 238,78 237,81 236,84 235,86 234,90 233,92 231,94 230,97 228,99 226,102 224,104 220,109 218,111 214,113 209,116 202,120 195,123 188,126 181,128 171,130 162,130 171,135 175,138 179,140 183,142 186,145 190,147 194,150 197,153 200,156 208,165 217,175 227,188 262,233 193,233 150,182 130,161 123,153 121,150 118,148 116,146 114,145 112,144 110,142 107,141 106,140 103,139 101,139 98,138 95,138 92,137 89,137 80,136 70,136 59,136 59,233">
              <text:p/>
            </draw:polyline>
            <draw:polyline draw:style-name="gr7" draw:text-style-name="P3" draw:layer="layout" svg:width="0.118cm" svg:height="0.058cm" svg:x="48.15cm" svg:y="18.719cm" svg:viewBox="0 0 119 59" draw:points="0,59 44,59 63,59 78,58 90,58 94,57 97,56 99,56 102,54 104,54 106,52 109,51 110,50 112,48 114,46 114,44 116,42 117,41 118,39 118,37 118,34 119,32 119,30 119,26 118,23 118,22 118,21 118,20 118,18 116,18 116,16 116,15 114,14 114,13 114,12 112,10 111,10 109,8 106,6 105,6 102,4 99,3 96,2 93,1 90,1 84,1 74,1 46,0 0,0">
              <text:p/>
            </draw:polyline>
            <draw:polygon draw:style-name="gr8" draw:text-style-name="P3" draw:layer="layout" svg:width="0.221cm" svg:height="0.232cm" svg:x="48.385cm" svg:y="18.679cm" svg:viewBox="0 0 222 233" draw:points="0,233 0,0 217,0 217,39 59,39 59,92 206,92 206,130 59,130 59,194 222,194 222,233">
              <text:p/>
            </draw:polygon>
            <draw:polygon draw:style-name="gr9" draw:text-style-name="P3" draw:layer="layout" svg:width="0.231cm" svg:height="0.232cm" svg:x="48.658cm" svg:y="18.679cm" svg:viewBox="0 0 232 233" draw:points="0,233 0,0 58,0 177,156 177,0 232,0 232,233 173,233 54,81 54,233">
              <text:p/>
            </draw:polygon>
            <draw:path draw:style-name="gr10" draw:text-style-name="P3" draw:layer="layout" svg:width="0.282cm" svg:height="0.24cm" svg:x="48.942cm" svg:y="18.675cm" svg:viewBox="0 0 283 241" svg:d="M0 122c0-24 5-44 13-60 7-12 17-23 28-32s24-16 37-21c19-6 40-9 64-9 42 0 77 10 103 32s38 50 38 89-12 67-38 89-59 31-103 31-78-11-103-31c-26-22-39-51-39-88zM61 121c0 26 7 46 23 60 15 13 34 21 58 21s43-8 58-21 22-34 22-61c0-26-7-47-21-60-15-14-35-20-59-20s-44 6-59 21c-15 12-22 33-22 60z">
              <text:p/>
            </draw:path>
            <draw:path draw:style-name="gr11" draw:text-style-name="P3" draw:layer="layout" svg:width="0.244cm" svg:height="0.232cm" svg:x="49.27cm" svg:y="18.679cm" svg:viewBox="0 0 245 233" svg:d="M0 0h117c23 0 40 1 52 2s21 4 30 10 17 11 23 19 8 18 8 27c0 12-4 22-11 31s-17 16-29 20c17 5 31 12 40 21 10 11 15 22 15 36 0 10-3 20-10 31-5 10-14 17-25 24s-24 9-39 10c-9 2-34 2-72 2h-99M59 39v54h39c23 0 37-1 43-1 9-1 17-4 23-8s9-11 9-18-2-14-7-18-12-7-23-9c-5 0-22 0-50 0M59 131v63h55c21 0 34 0 40-1 9-1 16-5 22-10s8-12 8-19-2-14-6-18-11-8-19-11-25-4-53-4">
              <text:p/>
            </draw:path>
            <draw:polygon draw:style-name="gr12" draw:text-style-name="P3" draw:layer="layout" svg:width="0.205cm" svg:height="0.23cm" svg:x="49.567cm" svg:y="18.681cm" svg:viewBox="0 0 206 231" draw:points="0,231 0,0 59,0 59,192 206,192 206,231">
              <text:p/>
            </draw:polygon>
            <draw:polygon draw:style-name="gr13" draw:text-style-name="P3" draw:layer="layout" svg:width="0.221cm" svg:height="0.232cm" svg:x="49.815cm" svg:y="18.679cm" svg:viewBox="0 0 222 233" draw:points="0,233 0,0 217,0 217,39 59,39 59,92 206,92 206,130 59,130 59,194 222,194 222,233">
              <text:p/>
            </draw:polygon>
            <draw:line draw:style-name="gr14" draw:text-style-name="P4" draw:layer="layout" svg:x1="48.15cm" svg:y1="18.719cm" svg:x2="48.15cm" svg:y2="18.778cm">
              <text:p/>
            </draw:line>
            <draw:line draw:style-name="gr14" draw:text-style-name="P4" draw:layer="layout" svg:x1="48.091cm" svg:y1="18.913cm" svg:x2="48.15cm" svg:y2="18.913cm">
              <text:p/>
            </draw:line>
            <draw:line draw:style-name="gr14" draw:text-style-name="P4" draw:layer="layout" svg:x1="47.909cm" svg:y1="18.827cm" svg:x2="47.977cm" svg:y2="18.827cm">
              <text:p/>
            </draw:line>
            <draw:line draw:style-name="gr14" draw:text-style-name="P4" draw:layer="layout" svg:x1="49.271cm" svg:y1="18.677cm" svg:x2="49.271cm" svg:y2="18.914cm">
              <text:p/>
            </draw:line>
            <draw:line draw:style-name="gr14" draw:text-style-name="P4" draw:layer="layout" svg:x1="49.33cm" svg:y1="18.718cm" svg:x2="49.364cm" svg:y2="18.718cm">
              <text:p/>
            </draw:line>
            <draw:line draw:style-name="gr14" draw:text-style-name="P4" draw:layer="layout" svg:x1="49.33cm" svg:y1="18.718cm" svg:x2="49.364cm" svg:y2="18.718cm">
              <text:p/>
            </draw:line>
            <draw:line draw:style-name="gr14" draw:text-style-name="P4" draw:layer="layout" svg:x1="49.33cm" svg:y1="18.811cm" svg:x2="49.38cm" svg:y2="18.811cm">
              <text:p/>
            </draw:line>
            <draw:frame draw:style-name="gr15" draw:text-style-name="P6" draw:layer="layout" svg:width="1.439cm" svg:height="0.377cm" svg:x="48.239cm" svg:y="19.172cm">
              <draw:text-box>
                <text:p text:style-name="P5"><text:span text:style-name="T1">19/02/14</text:span></text:p>
              </draw:text-box>
            </draw:frame>
            <draw:g>
              <draw:path draw:style-name="gr16" draw:text-style-name="P7" draw:layer="layout" svg:width="0.261cm" svg:height="0.283cm" svg:x="47.7cm" svg:y="18.004cm" svg:viewBox="0 0 262 284" svg:d="M72 118h121v-3c0-39-19-59-59-59-39 0-59 21-62 62zM134 0c86 0 128 44 128 132 0 12 0 24-2 35h-188c0 40 30 61 88 61 29 0 58-3 86-9v57c-25 6-56 8-92 8-103 0-154-49-154-145 0-93 44-139 134-139z">
                <text:p/>
              </draw:path>
              <draw:path draw:style-name="gr16" draw:text-style-name="P7" draw:layer="layout" svg:width="0.224cm" svg:height="0.283cm" svg:x="48.002cm" svg:y="18.004cm" svg:viewBox="0 0 225 284" svg:d="M225 276c-24 6-48 8-73 8-102 0-152-49-152-147 0-91 50-137 152-137 25 0 49 3 73 8v58c-24-6-47-9-68-9-57 0-85 26-85 80 0 61 28 91 85 91 21 0 44-3 68-9">
                <text:p/>
              </draw:path>
              <draw:polygon draw:style-name="gr16" draw:text-style-name="P7" draw:layer="layout" svg:width="0.071cm" svg:height="0.386cm" svg:x="48.274cm" svg:y="17.902cm" svg:viewBox="0 0 72 387" draw:points="0,387 72,387 72,0 0,0">
                <text:p/>
              </draw:polygon>
              <draw:path draw:style-name="gr16" draw:text-style-name="P7" draw:layer="layout" svg:width="0.071cm" svg:height="0.386cm" svg:x="48.414cm" svg:y="17.902cm" svg:viewBox="0 0 72 387" svg:d="M72 102v285h-72v-285M72 0v57h-72v-57">
                <text:p/>
              </draw:path>
              <draw:path draw:style-name="gr16" draw:text-style-name="P7" draw:layer="layout" svg:width="0.263cm" svg:height="0.386cm" svg:x="48.553cm" svg:y="18.004cm" svg:viewBox="0 0 264 387" svg:d="M72 210c18 10 37 15 58 15 42 0 64-30 64-91 0-51-24-76-72-76-20 0-37 1-50 4M0 11c38-8 78-11 119-11 97 0 145 45 145 135 0 99-45 149-134 149-20 0-39-4-58-14v117h-72">
                <text:p/>
              </draw:path>
              <draw:path draw:style-name="gr16" draw:text-style-name="P7" draw:layer="layout" svg:width="0.24cm" svg:height="0.289cm" svg:x="48.858cm" svg:y="18.001cm" svg:viewBox="0 0 241 290" svg:d="M14 274v-60c32 12 68 19 109 19 31 0 46-10 46-30 0-19-10-29-31-29h-51c-58 0-87-28-87-84 0-60 42-90 126-90 36 0 70 6 102 16v59c-32-12-66-18-103-18-39 0-59 10-59 30 0 19 12 28 34 28h46c64 0 95 29 95 85 0 60-40 90-121 90-40 0-74-5-106-16z">
                <text:p/>
              </draw:path>
              <draw:path draw:style-name="gr16" draw:text-style-name="P7" draw:layer="layout" svg:width="0.261cm" svg:height="0.283cm" svg:x="49.135cm" svg:y="18.004cm" svg:viewBox="0 0 262 284" svg:d="M72 118h121v-3c0-39-19-59-59-59-39 0-59 21-62 62zM134 0c86 0 128 44 128 132 0 12 0 24-2 35h-188c0 40 30 61 88 61 29 0 58-3 86-9v57c-25 6-56 8-92 8-103 0-154-49-154-145 0-93 44-139 134-139z">
                <text:p/>
              </draw:path>
              <draw:polygon draw:style-name="gr16" draw:text-style-name="P7" draw:layer="layout" svg:width="0.071cm" svg:height="0.065cm" svg:x="49.445cm" svg:y="18.223cm" svg:viewBox="0 0 72 66" draw:points="0,66 72,66 72,0 0,0">
                <text:p/>
              </draw:polygon>
              <draw:path draw:style-name="gr16" draw:text-style-name="P7" draw:layer="layout" svg:width="0.281cm" svg:height="0.285cm" svg:x="49.564cm" svg:y="18.003cm" svg:viewBox="0 0 282 286" svg:d="M141 230c45 0 69-29 69-88 0-58-24-87-69-87-47 0-69 29-69 87 0 59 22 88 69 88zM0 142c0-94 46-142 141-142s141 48 141 142c0 96-47 144-141 144s-140-48-141-144z">
                <text:p/>
              </draw:path>
              <draw:path draw:style-name="gr16" draw:text-style-name="P7" draw:layer="layout" svg:width="0.143cm" svg:height="0.283cm" svg:x="49.9cm" svg:y="18.004cm" svg:viewBox="0 0 144 284" svg:d="M0 284v-284h56l9 36c25-24 51-36 79-36v58c-27 0-51 11-72 33v193">
                <text:p/>
              </draw:path>
              <draw:path draw:style-name="gr16" draw:text-style-name="P7" draw:layer="layout" svg:width="0.266cm" svg:height="0.386cm" svg:x="50.07cm" svg:y="18.004cm" svg:viewBox="0 0 267 387" svg:d="M195 65c-12-4-29-7-50-7-49 0-75 27-75 82 0 53 22 79 65 79 21 0 41-5 60-14M267 262c0 84-49 125-149 125-36 0-67-5-94-13v-57c28 9 59 13 94 13 52 0 77-21 77-65-21 9-43 13-68 13-85 0-127-45-127-138 0-94 49-140 147-140 34 0 74 3 120 11">
                <text:p/>
              </draw:path>
              <draw:polygon draw:style-name="gr16" draw:text-style-name="P7" draw:layer="layout" svg:width="0.209cm" svg:height="0.231cm" svg:x="47.926cm" svg:y="16.333cm" svg:viewBox="0 0 210 232" draw:points="0,232 210,232 210,0 0,0">
                <text:p/>
              </draw:polygon>
              <draw:path draw:style-name="gr16" draw:text-style-name="P7" draw:layer="layout" svg:width="0.75cm" svg:height="1.077cm" svg:x="47.748cm" svg:y="16.71cm" svg:viewBox="0 0 751 1078" svg:d="M566 863h-179v-809c0-29-23-54-54-54h-218v218h56v645h-171v215h751c-80-52-145-128-185-215z">
                <text:p/>
              </draw:path>
              <draw:path draw:style-name="gr16" draw:text-style-name="P7" draw:layer="layout" svg:width="0.955cm" svg:height="1.454cm" svg:x="49.366cm" svg:y="16.333cm" svg:viewBox="0 0 956 1455" svg:d="M956 594v-218h-376v-376h-215v376h-365c80 54 146 129 186 218h179v431c0 236 193 430 430 430h161v-216h-161c-118 0-215-97-215-214v-431">
                <text:p/>
              </draw:path>
              <draw:path draw:style-name="gr16" draw:text-style-name="P7" draw:layer="layout" svg:width="1.076cm" svg:height="1.077cm" svg:x="48.394cm" svg:y="16.71cm" svg:viewBox="0 0 1077 1078" svg:d="M862 648c0 118-98 215-216 215h-216c-118 0-214-97-214-215v-215c0-119 96-215 214-215h216c118 0 216 96 216 215M646 0h-216c-236 0-430 194-430 433v215c0 236 194 430 430 430h216c236 0 431-194 431-430v-215c0-239-195-433-431-433z">
                <text:p/>
              </draw:path>
              <draw:polygon draw:style-name="gr16" draw:text-style-name="P7" draw:layer="layout" svg:width="0.439cm" svg:height="0.439cm" svg:x="49.102cm" svg:y="16.195cm" svg:viewBox="0 0 440 440" draw:points="0,219 219,440 440,221 221,0">
                <text:p/>
              </draw:polygon>
              <draw:polygon draw:style-name="gr16" draw:text-style-name="P7" draw:layer="layout" svg:width="0.219cm" svg:height="0.219cm" svg:x="49.022cm" svg:y="16.038cm" svg:viewBox="0 0 220 220" draw:points="0,110 110,220 220,110 110,0">
                <text:p/>
              </draw:polygon>
              <draw:polygon draw:style-name="gr16" draw:text-style-name="P7" draw:layer="layout" svg:width="0.099cm" svg:height="0.099cm" svg:x="48.64cm" svg:y="16.343cm" svg:viewBox="0 0 100 100" draw:points="0,50 50,100 100,50 50,0">
                <text:p/>
              </draw:polygon>
              <draw:polygon draw:style-name="gr16" draw:text-style-name="P7" draw:layer="layout" svg:width="0.086cm" svg:height="0.085cm" svg:x="48.702cm" svg:y="16.488cm" svg:viewBox="0 0 87 86" draw:points="0,43 40,86 87,43 46,0">
                <text:p/>
              </draw:polygon>
              <draw:polygon draw:style-name="gr16" draw:text-style-name="P7" draw:layer="layout" svg:width="0.118cm" svg:height="0.118cm" svg:x="48.459cm" svg:y="16.28cm" svg:viewBox="0 0 119 119" draw:points="0,59 59,119 119,60 60,0">
                <text:p/>
              </draw:polygon>
              <draw:polygon draw:style-name="gr16" draw:text-style-name="P7" draw:layer="layout" svg:width="0.073cm" svg:height="0.074cm" svg:x="48.301cm" svg:y="16.317cm" svg:viewBox="0 0 74 75" draw:points="0,38 38,75 74,36 36,0">
                <text:p/>
              </draw:polygon>
              <draw:polygon draw:style-name="gr16" draw:text-style-name="P7" draw:layer="layout" svg:width="0.082cm" svg:height="0.082cm" svg:x="48.385cm" svg:y="16.394cm" svg:viewBox="0 0 83 83" draw:points="0,43 43,83 83,41 41,0">
                <text:p/>
              </draw:polygon>
              <draw:polygon draw:style-name="gr16" draw:text-style-name="P7" draw:layer="layout" svg:width="0.064cm" svg:height="0.064cm" svg:x="48.294cm" svg:y="16.467cm" svg:viewBox="0 0 65 65" draw:points="0,34 34,65 65,30 30,0">
                <text:p/>
              </draw:polygon>
              <draw:polygon draw:style-name="gr16" draw:text-style-name="P7" draw:layer="layout" svg:width="0.049cm" svg:height="0.049cm" svg:x="48.28cm" svg:y="16.399cm" svg:viewBox="0 0 50 50" draw:points="0,26 26,50 50,24 25,0">
                <text:p/>
              </draw:polygon>
              <draw:polygon draw:style-name="gr16" draw:text-style-name="P7" draw:layer="layout" svg:width="0.083cm" svg:height="0.084cm" svg:x="48.743cm" svg:y="16.268cm" svg:viewBox="0 0 84 85" draw:points="0,42 42,85 84,42 42,0">
                <text:p/>
              </draw:polygon>
              <draw:polygon draw:style-name="gr16" draw:text-style-name="P7" draw:layer="layout" svg:width="0.101cm" svg:height="0.101cm" svg:x="48.518cm" svg:y="16.417cm" svg:viewBox="0 0 102 102" draw:points="0,50 50,102 102,51 51,0">
                <text:p/>
              </draw:polygon>
              <draw:polygon draw:style-name="gr16" draw:text-style-name="P7" draw:layer="layout" svg:width="0.149cm" svg:height="0.149cm" svg:x="48.837cm" svg:y="16.115cm" svg:viewBox="0 0 150 150" draw:points="0,75 75,150 150,75 75,0">
                <text:p/>
              </draw:polygon>
              <draw:polygon draw:style-name="gr16" draw:text-style-name="P7" draw:layer="layout" svg:width="0.135cm" svg:height="0.135cm" svg:x="48.96cm" svg:y="16.263cm" svg:viewBox="0 0 136 136" draw:points="0,68 68,136 136,68 68,0">
                <text:p/>
              </draw:polygon>
              <draw:polygon draw:style-name="gr16" draw:text-style-name="P7" draw:layer="layout" svg:width="0.206cm" svg:height="0.206cm" svg:x="48.762cm" svg:y="16.355cm" svg:viewBox="0 0 207 207" draw:points="0,97 97,207 207,110 110,0">
                <text:p/>
              </draw:polygon>
            </draw:g>
            <draw:line draw:style-name="gr17" draw:text-style-name="P4" draw:layer="layout" svg:x1="49.258cm" svg:y1="17.117cm" svg:x2="49.258cm" svg:y2="17.357cm">
              <text:p/>
            </draw:line>
            <draw:line draw:style-name="gr17" draw:text-style-name="P4" draw:layer="layout" svg:x1="49.954cm" svg:y1="16.927cm" svg:x2="50.314cm" svg:y2="16.927cm">
              <text:p/>
            </draw:line>
            <draw:line draw:style-name="gr17" draw:text-style-name="P4" draw:layer="layout" svg:x1="48.546cm" svg:y1="18.021cm" svg:x2="48.546cm" svg:y2="18.381cm">
              <text:p/>
            </draw:line>
            <draw:line draw:style-name="gr17" draw:text-style-name="P4" draw:layer="layout" svg:x1="48.412cm" svg:y1="18.007cm" svg:x2="48.479cm" svg:y2="18.007cm">
              <text:p/>
            </draw:line>
            <draw:line draw:style-name="gr17" draw:text-style-name="P4" draw:layer="layout" svg:x1="48.616cm" svg:y1="18.071cm" svg:x2="48.616cm" svg:y2="18.206cm">
              <text:p/>
            </draw:line>
            <draw:line draw:style-name="gr17" draw:text-style-name="P4" draw:layer="layout" svg:x1="48.232cm" svg:y1="18.225cm" svg:x2="48.232cm" svg:y2="18.281cm">
              <text:p/>
            </draw:line>
            <draw:line draw:style-name="gr17" draw:text-style-name="P4" draw:layer="layout" svg:x1="48.414cm" svg:y1="17.901cm" svg:x2="48.481cm" svg:y2="17.901cm">
              <text:p/>
            </draw:line>
            <draw:line draw:style-name="gr17" draw:text-style-name="P4" draw:layer="layout" svg:x1="49.906cm" svg:y1="18.291cm" svg:x2="49.973cm" svg:y2="18.291cm">
              <text:p/>
            </draw:line>
            <draw:line draw:style-name="gr17" draw:text-style-name="P4" draw:layer="layout" svg:x1="50.273cm" svg:y1="18.071cm" svg:x2="50.273cm" svg:y2="18.206cm">
              <text:p/>
            </draw:line>
            <draw:line draw:style-name="gr17" draw:text-style-name="P4" draw:layer="layout" svg:x1="50.338cm" svg:y1="18.016cm" svg:x2="50.34cm" svg:y2="18.266cm">
              <text:p/>
            </draw:line>
          </draw:g>
          <draw:g>
            <draw:line draw:style-name="gr1" draw:text-style-name="P1" draw:layer="layout" svg:x1="55.698cm" svg:y1="15cm" svg:x2="55.698cm" svg:y2="14.189cm">
              <text:p/>
            </draw:line>
            <draw:line draw:style-name="gr1" draw:text-style-name="P1" draw:layer="layout" svg:x1="55.698cm" svg:y1="14.189cm" svg:x2="55.999cm" svg:y2="14.189cm">
              <text:p/>
            </draw:line>
            <draw:line draw:style-name="gr1" draw:text-style-name="P1" draw:layer="layout" svg:x1="55.698cm" svg:y1="10.555cm" svg:x2="55.999cm" svg:y2="10.555cm">
              <text:p/>
            </draw:line>
            <draw:line draw:style-name="gr1" draw:text-style-name="P1" draw:layer="layout" svg:x1="55.698cm" svg:y1="10.555cm" svg:x2="55.698cm" svg:y2="9.444cm">
              <text:p/>
            </draw:line>
            <draw:line draw:style-name="gr1" draw:text-style-name="P1" draw:layer="layout" svg:x1="55.698cm" svg:y1="9.444cm" svg:x2="55.999cm" svg:y2="9.444cm">
              <text:p/>
            </draw:line>
            <draw:line draw:style-name="gr1" draw:text-style-name="P1" draw:layer="layout" svg:x1="55.698cm" svg:y1="8.333cm" svg:x2="55.999cm" svg:y2="8.333cm">
              <text:p/>
            </draw:line>
            <draw:line draw:style-name="gr1" draw:text-style-name="P1" draw:layer="layout" svg:x1="55.698cm" svg:y1="8.333cm" svg:x2="55.698cm" svg:y2="7.222cm">
              <text:p/>
            </draw:line>
            <draw:line draw:style-name="gr1" draw:text-style-name="P1" draw:layer="layout" svg:x1="55.698cm" svg:y1="7.222cm" svg:x2="55.999cm" svg:y2="7.222cm">
              <text:p/>
            </draw:line>
            <draw:line draw:style-name="gr1" draw:text-style-name="P1" draw:layer="layout" svg:x1="55.698cm" svg:y1="6.11cm" svg:x2="55.999cm" svg:y2="6.11cm">
              <text:p/>
            </draw:line>
            <draw:line draw:style-name="gr1" draw:text-style-name="P1" draw:layer="layout" svg:x1="55.698cm" svg:y1="6.11cm" svg:x2="55.698cm" svg:y2="5.299cm">
              <text:p/>
            </draw:line>
            <draw:line draw:style-name="gr1" draw:text-style-name="P1" draw:layer="layout" svg:x1="49.299cm" svg:y1="15cm" svg:x2="49.299cm" svg:y2="14.189cm">
              <text:p/>
            </draw:line>
            <draw:line draw:style-name="gr1" draw:text-style-name="P1" draw:layer="layout" svg:x1="48.998cm" svg:y1="14.189cm" svg:x2="49.299cm" svg:y2="14.189cm">
              <text:p/>
            </draw:line>
            <draw:line draw:style-name="gr1" draw:text-style-name="P1" draw:layer="layout" svg:x1="48.998cm" svg:y1="13.077cm" svg:x2="49.299cm" svg:y2="13.077cm">
              <text:p/>
            </draw:line>
            <draw:line draw:style-name="gr1" draw:text-style-name="P1" draw:layer="layout" svg:x1="49.299cm" svg:y1="13.077cm" svg:x2="49.299cm" svg:y2="11.966cm">
              <text:p/>
            </draw:line>
            <draw:line draw:style-name="gr1" draw:text-style-name="P1" draw:layer="layout" svg:x1="48.998cm" svg:y1="11.966cm" svg:x2="49.299cm" svg:y2="11.966cm">
              <text:p/>
            </draw:line>
            <draw:line draw:style-name="gr1" draw:text-style-name="P1" draw:layer="layout" svg:x1="48.998cm" svg:y1="10.855cm" svg:x2="49.299cm" svg:y2="10.855cm">
              <text:p/>
            </draw:line>
            <draw:line draw:style-name="gr1" draw:text-style-name="P1" draw:layer="layout" svg:x1="49.299cm" svg:y1="10.855cm" svg:x2="49.299cm" svg:y2="9.744cm">
              <text:p/>
            </draw:line>
            <draw:line draw:style-name="gr1" draw:text-style-name="P1" draw:layer="layout" svg:x1="48.998cm" svg:y1="9.744cm" svg:x2="49.299cm" svg:y2="9.744cm">
              <text:p/>
            </draw:line>
            <draw:line draw:style-name="gr1" draw:text-style-name="P1" draw:layer="layout" svg:x1="48.998cm" svg:y1="8.633cm" svg:x2="49.299cm" svg:y2="8.633cm">
              <text:p/>
            </draw:line>
            <draw:line draw:style-name="gr1" draw:text-style-name="P1" draw:layer="layout" svg:x1="49.299cm" svg:y1="8.633cm" svg:x2="49.299cm" svg:y2="7.522cm">
              <text:p/>
            </draw:line>
            <draw:line draw:style-name="gr1" draw:text-style-name="P1" draw:layer="layout" svg:x1="48.998cm" svg:y1="7.522cm" svg:x2="49.299cm" svg:y2="7.522cm">
              <text:p/>
            </draw:line>
            <draw:line draw:style-name="gr1" draw:text-style-name="P1" draw:layer="layout" svg:x1="48.998cm" svg:y1="6.11cm" svg:x2="49.299cm" svg:y2="6.11cm">
              <text:p/>
            </draw:line>
            <draw:line draw:style-name="gr1" draw:text-style-name="P1" draw:layer="layout" svg:x1="49.299cm" svg:y1="6.11cm" svg:x2="49.299cm" svg:y2="5.299cm">
              <text:p/>
            </draw:line>
            <draw:line draw:style-name="gr1" draw:text-style-name="P1" draw:layer="layout" svg:x1="55.698cm" svg:y1="15cm" svg:x2="54.998cm" svg:y2="15cm">
              <text:p/>
            </draw:line>
            <draw:line draw:style-name="gr1" draw:text-style-name="P1" draw:layer="layout" svg:x1="54.998cm" svg:y1="15cm" svg:x2="54.998cm" svg:y2="15.299cm">
              <text:p/>
            </draw:line>
            <draw:line draw:style-name="gr1" draw:text-style-name="P1" draw:layer="layout" svg:x1="51.998cm" svg:y1="15cm" svg:x2="51.998cm" svg:y2="15.299cm">
              <text:p/>
            </draw:line>
            <draw:line draw:style-name="gr1" draw:text-style-name="P1" draw:layer="layout" svg:x1="51.998cm" svg:y1="15cm" svg:x2="50.999cm" svg:y2="15cm">
              <text:p/>
            </draw:line>
            <draw:line draw:style-name="gr1" draw:text-style-name="P1" draw:layer="layout" svg:x1="50.999cm" svg:y1="15cm" svg:x2="50.999cm" svg:y2="15.299cm">
              <text:p/>
            </draw:line>
            <draw:line draw:style-name="gr1" draw:text-style-name="P1" draw:layer="layout" svg:x1="49.999cm" svg:y1="15cm" svg:x2="49.999cm" svg:y2="15.299cm">
              <text:p/>
            </draw:line>
            <draw:line draw:style-name="gr1" draw:text-style-name="P1" draw:layer="layout" svg:x1="49.999cm" svg:y1="15cm" svg:x2="49.299cm" svg:y2="15cm">
              <text:p/>
            </draw:line>
            <draw:line draw:style-name="gr1" draw:text-style-name="P1" draw:layer="layout" svg:x1="55.698cm" svg:y1="5.299cm" svg:x2="54.998cm" svg:y2="5.299cm">
              <text:p/>
            </draw:line>
            <draw:line draw:style-name="gr1" draw:text-style-name="P1" draw:layer="layout" svg:x1="54.998cm" svg:y1="5cm" svg:x2="54.998cm" svg:y2="5.299cm">
              <text:p/>
            </draw:line>
            <draw:line draw:style-name="gr1" draw:text-style-name="P1" draw:layer="layout" svg:x1="49.999cm" svg:y1="5cm" svg:x2="49.999cm" svg:y2="5.299cm">
              <text:p/>
            </draw:line>
            <draw:line draw:style-name="gr1" draw:text-style-name="P1" draw:layer="layout" svg:x1="49.999cm" svg:y1="5.299cm" svg:x2="49.299cm" svg:y2="5.299cm">
              <text:p/>
            </draw:line>
            <draw:line draw:style-name="gr1" draw:text-style-name="P1" draw:layer="layout" svg:x1="48.999cm" svg:y1="13.076cm" svg:x2="48.999cm" svg:y2="11.965cm">
              <text:p/>
            </draw:line>
            <draw:line draw:style-name="gr1" draw:text-style-name="P1" draw:layer="layout" svg:x1="48.999cm" svg:y1="10.875cm" svg:x2="48.999cm" svg:y2="9.764cm">
              <text:p/>
            </draw:line>
            <draw:line draw:style-name="gr1" draw:text-style-name="P1" draw:layer="layout" svg:x1="48.999cm" svg:y1="8.632cm" svg:x2="48.999cm" svg:y2="7.521cm">
              <text:p/>
            </draw:line>
            <draw:line draw:style-name="gr1" draw:text-style-name="P1" draw:layer="layout" svg:x1="48.999cm" svg:y1="5.01cm" svg:x2="49.999cm" svg:y2="4.999cm">
              <text:p/>
            </draw:line>
            <draw:line draw:style-name="gr1" draw:text-style-name="P1" draw:layer="layout" svg:x1="48.999cm" svg:y1="6.109cm" svg:x2="48.999cm" svg:y2="4.999cm">
              <text:p/>
            </draw:line>
            <draw:line draw:style-name="gr1" draw:text-style-name="P1" draw:layer="layout" svg:x1="49.999cm" svg:y1="15.3cm" svg:x2="48.999cm" svg:y2="15.299cm">
              <text:p/>
            </draw:line>
            <draw:line draw:style-name="gr1" draw:text-style-name="P1" draw:layer="layout" svg:x1="48.999cm" svg:y1="15.299cm" svg:x2="48.999cm" svg:y2="14.188cm">
              <text:p/>
            </draw:line>
            <draw:line draw:style-name="gr1" draw:text-style-name="P1" draw:layer="layout" svg:x1="55.999cm" svg:y1="15.299cm" svg:x2="55.998cm" svg:y2="14.188cm">
              <text:p/>
            </draw:line>
            <draw:g>
              <draw:line draw:style-name="gr1" draw:text-style-name="P1" draw:layer="layout" svg:x1="55.698cm" svg:y1="12.777cm" svg:x2="55.999cm" svg:y2="12.777cm">
                <text:p/>
              </draw:line>
              <draw:line draw:style-name="gr1" draw:text-style-name="P1" draw:layer="layout" svg:x1="55.698cm" svg:y1="12.777cm" svg:x2="55.698cm" svg:y2="11.666cm">
                <text:p/>
              </draw:line>
              <draw:line draw:style-name="gr1" draw:text-style-name="P1" draw:layer="layout" svg:x1="55.698cm" svg:y1="11.666cm" svg:x2="55.999cm" svg:y2="11.666cm">
                <text:p/>
              </draw:line>
              <draw:line draw:style-name="gr1" draw:text-style-name="P1" draw:layer="layout" svg:x1="55.998cm" svg:y1="12.776cm" svg:x2="55.998cm" svg:y2="11.665cm">
                <text:p/>
              </draw:line>
            </draw:g>
            <draw:line draw:style-name="gr1" draw:text-style-name="P1" draw:layer="layout" svg:x1="55.998cm" svg:y1="10.554cm" svg:x2="55.998cm" svg:y2="9.443cm">
              <text:p/>
            </draw:line>
            <draw:line draw:style-name="gr1" draw:text-style-name="P1" draw:layer="layout" svg:x1="55.998cm" svg:y1="8.332cm" svg:x2="55.998cm" svg:y2="7.221cm">
              <text:p/>
            </draw:line>
            <draw:line draw:style-name="gr1" draw:text-style-name="P1" draw:layer="layout" svg:x1="55.998cm" svg:y1="6.109cm" svg:x2="55.999cm" svg:y2="4.999cm">
              <text:p/>
            </draw:line>
            <draw:line draw:style-name="gr1" draw:text-style-name="P1" draw:layer="layout" svg:x1="55.999cm" svg:y1="15.299cm" svg:x2="54.998cm" svg:y2="15.3cm">
              <text:p/>
            </draw:line>
            <draw:line draw:style-name="gr1" draw:text-style-name="P1" draw:layer="layout" svg:x1="55.999cm" svg:y1="4.999cm" svg:x2="54.998cm" svg:y2="4.999cm">
              <text:p/>
            </draw:line>
            <draw:line draw:style-name="gr1" draw:text-style-name="P1" draw:layer="layout" svg:x1="51.999cm" svg:y1="15.3cm" svg:x2="51cm" svg:y2="15.3cm">
              <text:p/>
            </draw:line>
            <draw:line draw:style-name="gr1" draw:text-style-name="P1" draw:layer="layout" svg:x1="55.699cm" svg:y1="14.977cm" svg:x2="56cm" svg:y2="14.977cm">
              <text:p/>
            </draw:line>
            <draw:line draw:style-name="gr1" draw:text-style-name="P1" draw:layer="layout" svg:x1="55.699cm" svg:y1="14.977cm" svg:x2="55.699cm" svg:y2="13.866cm">
              <text:p/>
            </draw:line>
            <draw:line draw:style-name="gr1" draw:text-style-name="P1" draw:layer="layout" svg:x1="55.699cm" svg:y1="13.866cm" svg:x2="56cm" svg:y2="13.866cm">
              <text:p/>
            </draw:line>
            <draw:line draw:style-name="gr1" draw:text-style-name="P1" draw:layer="layout" svg:x1="55.999cm" svg:y1="14.976cm" svg:x2="55.999cm" svg:y2="13.865cm">
              <text:p/>
            </draw:line>
            <draw:g>
              <draw:line draw:style-name="gr1" draw:text-style-name="P1" draw:layer="layout" svg:x1="48.999cm" svg:y1="6.412cm" svg:x2="49.3cm" svg:y2="6.412cm">
                <text:p/>
              </draw:line>
              <draw:line draw:style-name="gr1" draw:text-style-name="P1" draw:layer="layout" svg:x1="48.999cm" svg:y1="6.412cm" svg:x2="48.999cm" svg:y2="6.1cm">
                <text:p/>
              </draw:line>
              <draw:line draw:style-name="gr1" draw:text-style-name="P1" draw:layer="layout" svg:x1="48.999cm" svg:y1="6.1cm" svg:x2="49.3cm" svg:y2="6.1cm">
                <text:p/>
              </draw:line>
              <draw:line draw:style-name="gr1" draw:text-style-name="P1" draw:layer="layout" svg:x1="49.299cm" svg:y1="6.412cm" svg:x2="49.299cm" svg:y2="6.1cm">
                <text:p/>
              </draw:line>
            </draw:g>
            <draw:g>
              <draw:frame draw:style-name="gr18" draw:text-style-name="P6" draw:layer="layout" svg:width="1.439cm" svg:height="0.395cm" svg:x="51.699cm" svg:y="10.834cm">
                <draw:text-box>
                  <text:p text:style-name="P5"><text:span text:style-name="T2">Inside</text:span></text:p>
                </draw:text-box>
              </draw:frame>
              <draw:g>
                <draw:g>
                  <draw:path draw:style-name="gr19" draw:text-style-name="P8" draw:layer="layout" svg:width="0.142cm" svg:height="0.154cm" svg:x="51.5cm" svg:y="10.489cm" svg:viewBox="0 0 143 155" svg:d="M39 64h66v-1c0-22-10-32-32-32-21 0-32 11-34 33zM73 0c47 0 70 24 70 72 0 7 0 13-1 19h-103c0 22 16 33 48 33 16 0 32-1 47-4v31c-14 3-30 4-50 4-56 0-84-27-84-79 0-51 24-76 73-76z">
                    <text:p/>
                  </draw:path>
                  <draw:path draw:style-name="gr20" draw:text-style-name="P8" draw:layer="layout" svg:width="0.122cm" svg:height="0.154cm" svg:x="51.665cm" svg:y="10.489cm" svg:viewBox="0 0 123 155" svg:d="M123 151c-13 3-27 4-40 4-56 0-83-27-83-80 0-50 27-75 83-75 13 0 27 2 40 4v32c-13-3-26-5-37-5-31 0-47 14-47 44 0 33 16 49 47 49 11 0 24-1 37-4">
                    <text:p/>
                  </draw:path>
                  <draw:polygon draw:style-name="gr21" draw:text-style-name="P8" draw:layer="layout" svg:width="0.038cm" svg:height="0.21cm" svg:x="51.813cm" svg:y="10.433cm" svg:viewBox="0 0 39 211" draw:points="0,211 39,211 39,0 0,0">
                    <text:p/>
                  </draw:polygon>
                  <draw:path draw:style-name="gr22" draw:text-style-name="P8" draw:layer="layout" svg:width="0.038cm" svg:height="0.21cm" svg:x="51.889cm" svg:y="10.433cm" svg:viewBox="0 0 39 211" svg:d="M39 56v155h-39v-155M39 0v31h-39v-31">
                    <text:p/>
                  </draw:path>
                  <draw:path draw:style-name="gr23" draw:text-style-name="P8" draw:layer="layout" svg:width="0.143cm" svg:height="0.21cm" svg:x="51.965cm" svg:y="10.489cm" svg:viewBox="0 0 144 211" svg:d="M39 115c10 5 20 8 32 8 23 0 35-17 35-50 0-28-13-41-39-41-11 0-21 0-28 2M0 6c21-4 42-6 65-6 53 0 79 24 79 74 0 54-24 81-73 81-11 0-21-2-32-8v64h-39">
                    <text:p/>
                  </draw:path>
                  <draw:path draw:style-name="gr24" draw:text-style-name="P8" draw:layer="layout" svg:width="0.13cm" svg:height="0.157cm" svg:x="52.131cm" svg:y="10.487cm" svg:viewBox="0 0 131 158" svg:d="M7 149v-32c18 6 38 10 60 10 17 0 25-5 25-16s-5-16-17-16h-27c-32 0-48-15-48-46 0-33 23-49 69-49 19 0 38 3 55 9v32c-17-7-36-10-56-10-21 0-32 6-32 17 0 10 6 15 19 15h25c34 0 51 16 51 46 0 33-21 49-66 49-21 0-40-3-58-9z">
                    <text:p/>
                  </draw:path>
                  <draw:path draw:style-name="gr25" draw:text-style-name="P8" draw:layer="layout" svg:width="0.142cm" svg:height="0.154cm" svg:x="52.283cm" svg:y="10.489cm" svg:viewBox="0 0 143 155" svg:d="M39 64h66v-1c0-22-10-32-32-32-21 0-32 11-34 33zM73 0c47 0 70 24 70 72 0 7 0 13-1 19h-103c0 22 16 33 48 33 16 0 32-1 47-4v31c-14 3-30 4-50 4-56 0-84-27-84-79 0-51 24-76 73-76z">
                    <text:p/>
                  </draw:path>
                  <draw:polygon draw:style-name="gr26" draw:text-style-name="P8" draw:layer="layout" svg:width="0.038cm" svg:height="0.035cm" svg:x="52.452cm" svg:y="10.608cm" svg:viewBox="0 0 39 36" draw:points="0,36 39,36 39,0 0,0">
                    <text:p/>
                  </draw:polygon>
                  <draw:path draw:style-name="gr27" draw:text-style-name="P8" draw:layer="layout" svg:width="0.153cm" svg:height="0.155cm" svg:x="52.517cm" svg:y="10.489cm" svg:viewBox="0 0 154 156" svg:d="M77 126c25 0 37-16 37-49 0-31-12-47-37-47-26 0-38 16-38 47 0 33 12 49 38 49zM0 78c0-52 25-78 77-78s77 26 77 78-26 78-77 78-77-26-77-78z">
                    <text:p/>
                  </draw:path>
                  <draw:path draw:style-name="gr28" draw:text-style-name="P8" draw:layer="layout" svg:width="0.078cm" svg:height="0.154cm" svg:x="52.7cm" svg:y="10.489cm" svg:viewBox="0 0 79 155" svg:d="M0 155v-155h31l4 20c14-13 28-20 44-20v32c-15 0-28 6-40 18v105">
                    <text:p/>
                  </draw:path>
                  <draw:path draw:style-name="gr29" draw:text-style-name="P8" draw:layer="layout" svg:width="0.145cm" svg:height="0.21cm" svg:x="52.793cm" svg:y="10.489cm" svg:viewBox="0 0 146 211" svg:d="M106 35c-6-2-15-3-27-3-27 0-41 14-41 44 0 29 12 44 36 44 11 0 22-3 32-8M146 143c0 46-27 68-82 68-19 0-36-2-51-7v-31c15 5 32 7 52 7 28 0 41-12 41-36-11 6-23 8-37 8-46 0-69-25-69-76s27-76 80-76c19 0 40 2 66 6">
                    <text:p/>
                  </draw:path>
                  <draw:polygon draw:style-name="gr30" draw:text-style-name="P8" draw:layer="layout" svg:width="0.113cm" svg:height="0.126cm" svg:x="51.623cm" svg:y="9.577cm" svg:viewBox="0 0 114 127" draw:points="0,127 114,127 114,0 0,0">
                    <text:p/>
                  </draw:polygon>
                  <draw:path draw:style-name="gr31" draw:text-style-name="P8" draw:layer="layout" svg:width="0.409cm" svg:height="0.587cm" svg:x="51.526cm" svg:y="9.783cm" svg:viewBox="0 0 410 588" svg:d="M309 471h-98v-441c0-16-12-30-29-30h-119v119h30v352h-93v117h410c-44-29-79-70-101-117z">
                    <text:p/>
                  </draw:path>
                  <draw:path draw:style-name="gr32" draw:text-style-name="P8" draw:layer="layout" svg:width="0.52cm" svg:height="0.793cm" svg:x="52.409cm" svg:y="9.577cm" svg:viewBox="0 0 521 794" svg:d="M521 324v-119h-205v-205h-117v205h-199c44 29 79 70 101 119h98v235c0 129 106 235 235 235h87v-118h-87c-65 0-118-53-118-117v-235">
                    <text:p/>
                  </draw:path>
                  <draw:path draw:style-name="gr33" draw:text-style-name="P8" draw:layer="layout" svg:width="0.586cm" svg:height="0.587cm" svg:x="51.879cm" svg:y="9.783cm" svg:viewBox="0 0 587 588" svg:d="M470 353c0 65-53 118-118 118h-117c-65 0-117-53-117-118v-117c0-65 52-117 117-117h117c65 0 118 52 118 117M352 0h-117c-129 0-235 106-235 236v117c0 129 106 235 235 235h117c129 0 235-106 235-235v-117c0-130-106-236-235-236z">
                    <text:p/>
                  </draw:path>
                  <draw:polygon draw:style-name="gr34" draw:text-style-name="P8" draw:layer="layout" svg:width="0.239cm" svg:height="0.239cm" svg:x="52.265cm" svg:y="9.502cm" svg:viewBox="0 0 240 240" draw:points="0,120 120,240 240,120 120,0">
                    <text:p/>
                  </draw:polygon>
                  <draw:polygon draw:style-name="gr35" draw:text-style-name="P8" draw:layer="layout" svg:width="0.119cm" svg:height="0.119cm" svg:x="52.221cm" svg:y="9.416cm" svg:viewBox="0 0 120 120" draw:points="0,60 60,120 120,60 60,0">
                    <text:p/>
                  </draw:polygon>
                  <draw:polygon draw:style-name="gr36" draw:text-style-name="P8" draw:layer="layout" svg:width="0.054cm" svg:height="0.054cm" svg:x="52.013cm" svg:y="9.583cm" svg:viewBox="0 0 55 55" draw:points="0,27 27,55 55,27 27,0">
                    <text:p/>
                  </draw:polygon>
                  <draw:polygon draw:style-name="gr37" draw:text-style-name="P8" draw:layer="layout" svg:width="0.047cm" svg:height="0.046cm" svg:x="52.046cm" svg:y="9.662cm" svg:viewBox="0 0 48 47" draw:points="0,24 22,47 48,24 25,0">
                    <text:p/>
                  </draw:polygon>
                  <draw:polygon draw:style-name="gr38" draw:text-style-name="P8" draw:layer="layout" svg:width="0.064cm" svg:height="0.064cm" svg:x="51.914cm" svg:y="9.549cm" svg:viewBox="0 0 65 65" draw:points="0,32 32,65 65,33 33,0">
                    <text:p/>
                  </draw:polygon>
                  <draw:polygon draw:style-name="gr39" draw:text-style-name="P8" draw:layer="layout" svg:width="0.04cm" svg:height="0.04cm" svg:x="51.828cm" svg:y="9.569cm" svg:viewBox="0 0 41 41" draw:points="0,21 21,41 41,20 20,0">
                    <text:p/>
                  </draw:polygon>
                  <draw:polygon draw:style-name="gr40" draw:text-style-name="P8" draw:layer="layout" svg:width="0.044cm" svg:height="0.044cm" svg:x="51.874cm" svg:y="9.611cm" svg:viewBox="0 0 45 45" draw:points="0,24 24,45 45,22 22,0">
                    <text:p/>
                  </draw:polygon>
                  <draw:polygon draw:style-name="gr41" draw:text-style-name="P8" draw:layer="layout" svg:width="0.034cm" svg:height="0.034cm" svg:x="51.824cm" svg:y="9.65cm" svg:viewBox="0 0 35 35" draw:points="0,19 19,35 35,17 17,0">
                    <text:p/>
                  </draw:polygon>
                  <draw:polygon draw:style-name="gr42" draw:text-style-name="P8" draw:layer="layout" svg:width="0.026cm" svg:height="0.026cm" svg:x="51.816cm" svg:y="9.614cm" svg:viewBox="0 0 27 27" draw:points="0,14 14,27 27,13 14,0">
                    <text:p/>
                  </draw:polygon>
                  <draw:polygon draw:style-name="gr43" draw:text-style-name="P8" draw:layer="layout" svg:width="0.045cm" svg:height="0.045cm" svg:x="52.069cm" svg:y="9.542cm" svg:viewBox="0 0 46 46" draw:points="0,23 23,46 46,23 23,0">
                    <text:p/>
                  </draw:polygon>
                  <draw:polygon draw:style-name="gr44" draw:text-style-name="P8" draw:layer="layout" svg:width="0.054cm" svg:height="0.054cm" svg:x="51.946cm" svg:y="9.623cm" svg:viewBox="0 0 55 55" draw:points="0,27 27,55 55,28 28,0">
                    <text:p/>
                  </draw:polygon>
                  <draw:polygon draw:style-name="gr45" draw:text-style-name="P8" draw:layer="layout" svg:width="0.081cm" svg:height="0.081cm" svg:x="52.12cm" svg:y="9.458cm" svg:viewBox="0 0 82 82" draw:points="0,41 41,82 82,41 41,0">
                    <text:p/>
                  </draw:polygon>
                  <draw:polygon draw:style-name="gr46" draw:text-style-name="P8" draw:layer="layout" svg:width="0.073cm" svg:height="0.073cm" svg:x="52.187cm" svg:y="9.539cm" svg:viewBox="0 0 74 74" draw:points="0,37 37,74 74,37 37,0">
                    <text:p/>
                  </draw:polygon>
                  <draw:polygon draw:style-name="gr47" draw:text-style-name="P8" draw:layer="layout" svg:width="0.112cm" svg:height="0.112cm" svg:x="52.079cm" svg:y="9.59cm" svg:viewBox="0 0 113 113" draw:points="0,53 53,113 113,60 60,0">
                    <text:p/>
                  </draw:polygon>
                </draw:g>
                <draw:line draw:style-name="gr48" draw:text-style-name="P9" draw:layer="layout" svg:x1="52.35cm" svg:y1="10.005cm" svg:x2="52.35cm" svg:y2="10.136cm">
                  <text:p/>
                </draw:line>
                <draw:line draw:style-name="gr49" draw:text-style-name="P9" draw:layer="layout" svg:x1="52.729cm" svg:y1="9.902cm" svg:x2="52.925cm" svg:y2="9.902cm">
                  <text:p/>
                </draw:line>
                <draw:line draw:style-name="gr50" draw:text-style-name="P9" draw:layer="layout" svg:x1="51.962cm" svg:y1="10.498cm" svg:x2="51.962cm" svg:y2="10.694cm">
                  <text:p/>
                </draw:line>
                <draw:line draw:style-name="gr51" draw:text-style-name="P9" draw:layer="layout" svg:x1="51.888cm" svg:y1="10.49cm" svg:x2="51.925cm" svg:y2="10.49cm">
                  <text:p/>
                </draw:line>
                <draw:line draw:style-name="gr52" draw:text-style-name="P9" draw:layer="layout" svg:x1="52cm" svg:y1="10.526cm" svg:x2="52cm" svg:y2="10.6cm">
                  <text:p/>
                </draw:line>
                <draw:line draw:style-name="gr53" draw:text-style-name="P9" draw:layer="layout" svg:x1="51.79cm" svg:y1="10.609cm" svg:x2="51.79cm" svg:y2="10.64cm">
                  <text:p/>
                </draw:line>
                <draw:line draw:style-name="gr54" draw:text-style-name="P9" draw:layer="layout" svg:x1="51.89cm" svg:y1="10.433cm" svg:x2="51.927cm" svg:y2="10.433cm">
                  <text:p/>
                </draw:line>
                <draw:line draw:style-name="gr55" draw:text-style-name="P9" draw:layer="layout" svg:x1="52.903cm" svg:y1="10.526cm" svg:x2="52.903cm" svg:y2="10.6cm">
                  <text:p/>
                </draw:line>
                <draw:line draw:style-name="gr56" draw:text-style-name="P9" draw:layer="layout" svg:x1="52.939cm" svg:y1="10.496cm" svg:x2="52.94cm" svg:y2="10.633cm">
                  <text:p/>
                </draw:line>
              </draw:g>
            </draw:g>
            <draw:frame draw:style-name="gr57" draw:text-style-name="P11" draw:layer="layout" svg:width="1.386cm" svg:height="0.949cm" svg:x="52cm" svg:y="5.5cm">
              <draw:text-box>
                <text:p text:style-name="P10"><text:span text:style-name="T3">MQTT</text:span><text:span text:style-name="T3"><text:line-break/></text:span><text:span text:style-name="T3">Outp</text:span><text:span text:style-name="T3">ut</text:span></text:p>
              </draw:text-box>
            </draw:frame>
          </draw:g>
        </draw:g>
        <draw:g>
          <draw:custom-shape draw:style-name="gr3" draw:text-style-name="P2" draw:layer="layout" svg:width="19cm" svg:height="13cm" draw:transform="rotate (1.5707963267949) translate (33cm 20cm)">
            <text:p/>
            <draw:enhanced-geometry svg:viewBox="0 0 21600 21600" draw:path-stretchpoint-x="10800" draw:path-stretchpoint-y="10800" draw:text-areas="?f3 ?f4 ?f5 ?f6" draw:type="round-rectangle" draw:modifiers="2376.89827578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58" draw:text-style-name="P3" draw:layer="layout" svg:width="0.273cm" svg:height="0.24cm" svg:x="34.763cm" svg:y="18.675cm" svg:viewBox="0 0 274 241" svg:d="M146 152v-40h128v93c-12 9-32 18-54 25-24 8-47 11-72 11-30 0-57-5-80-15s-39-24-50-44-18-40-18-62c0-25 6-46 19-65 13-18 31-33 56-44 19-8 43-11 70-11 37 0 65 6 85 18s34 29 39 51l-58 9c-4-12-12-21-23-28s-26-10-43-10c-26 0-46 6-62 19-15 14-22 33-22 59 0 28 7 48 23 63 15 13 36 21 61 21 12 0 24-3 37-7s23-9 32-14v-29">
              <text:p/>
            </draw:path>
            <draw:polyline draw:style-name="gr59" draw:text-style-name="P3" draw:layer="layout" svg:width="0.261cm" svg:height="0.232cm" svg:x="35.09cm" svg:y="18.679cm" svg:viewBox="0 0 262 233" draw:points="0,233 0,0 124,0 146,1 165,2 173,3 181,3 186,5 193,6 198,8 202,10 207,12 212,15 216,18 219,21 223,25 226,29 230,33 232,37 234,42 235,46 237,50 238,56 239,61 239,66 238,72 238,75 238,78 237,81 236,84 235,86 234,90 233,92 231,94 230,97 228,99 226,102 224,104 220,109 218,111 214,113 209,116 202,120 195,123 188,126 181,128 171,130 162,130 171,135 175,138 179,140 183,142 186,145 190,147 194,150 197,153 200,156 208,165 217,175 227,188 262,233 193,233 150,182 130,161 123,153 121,150 118,148 116,146 114,145 112,144 110,142 107,141 106,140 103,139 101,139 98,138 95,138 92,137 89,137 80,136 70,136 59,136 59,233">
              <text:p/>
            </draw:polyline>
            <draw:polyline draw:style-name="gr60" draw:text-style-name="P3" draw:layer="layout" svg:width="0.118cm" svg:height="0.058cm" svg:x="35.15cm" svg:y="18.719cm" svg:viewBox="0 0 119 59" draw:points="0,59 44,59 63,59 78,58 90,58 94,57 97,56 99,56 102,54 104,54 106,52 109,51 110,50 112,48 114,46 114,44 116,42 117,41 118,39 118,37 118,34 119,32 119,30 119,26 118,23 118,22 118,21 118,20 118,18 116,18 116,16 116,15 114,14 114,13 114,12 112,10 111,10 109,8 106,6 105,6 102,4 99,3 96,2 93,1 90,1 84,1 74,1 46,0 0,0">
              <text:p/>
            </draw:polyline>
            <draw:polygon draw:style-name="gr61" draw:text-style-name="P3" draw:layer="layout" svg:width="0.221cm" svg:height="0.232cm" svg:x="35.385cm" svg:y="18.679cm" svg:viewBox="0 0 222 233" draw:points="0,233 0,0 217,0 217,39 59,39 59,92 206,92 206,130 59,130 59,194 222,194 222,233">
              <text:p/>
            </draw:polygon>
            <draw:polygon draw:style-name="gr62" draw:text-style-name="P3" draw:layer="layout" svg:width="0.231cm" svg:height="0.232cm" svg:x="35.658cm" svg:y="18.679cm" svg:viewBox="0 0 232 233" draw:points="0,233 0,0 58,0 177,156 177,0 232,0 232,233 173,233 54,81 54,233">
              <text:p/>
            </draw:polygon>
            <draw:path draw:style-name="gr63" draw:text-style-name="P3" draw:layer="layout" svg:width="0.282cm" svg:height="0.24cm" svg:x="35.942cm" svg:y="18.675cm" svg:viewBox="0 0 283 241" svg:d="M0 122c0-24 5-44 13-60 7-12 17-23 28-32s24-16 37-21c19-6 40-9 64-9 42 0 77 10 103 32s38 50 38 89-12 67-38 89-59 31-103 31-78-11-103-31c-26-22-39-51-39-88zM61 121c0 26 7 46 23 60 15 13 34 21 58 21s43-8 58-21 22-34 22-61c0-26-7-47-21-60-15-14-35-20-59-20s-44 6-59 21c-15 12-22 33-22 60z">
              <text:p/>
            </draw:path>
            <draw:path draw:style-name="gr64" draw:text-style-name="P3" draw:layer="layout" svg:width="0.244cm" svg:height="0.232cm" svg:x="36.27cm" svg:y="18.679cm" svg:viewBox="0 0 245 233" svg:d="M0 0h117c23 0 40 1 52 2s21 4 30 10 17 11 23 19 8 18 8 27c0 12-4 22-11 31s-17 16-29 20c17 5 31 12 40 21 10 11 15 22 15 36 0 10-3 20-10 31-5 10-14 17-25 24s-24 9-39 10c-9 2-34 2-72 2h-99M59 39v54h39c23 0 37-1 43-1 9-1 17-4 23-8s9-11 9-18-2-14-7-18-12-7-23-9c-5 0-22 0-50 0M59 131v63h55c21 0 34 0 40-1 9-1 16-5 22-10s8-12 8-19-2-14-6-18-11-8-19-11-25-4-53-4">
              <text:p/>
            </draw:path>
            <draw:polygon draw:style-name="gr65" draw:text-style-name="P3" draw:layer="layout" svg:width="0.205cm" svg:height="0.23cm" svg:x="36.567cm" svg:y="18.681cm" svg:viewBox="0 0 206 231" draw:points="0,231 0,0 59,0 59,192 206,192 206,231">
              <text:p/>
            </draw:polygon>
            <draw:polygon draw:style-name="gr66" draw:text-style-name="P3" draw:layer="layout" svg:width="0.221cm" svg:height="0.232cm" svg:x="36.815cm" svg:y="18.679cm" svg:viewBox="0 0 222 233" draw:points="0,233 0,0 217,0 217,39 59,39 59,92 206,92 206,130 59,130 59,194 222,194 222,233">
              <text:p/>
            </draw:polygon>
            <draw:line draw:style-name="gr14" draw:text-style-name="P4" draw:layer="layout" svg:x1="35.15cm" svg:y1="18.719cm" svg:x2="35.15cm" svg:y2="18.778cm">
              <text:p/>
            </draw:line>
            <draw:line draw:style-name="gr14" draw:text-style-name="P4" draw:layer="layout" svg:x1="35.091cm" svg:y1="18.913cm" svg:x2="35.15cm" svg:y2="18.913cm">
              <text:p/>
            </draw:line>
            <draw:line draw:style-name="gr14" draw:text-style-name="P4" draw:layer="layout" svg:x1="34.909cm" svg:y1="18.827cm" svg:x2="34.977cm" svg:y2="18.827cm">
              <text:p/>
            </draw:line>
            <draw:line draw:style-name="gr14" draw:text-style-name="P4" draw:layer="layout" svg:x1="36.271cm" svg:y1="18.677cm" svg:x2="36.271cm" svg:y2="18.914cm">
              <text:p/>
            </draw:line>
            <draw:line draw:style-name="gr14" draw:text-style-name="P4" draw:layer="layout" svg:x1="36.33cm" svg:y1="18.718cm" svg:x2="36.364cm" svg:y2="18.718cm">
              <text:p/>
            </draw:line>
            <draw:line draw:style-name="gr14" draw:text-style-name="P4" draw:layer="layout" svg:x1="36.33cm" svg:y1="18.718cm" svg:x2="36.364cm" svg:y2="18.718cm">
              <text:p/>
            </draw:line>
            <draw:line draw:style-name="gr14" draw:text-style-name="P4" draw:layer="layout" svg:x1="36.33cm" svg:y1="18.811cm" svg:x2="36.38cm" svg:y2="18.811cm">
              <text:p/>
            </draw:line>
            <draw:frame draw:style-name="gr15" draw:text-style-name="P6" draw:layer="layout" svg:width="1.439cm" svg:height="0.377cm" svg:x="35.239cm" svg:y="19.172cm">
              <draw:text-box>
                <text:p text:style-name="P5"><text:span text:style-name="T1">19/02/14</text:span></text:p>
              </draw:text-box>
            </draw:frame>
            <draw:g>
              <draw:path draw:style-name="gr16" draw:text-style-name="P7" draw:layer="layout" svg:width="0.261cm" svg:height="0.283cm" svg:x="34.7cm" svg:y="18.004cm" svg:viewBox="0 0 262 284" svg:d="M72 118h121v-3c0-39-19-59-59-59-39 0-59 21-62 62zM134 0c86 0 128 44 128 132 0 12 0 24-2 35h-188c0 40 30 61 88 61 29 0 58-3 86-9v57c-25 6-56 8-92 8-103 0-154-49-154-145 0-93 44-139 134-139z">
                <text:p/>
              </draw:path>
              <draw:path draw:style-name="gr16" draw:text-style-name="P7" draw:layer="layout" svg:width="0.224cm" svg:height="0.283cm" svg:x="35.002cm" svg:y="18.004cm" svg:viewBox="0 0 225 284" svg:d="M225 276c-24 6-48 8-73 8-102 0-152-49-152-147 0-91 50-137 152-137 25 0 49 3 73 8v58c-24-6-47-9-68-9-57 0-85 26-85 80 0 61 28 91 85 91 21 0 44-3 68-9">
                <text:p/>
              </draw:path>
              <draw:polygon draw:style-name="gr16" draw:text-style-name="P7" draw:layer="layout" svg:width="0.071cm" svg:height="0.386cm" svg:x="35.274cm" svg:y="17.902cm" svg:viewBox="0 0 72 387" draw:points="0,387 72,387 72,0 0,0">
                <text:p/>
              </draw:polygon>
              <draw:path draw:style-name="gr16" draw:text-style-name="P7" draw:layer="layout" svg:width="0.071cm" svg:height="0.386cm" svg:x="35.414cm" svg:y="17.902cm" svg:viewBox="0 0 72 387" svg:d="M72 102v285h-72v-285M72 0v57h-72v-57">
                <text:p/>
              </draw:path>
              <draw:path draw:style-name="gr16" draw:text-style-name="P7" draw:layer="layout" svg:width="0.263cm" svg:height="0.386cm" svg:x="35.553cm" svg:y="18.004cm" svg:viewBox="0 0 264 387" svg:d="M72 210c18 10 37 15 58 15 42 0 64-30 64-91 0-51-24-76-72-76-20 0-37 1-50 4M0 11c38-8 78-11 119-11 97 0 145 45 145 135 0 99-45 149-134 149-20 0-39-4-58-14v117h-72">
                <text:p/>
              </draw:path>
              <draw:path draw:style-name="gr16" draw:text-style-name="P7" draw:layer="layout" svg:width="0.24cm" svg:height="0.289cm" svg:x="35.858cm" svg:y="18.001cm" svg:viewBox="0 0 241 290" svg:d="M14 274v-60c32 12 68 19 109 19 31 0 46-10 46-30 0-19-10-29-31-29h-51c-58 0-87-28-87-84 0-60 42-90 126-90 36 0 70 6 102 16v59c-32-12-66-18-103-18-39 0-59 10-59 30 0 19 12 28 34 28h46c64 0 95 29 95 85 0 60-40 90-121 90-40 0-74-5-106-16z">
                <text:p/>
              </draw:path>
              <draw:path draw:style-name="gr16" draw:text-style-name="P7" draw:layer="layout" svg:width="0.261cm" svg:height="0.283cm" svg:x="36.135cm" svg:y="18.004cm" svg:viewBox="0 0 262 284" svg:d="M72 118h121v-3c0-39-19-59-59-59-39 0-59 21-62 62zM134 0c86 0 128 44 128 132 0 12 0 24-2 35h-188c0 40 30 61 88 61 29 0 58-3 86-9v57c-25 6-56 8-92 8-103 0-154-49-154-145 0-93 44-139 134-139z">
                <text:p/>
              </draw:path>
              <draw:polygon draw:style-name="gr16" draw:text-style-name="P7" draw:layer="layout" svg:width="0.071cm" svg:height="0.065cm" svg:x="36.445cm" svg:y="18.223cm" svg:viewBox="0 0 72 66" draw:points="0,66 72,66 72,0 0,0">
                <text:p/>
              </draw:polygon>
              <draw:path draw:style-name="gr16" draw:text-style-name="P7" draw:layer="layout" svg:width="0.281cm" svg:height="0.285cm" svg:x="36.564cm" svg:y="18.003cm" svg:viewBox="0 0 282 286" svg:d="M141 230c45 0 69-29 69-88 0-58-24-87-69-87-47 0-69 29-69 87 0 59 22 88 69 88zM0 142c0-94 46-142 141-142s141 48 141 142c0 96-47 144-141 144s-140-48-141-144z">
                <text:p/>
              </draw:path>
              <draw:path draw:style-name="gr16" draw:text-style-name="P7" draw:layer="layout" svg:width="0.143cm" svg:height="0.283cm" svg:x="36.9cm" svg:y="18.004cm" svg:viewBox="0 0 144 284" svg:d="M0 284v-284h56l9 36c25-24 51-36 79-36v58c-27 0-51 11-72 33v193">
                <text:p/>
              </draw:path>
              <draw:path draw:style-name="gr16" draw:text-style-name="P7" draw:layer="layout" svg:width="0.266cm" svg:height="0.386cm" svg:x="37.07cm" svg:y="18.004cm" svg:viewBox="0 0 267 387" svg:d="M195 65c-12-4-29-7-50-7-49 0-75 27-75 82 0 53 22 79 65 79 21 0 41-5 60-14M267 262c0 84-49 125-149 125-36 0-67-5-94-13v-57c28 9 59 13 94 13 52 0 77-21 77-65-21 9-43 13-68 13-85 0-127-45-127-138 0-94 49-140 147-140 34 0 74 3 120 11">
                <text:p/>
              </draw:path>
              <draw:polygon draw:style-name="gr16" draw:text-style-name="P7" draw:layer="layout" svg:width="0.209cm" svg:height="0.231cm" svg:x="34.926cm" svg:y="16.333cm" svg:viewBox="0 0 210 232" draw:points="0,232 210,232 210,0 0,0">
                <text:p/>
              </draw:polygon>
              <draw:path draw:style-name="gr16" draw:text-style-name="P7" draw:layer="layout" svg:width="0.75cm" svg:height="1.077cm" svg:x="34.748cm" svg:y="16.71cm" svg:viewBox="0 0 751 1078" svg:d="M566 863h-179v-809c0-29-23-54-54-54h-218v218h56v645h-171v215h751c-80-52-145-128-185-215z">
                <text:p/>
              </draw:path>
              <draw:path draw:style-name="gr16" draw:text-style-name="P7" draw:layer="layout" svg:width="0.955cm" svg:height="1.454cm" svg:x="36.366cm" svg:y="16.333cm" svg:viewBox="0 0 956 1455" svg:d="M956 594v-218h-376v-376h-215v376h-365c80 54 146 129 186 218h179v431c0 236 193 430 430 430h161v-216h-161c-118 0-215-97-215-214v-431">
                <text:p/>
              </draw:path>
              <draw:path draw:style-name="gr16" draw:text-style-name="P7" draw:layer="layout" svg:width="1.076cm" svg:height="1.077cm" svg:x="35.394cm" svg:y="16.71cm" svg:viewBox="0 0 1077 1078" svg:d="M862 648c0 118-98 215-216 215h-216c-118 0-214-97-214-215v-215c0-119 96-215 214-215h216c118 0 216 96 216 215M646 0h-216c-236 0-430 194-430 433v215c0 236 194 430 430 430h216c236 0 431-194 431-430v-215c0-239-195-433-431-433z">
                <text:p/>
              </draw:path>
              <draw:polygon draw:style-name="gr16" draw:text-style-name="P7" draw:layer="layout" svg:width="0.439cm" svg:height="0.439cm" svg:x="36.102cm" svg:y="16.195cm" svg:viewBox="0 0 440 440" draw:points="0,219 219,440 440,221 221,0">
                <text:p/>
              </draw:polygon>
              <draw:polygon draw:style-name="gr16" draw:text-style-name="P7" draw:layer="layout" svg:width="0.219cm" svg:height="0.219cm" svg:x="36.022cm" svg:y="16.038cm" svg:viewBox="0 0 220 220" draw:points="0,110 110,220 220,110 110,0">
                <text:p/>
              </draw:polygon>
              <draw:polygon draw:style-name="gr16" draw:text-style-name="P7" draw:layer="layout" svg:width="0.099cm" svg:height="0.099cm" svg:x="35.64cm" svg:y="16.343cm" svg:viewBox="0 0 100 100" draw:points="0,50 50,100 100,50 50,0">
                <text:p/>
              </draw:polygon>
              <draw:polygon draw:style-name="gr16" draw:text-style-name="P7" draw:layer="layout" svg:width="0.086cm" svg:height="0.085cm" svg:x="35.702cm" svg:y="16.488cm" svg:viewBox="0 0 87 86" draw:points="0,43 40,86 87,43 46,0">
                <text:p/>
              </draw:polygon>
              <draw:polygon draw:style-name="gr16" draw:text-style-name="P7" draw:layer="layout" svg:width="0.118cm" svg:height="0.118cm" svg:x="35.459cm" svg:y="16.28cm" svg:viewBox="0 0 119 119" draw:points="0,59 59,119 119,60 60,0">
                <text:p/>
              </draw:polygon>
              <draw:polygon draw:style-name="gr16" draw:text-style-name="P7" draw:layer="layout" svg:width="0.073cm" svg:height="0.074cm" svg:x="35.301cm" svg:y="16.317cm" svg:viewBox="0 0 74 75" draw:points="0,38 38,75 74,36 36,0">
                <text:p/>
              </draw:polygon>
              <draw:polygon draw:style-name="gr16" draw:text-style-name="P7" draw:layer="layout" svg:width="0.082cm" svg:height="0.082cm" svg:x="35.385cm" svg:y="16.394cm" svg:viewBox="0 0 83 83" draw:points="0,43 43,83 83,41 41,0">
                <text:p/>
              </draw:polygon>
              <draw:polygon draw:style-name="gr16" draw:text-style-name="P7" draw:layer="layout" svg:width="0.064cm" svg:height="0.064cm" svg:x="35.294cm" svg:y="16.467cm" svg:viewBox="0 0 65 65" draw:points="0,34 34,65 65,30 30,0">
                <text:p/>
              </draw:polygon>
              <draw:polygon draw:style-name="gr16" draw:text-style-name="P7" draw:layer="layout" svg:width="0.049cm" svg:height="0.049cm" svg:x="35.28cm" svg:y="16.399cm" svg:viewBox="0 0 50 50" draw:points="0,26 26,50 50,24 25,0">
                <text:p/>
              </draw:polygon>
              <draw:polygon draw:style-name="gr16" draw:text-style-name="P7" draw:layer="layout" svg:width="0.083cm" svg:height="0.084cm" svg:x="35.743cm" svg:y="16.268cm" svg:viewBox="0 0 84 85" draw:points="0,42 42,85 84,42 42,0">
                <text:p/>
              </draw:polygon>
              <draw:polygon draw:style-name="gr16" draw:text-style-name="P7" draw:layer="layout" svg:width="0.101cm" svg:height="0.101cm" svg:x="35.518cm" svg:y="16.417cm" svg:viewBox="0 0 102 102" draw:points="0,50 50,102 102,51 51,0">
                <text:p/>
              </draw:polygon>
              <draw:polygon draw:style-name="gr16" draw:text-style-name="P7" draw:layer="layout" svg:width="0.149cm" svg:height="0.149cm" svg:x="35.837cm" svg:y="16.115cm" svg:viewBox="0 0 150 150" draw:points="0,75 75,150 150,75 75,0">
                <text:p/>
              </draw:polygon>
              <draw:polygon draw:style-name="gr16" draw:text-style-name="P7" draw:layer="layout" svg:width="0.135cm" svg:height="0.135cm" svg:x="35.96cm" svg:y="16.263cm" svg:viewBox="0 0 136 136" draw:points="0,68 68,136 136,68 68,0">
                <text:p/>
              </draw:polygon>
              <draw:polygon draw:style-name="gr16" draw:text-style-name="P7" draw:layer="layout" svg:width="0.206cm" svg:height="0.206cm" svg:x="35.762cm" svg:y="16.355cm" svg:viewBox="0 0 207 207" draw:points="0,97 97,207 207,110 110,0">
                <text:p/>
              </draw:polygon>
            </draw:g>
            <draw:line draw:style-name="gr17" draw:text-style-name="P4" draw:layer="layout" svg:x1="36.258cm" svg:y1="17.117cm" svg:x2="36.258cm" svg:y2="17.357cm">
              <text:p/>
            </draw:line>
            <draw:line draw:style-name="gr17" draw:text-style-name="P4" draw:layer="layout" svg:x1="36.954cm" svg:y1="16.927cm" svg:x2="37.314cm" svg:y2="16.927cm">
              <text:p/>
            </draw:line>
            <draw:line draw:style-name="gr17" draw:text-style-name="P4" draw:layer="layout" svg:x1="35.546cm" svg:y1="18.021cm" svg:x2="35.546cm" svg:y2="18.381cm">
              <text:p/>
            </draw:line>
            <draw:line draw:style-name="gr17" draw:text-style-name="P4" draw:layer="layout" svg:x1="35.412cm" svg:y1="18.007cm" svg:x2="35.479cm" svg:y2="18.007cm">
              <text:p/>
            </draw:line>
            <draw:line draw:style-name="gr17" draw:text-style-name="P4" draw:layer="layout" svg:x1="35.616cm" svg:y1="18.071cm" svg:x2="35.616cm" svg:y2="18.206cm">
              <text:p/>
            </draw:line>
            <draw:line draw:style-name="gr17" draw:text-style-name="P4" draw:layer="layout" svg:x1="35.232cm" svg:y1="18.225cm" svg:x2="35.232cm" svg:y2="18.281cm">
              <text:p/>
            </draw:line>
            <draw:line draw:style-name="gr17" draw:text-style-name="P4" draw:layer="layout" svg:x1="35.414cm" svg:y1="17.901cm" svg:x2="35.481cm" svg:y2="17.901cm">
              <text:p/>
            </draw:line>
            <draw:line draw:style-name="gr17" draw:text-style-name="P4" draw:layer="layout" svg:x1="36.906cm" svg:y1="18.291cm" svg:x2="36.973cm" svg:y2="18.291cm">
              <text:p/>
            </draw:line>
            <draw:line draw:style-name="gr17" draw:text-style-name="P4" draw:layer="layout" svg:x1="37.273cm" svg:y1="18.071cm" svg:x2="37.273cm" svg:y2="18.206cm">
              <text:p/>
            </draw:line>
            <draw:line draw:style-name="gr17" draw:text-style-name="P4" draw:layer="layout" svg:x1="37.338cm" svg:y1="18.016cm" svg:x2="37.34cm" svg:y2="18.266cm">
              <text:p/>
            </draw:line>
          </draw:g>
          <draw:g>
            <draw:line draw:style-name="gr1" draw:text-style-name="P1" draw:layer="layout" svg:x1="42.698cm" svg:y1="15cm" svg:x2="42.698cm" svg:y2="14.189cm">
              <text:p/>
            </draw:line>
            <draw:line draw:style-name="gr1" draw:text-style-name="P1" draw:layer="layout" svg:x1="42.698cm" svg:y1="14.189cm" svg:x2="42.999cm" svg:y2="14.189cm">
              <text:p/>
            </draw:line>
            <draw:line draw:style-name="gr1" draw:text-style-name="P1" draw:layer="layout" svg:x1="42.698cm" svg:y1="10.555cm" svg:x2="42.999cm" svg:y2="10.555cm">
              <text:p/>
            </draw:line>
            <draw:line draw:style-name="gr1" draw:text-style-name="P1" draw:layer="layout" svg:x1="42.698cm" svg:y1="10.555cm" svg:x2="42.698cm" svg:y2="9.444cm">
              <text:p/>
            </draw:line>
            <draw:line draw:style-name="gr1" draw:text-style-name="P1" draw:layer="layout" svg:x1="42.698cm" svg:y1="9.444cm" svg:x2="42.999cm" svg:y2="9.444cm">
              <text:p/>
            </draw:line>
            <draw:line draw:style-name="gr1" draw:text-style-name="P1" draw:layer="layout" svg:x1="42.698cm" svg:y1="8.333cm" svg:x2="42.999cm" svg:y2="8.333cm">
              <text:p/>
            </draw:line>
            <draw:line draw:style-name="gr1" draw:text-style-name="P1" draw:layer="layout" svg:x1="42.698cm" svg:y1="8.333cm" svg:x2="42.698cm" svg:y2="7.222cm">
              <text:p/>
            </draw:line>
            <draw:line draw:style-name="gr1" draw:text-style-name="P1" draw:layer="layout" svg:x1="42.698cm" svg:y1="7.222cm" svg:x2="42.999cm" svg:y2="7.222cm">
              <text:p/>
            </draw:line>
            <draw:line draw:style-name="gr1" draw:text-style-name="P1" draw:layer="layout" svg:x1="42.698cm" svg:y1="6.11cm" svg:x2="42.999cm" svg:y2="6.11cm">
              <text:p/>
            </draw:line>
            <draw:line draw:style-name="gr1" draw:text-style-name="P1" draw:layer="layout" svg:x1="42.698cm" svg:y1="6.11cm" svg:x2="42.698cm" svg:y2="5.299cm">
              <text:p/>
            </draw:line>
            <draw:line draw:style-name="gr1" draw:text-style-name="P1" draw:layer="layout" svg:x1="36.299cm" svg:y1="15cm" svg:x2="36.299cm" svg:y2="14.189cm">
              <text:p/>
            </draw:line>
            <draw:line draw:style-name="gr1" draw:text-style-name="P1" draw:layer="layout" svg:x1="35.998cm" svg:y1="14.189cm" svg:x2="36.299cm" svg:y2="14.189cm">
              <text:p/>
            </draw:line>
            <draw:line draw:style-name="gr1" draw:text-style-name="P1" draw:layer="layout" svg:x1="35.998cm" svg:y1="13.077cm" svg:x2="36.299cm" svg:y2="13.077cm">
              <text:p/>
            </draw:line>
            <draw:line draw:style-name="gr1" draw:text-style-name="P1" draw:layer="layout" svg:x1="36.299cm" svg:y1="13.077cm" svg:x2="36.299cm" svg:y2="11.966cm">
              <text:p/>
            </draw:line>
            <draw:line draw:style-name="gr1" draw:text-style-name="P1" draw:layer="layout" svg:x1="35.998cm" svg:y1="11.966cm" svg:x2="36.299cm" svg:y2="11.966cm">
              <text:p/>
            </draw:line>
            <draw:line draw:style-name="gr1" draw:text-style-name="P1" draw:layer="layout" svg:x1="35.998cm" svg:y1="10.855cm" svg:x2="36.299cm" svg:y2="10.855cm">
              <text:p/>
            </draw:line>
            <draw:line draw:style-name="gr1" draw:text-style-name="P1" draw:layer="layout" svg:x1="36.299cm" svg:y1="10.855cm" svg:x2="36.299cm" svg:y2="9.744cm">
              <text:p/>
            </draw:line>
            <draw:line draw:style-name="gr1" draw:text-style-name="P1" draw:layer="layout" svg:x1="35.998cm" svg:y1="9.744cm" svg:x2="36.299cm" svg:y2="9.744cm">
              <text:p/>
            </draw:line>
            <draw:line draw:style-name="gr1" draw:text-style-name="P1" draw:layer="layout" svg:x1="35.998cm" svg:y1="8.633cm" svg:x2="36.299cm" svg:y2="8.633cm">
              <text:p/>
            </draw:line>
            <draw:line draw:style-name="gr1" draw:text-style-name="P1" draw:layer="layout" svg:x1="36.299cm" svg:y1="8.633cm" svg:x2="36.299cm" svg:y2="7.522cm">
              <text:p/>
            </draw:line>
            <draw:line draw:style-name="gr1" draw:text-style-name="P1" draw:layer="layout" svg:x1="35.998cm" svg:y1="7.522cm" svg:x2="36.299cm" svg:y2="7.522cm">
              <text:p/>
            </draw:line>
            <draw:line draw:style-name="gr1" draw:text-style-name="P1" draw:layer="layout" svg:x1="35.998cm" svg:y1="6.11cm" svg:x2="36.299cm" svg:y2="6.11cm">
              <text:p/>
            </draw:line>
            <draw:line draw:style-name="gr1" draw:text-style-name="P1" draw:layer="layout" svg:x1="36.299cm" svg:y1="6.11cm" svg:x2="36.299cm" svg:y2="5.299cm">
              <text:p/>
            </draw:line>
            <draw:line draw:style-name="gr1" draw:text-style-name="P1" draw:layer="layout" svg:x1="42.698cm" svg:y1="15cm" svg:x2="41.998cm" svg:y2="15cm">
              <text:p/>
            </draw:line>
            <draw:line draw:style-name="gr1" draw:text-style-name="P1" draw:layer="layout" svg:x1="41.998cm" svg:y1="15cm" svg:x2="41.998cm" svg:y2="15.299cm">
              <text:p/>
            </draw:line>
            <draw:line draw:style-name="gr1" draw:text-style-name="P1" draw:layer="layout" svg:x1="38.998cm" svg:y1="15cm" svg:x2="38.998cm" svg:y2="15.299cm">
              <text:p/>
            </draw:line>
            <draw:line draw:style-name="gr1" draw:text-style-name="P1" draw:layer="layout" svg:x1="38.998cm" svg:y1="15cm" svg:x2="37.999cm" svg:y2="15cm">
              <text:p/>
            </draw:line>
            <draw:line draw:style-name="gr1" draw:text-style-name="P1" draw:layer="layout" svg:x1="37.999cm" svg:y1="15cm" svg:x2="37.999cm" svg:y2="15.299cm">
              <text:p/>
            </draw:line>
            <draw:line draw:style-name="gr1" draw:text-style-name="P1" draw:layer="layout" svg:x1="36.999cm" svg:y1="15cm" svg:x2="36.999cm" svg:y2="15.299cm">
              <text:p/>
            </draw:line>
            <draw:line draw:style-name="gr1" draw:text-style-name="P1" draw:layer="layout" svg:x1="36.999cm" svg:y1="15cm" svg:x2="36.299cm" svg:y2="15cm">
              <text:p/>
            </draw:line>
            <draw:line draw:style-name="gr1" draw:text-style-name="P1" draw:layer="layout" svg:x1="42.698cm" svg:y1="5.299cm" svg:x2="41.998cm" svg:y2="5.299cm">
              <text:p/>
            </draw:line>
            <draw:line draw:style-name="gr1" draw:text-style-name="P1" draw:layer="layout" svg:x1="41.998cm" svg:y1="5cm" svg:x2="41.998cm" svg:y2="5.299cm">
              <text:p/>
            </draw:line>
            <draw:line draw:style-name="gr1" draw:text-style-name="P1" draw:layer="layout" svg:x1="36.999cm" svg:y1="5cm" svg:x2="36.999cm" svg:y2="5.299cm">
              <text:p/>
            </draw:line>
            <draw:line draw:style-name="gr1" draw:text-style-name="P1" draw:layer="layout" svg:x1="36.999cm" svg:y1="5.299cm" svg:x2="36.299cm" svg:y2="5.299cm">
              <text:p/>
            </draw:line>
            <draw:line draw:style-name="gr1" draw:text-style-name="P1" draw:layer="layout" svg:x1="35.999cm" svg:y1="13.076cm" svg:x2="35.999cm" svg:y2="11.965cm">
              <text:p/>
            </draw:line>
            <draw:line draw:style-name="gr1" draw:text-style-name="P1" draw:layer="layout" svg:x1="35.999cm" svg:y1="10.875cm" svg:x2="35.999cm" svg:y2="9.764cm">
              <text:p/>
            </draw:line>
            <draw:line draw:style-name="gr1" draw:text-style-name="P1" draw:layer="layout" svg:x1="35.999cm" svg:y1="8.632cm" svg:x2="35.999cm" svg:y2="7.521cm">
              <text:p/>
            </draw:line>
            <draw:line draw:style-name="gr1" draw:text-style-name="P1" draw:layer="layout" svg:x1="35.999cm" svg:y1="5.01cm" svg:x2="36.999cm" svg:y2="4.999cm">
              <text:p/>
            </draw:line>
            <draw:line draw:style-name="gr1" draw:text-style-name="P1" draw:layer="layout" svg:x1="35.999cm" svg:y1="6.109cm" svg:x2="35.999cm" svg:y2="4.999cm">
              <text:p/>
            </draw:line>
            <draw:line draw:style-name="gr1" draw:text-style-name="P1" draw:layer="layout" svg:x1="36.999cm" svg:y1="15.3cm" svg:x2="35.999cm" svg:y2="15.299cm">
              <text:p/>
            </draw:line>
            <draw:line draw:style-name="gr1" draw:text-style-name="P1" draw:layer="layout" svg:x1="35.999cm" svg:y1="15.299cm" svg:x2="35.999cm" svg:y2="14.188cm">
              <text:p/>
            </draw:line>
            <draw:line draw:style-name="gr1" draw:text-style-name="P1" draw:layer="layout" svg:x1="42.999cm" svg:y1="15.299cm" svg:x2="42.998cm" svg:y2="14.188cm">
              <text:p/>
            </draw:line>
            <draw:g>
              <draw:line draw:style-name="gr1" draw:text-style-name="P1" draw:layer="layout" svg:x1="42.698cm" svg:y1="12.777cm" svg:x2="42.999cm" svg:y2="12.777cm">
                <text:p/>
              </draw:line>
              <draw:line draw:style-name="gr1" draw:text-style-name="P1" draw:layer="layout" svg:x1="42.698cm" svg:y1="12.777cm" svg:x2="42.698cm" svg:y2="11.666cm">
                <text:p/>
              </draw:line>
              <draw:line draw:style-name="gr1" draw:text-style-name="P1" draw:layer="layout" svg:x1="42.698cm" svg:y1="11.666cm" svg:x2="42.999cm" svg:y2="11.666cm">
                <text:p/>
              </draw:line>
              <draw:line draw:style-name="gr1" draw:text-style-name="P1" draw:layer="layout" svg:x1="42.998cm" svg:y1="12.776cm" svg:x2="42.998cm" svg:y2="11.665cm">
                <text:p/>
              </draw:line>
            </draw:g>
            <draw:line draw:style-name="gr1" draw:text-style-name="P1" draw:layer="layout" svg:x1="42.998cm" svg:y1="10.554cm" svg:x2="42.998cm" svg:y2="9.443cm">
              <text:p/>
            </draw:line>
            <draw:line draw:style-name="gr1" draw:text-style-name="P1" draw:layer="layout" svg:x1="42.998cm" svg:y1="8.332cm" svg:x2="42.998cm" svg:y2="7.221cm">
              <text:p/>
            </draw:line>
            <draw:line draw:style-name="gr1" draw:text-style-name="P1" draw:layer="layout" svg:x1="42.998cm" svg:y1="6.109cm" svg:x2="42.999cm" svg:y2="4.999cm">
              <text:p/>
            </draw:line>
            <draw:line draw:style-name="gr1" draw:text-style-name="P1" draw:layer="layout" svg:x1="42.999cm" svg:y1="15.299cm" svg:x2="41.998cm" svg:y2="15.3cm">
              <text:p/>
            </draw:line>
            <draw:line draw:style-name="gr1" draw:text-style-name="P1" draw:layer="layout" svg:x1="42.999cm" svg:y1="4.999cm" svg:x2="41.998cm" svg:y2="4.999cm">
              <text:p/>
            </draw:line>
            <draw:line draw:style-name="gr1" draw:text-style-name="P1" draw:layer="layout" svg:x1="38.999cm" svg:y1="15.3cm" svg:x2="38cm" svg:y2="15.3cm">
              <text:p/>
            </draw:line>
            <draw:line draw:style-name="gr1" draw:text-style-name="P1" draw:layer="layout" svg:x1="42.699cm" svg:y1="14.977cm" svg:x2="43cm" svg:y2="14.977cm">
              <text:p/>
            </draw:line>
            <draw:line draw:style-name="gr1" draw:text-style-name="P1" draw:layer="layout" svg:x1="42.699cm" svg:y1="14.977cm" svg:x2="42.699cm" svg:y2="13.866cm">
              <text:p/>
            </draw:line>
            <draw:line draw:style-name="gr1" draw:text-style-name="P1" draw:layer="layout" svg:x1="42.699cm" svg:y1="13.866cm" svg:x2="43cm" svg:y2="13.866cm">
              <text:p/>
            </draw:line>
            <draw:line draw:style-name="gr1" draw:text-style-name="P1" draw:layer="layout" svg:x1="42.999cm" svg:y1="14.976cm" svg:x2="42.999cm" svg:y2="13.865cm">
              <text:p/>
            </draw:line>
            <draw:g>
              <draw:line draw:style-name="gr1" draw:text-style-name="P1" draw:layer="layout" svg:x1="35.999cm" svg:y1="6.412cm" svg:x2="36.3cm" svg:y2="6.412cm">
                <text:p/>
              </draw:line>
              <draw:line draw:style-name="gr1" draw:text-style-name="P1" draw:layer="layout" svg:x1="35.999cm" svg:y1="6.412cm" svg:x2="35.999cm" svg:y2="6.1cm">
                <text:p/>
              </draw:line>
              <draw:line draw:style-name="gr1" draw:text-style-name="P1" draw:layer="layout" svg:x1="35.999cm" svg:y1="6.1cm" svg:x2="36.3cm" svg:y2="6.1cm">
                <text:p/>
              </draw:line>
              <draw:line draw:style-name="gr1" draw:text-style-name="P1" draw:layer="layout" svg:x1="36.299cm" svg:y1="6.412cm" svg:x2="36.299cm" svg:y2="6.1cm">
                <text:p/>
              </draw:line>
            </draw:g>
            <draw:g>
              <draw:frame draw:style-name="gr18" draw:text-style-name="P6" draw:layer="layout" svg:width="1.439cm" svg:height="0.395cm" svg:x="38.699cm" svg:y="10.834cm">
                <draw:text-box>
                  <text:p text:style-name="P5"><text:span text:style-name="T2">Inside</text:span></text:p>
                </draw:text-box>
              </draw:frame>
              <draw:g>
                <draw:g>
                  <draw:path draw:style-name="gr67" draw:text-style-name="P8" draw:layer="layout" svg:width="0.142cm" svg:height="0.154cm" svg:x="38.5cm" svg:y="10.489cm" svg:viewBox="0 0 143 155" svg:d="M39 64h66v-1c0-22-10-32-32-32-21 0-32 11-34 33zM73 0c47 0 70 24 70 72 0 7 0 13-1 19h-103c0 22 16 33 48 33 16 0 32-1 47-4v31c-14 3-30 4-50 4-56 0-84-27-84-79 0-51 24-76 73-76z">
                    <text:p/>
                  </draw:path>
                  <draw:path draw:style-name="gr68" draw:text-style-name="P8" draw:layer="layout" svg:width="0.122cm" svg:height="0.154cm" svg:x="38.665cm" svg:y="10.489cm" svg:viewBox="0 0 123 155" svg:d="M123 151c-13 3-27 4-40 4-56 0-83-27-83-80 0-50 27-75 83-75 13 0 27 2 40 4v32c-13-3-26-5-37-5-31 0-47 14-47 44 0 33 16 49 47 49 11 0 24-1 37-4">
                    <text:p/>
                  </draw:path>
                  <draw:polygon draw:style-name="gr69" draw:text-style-name="P8" draw:layer="layout" svg:width="0.038cm" svg:height="0.21cm" svg:x="38.813cm" svg:y="10.433cm" svg:viewBox="0 0 39 211" draw:points="0,211 39,211 39,0 0,0">
                    <text:p/>
                  </draw:polygon>
                  <draw:path draw:style-name="gr70" draw:text-style-name="P8" draw:layer="layout" svg:width="0.038cm" svg:height="0.21cm" svg:x="38.889cm" svg:y="10.433cm" svg:viewBox="0 0 39 211" svg:d="M39 56v155h-39v-155M39 0v31h-39v-31">
                    <text:p/>
                  </draw:path>
                  <draw:path draw:style-name="gr71" draw:text-style-name="P8" draw:layer="layout" svg:width="0.143cm" svg:height="0.21cm" svg:x="38.965cm" svg:y="10.489cm" svg:viewBox="0 0 144 211" svg:d="M39 115c10 5 20 8 32 8 23 0 35-17 35-50 0-28-13-41-39-41-11 0-21 0-28 2M0 6c21-4 42-6 65-6 53 0 79 24 79 74 0 54-24 81-73 81-11 0-21-2-32-8v64h-39">
                    <text:p/>
                  </draw:path>
                  <draw:path draw:style-name="gr72" draw:text-style-name="P8" draw:layer="layout" svg:width="0.13cm" svg:height="0.157cm" svg:x="39.131cm" svg:y="10.487cm" svg:viewBox="0 0 131 158" svg:d="M7 149v-32c18 6 38 10 60 10 17 0 25-5 25-16s-5-16-17-16h-27c-32 0-48-15-48-46 0-33 23-49 69-49 19 0 38 3 55 9v32c-17-7-36-10-56-10-21 0-32 6-32 17 0 10 6 15 19 15h25c34 0 51 16 51 46 0 33-21 49-66 49-21 0-40-3-58-9z">
                    <text:p/>
                  </draw:path>
                  <draw:path draw:style-name="gr73" draw:text-style-name="P8" draw:layer="layout" svg:width="0.142cm" svg:height="0.154cm" svg:x="39.283cm" svg:y="10.489cm" svg:viewBox="0 0 143 155" svg:d="M39 64h66v-1c0-22-10-32-32-32-21 0-32 11-34 33zM73 0c47 0 70 24 70 72 0 7 0 13-1 19h-103c0 22 16 33 48 33 16 0 32-1 47-4v31c-14 3-30 4-50 4-56 0-84-27-84-79 0-51 24-76 73-76z">
                    <text:p/>
                  </draw:path>
                  <draw:polygon draw:style-name="gr74" draw:text-style-name="P8" draw:layer="layout" svg:width="0.038cm" svg:height="0.035cm" svg:x="39.452cm" svg:y="10.608cm" svg:viewBox="0 0 39 36" draw:points="0,36 39,36 39,0 0,0">
                    <text:p/>
                  </draw:polygon>
                  <draw:path draw:style-name="gr75" draw:text-style-name="P8" draw:layer="layout" svg:width="0.153cm" svg:height="0.155cm" svg:x="39.517cm" svg:y="10.489cm" svg:viewBox="0 0 154 156" svg:d="M77 126c25 0 37-16 37-49 0-31-12-47-37-47-26 0-38 16-38 47 0 33 12 49 38 49zM0 78c0-52 25-78 77-78s77 26 77 78-26 78-77 78-77-26-77-78z">
                    <text:p/>
                  </draw:path>
                  <draw:path draw:style-name="gr76" draw:text-style-name="P8" draw:layer="layout" svg:width="0.078cm" svg:height="0.154cm" svg:x="39.7cm" svg:y="10.489cm" svg:viewBox="0 0 79 155" svg:d="M0 155v-155h31l4 20c14-13 28-20 44-20v32c-15 0-28 6-40 18v105">
                    <text:p/>
                  </draw:path>
                  <draw:path draw:style-name="gr77" draw:text-style-name="P8" draw:layer="layout" svg:width="0.145cm" svg:height="0.21cm" svg:x="39.793cm" svg:y="10.489cm" svg:viewBox="0 0 146 211" svg:d="M106 35c-6-2-15-3-27-3-27 0-41 14-41 44 0 29 12 44 36 44 11 0 22-3 32-8M146 143c0 46-27 68-82 68-19 0-36-2-51-7v-31c15 5 32 7 52 7 28 0 41-12 41-36-11 6-23 8-37 8-46 0-69-25-69-76s27-76 80-76c19 0 40 2 66 6">
                    <text:p/>
                  </draw:path>
                  <draw:polygon draw:style-name="gr78" draw:text-style-name="P8" draw:layer="layout" svg:width="0.113cm" svg:height="0.126cm" svg:x="38.623cm" svg:y="9.577cm" svg:viewBox="0 0 114 127" draw:points="0,127 114,127 114,0 0,0">
                    <text:p/>
                  </draw:polygon>
                  <draw:path draw:style-name="gr79" draw:text-style-name="P8" draw:layer="layout" svg:width="0.409cm" svg:height="0.587cm" svg:x="38.526cm" svg:y="9.783cm" svg:viewBox="0 0 410 588" svg:d="M309 471h-98v-441c0-16-12-30-29-30h-119v119h30v352h-93v117h410c-44-29-79-70-101-117z">
                    <text:p/>
                  </draw:path>
                  <draw:path draw:style-name="gr80" draw:text-style-name="P8" draw:layer="layout" svg:width="0.52cm" svg:height="0.793cm" svg:x="39.409cm" svg:y="9.577cm" svg:viewBox="0 0 521 794" svg:d="M521 324v-119h-205v-205h-117v205h-199c44 29 79 70 101 119h98v235c0 129 106 235 235 235h87v-118h-87c-65 0-118-53-118-117v-235">
                    <text:p/>
                  </draw:path>
                  <draw:path draw:style-name="gr81" draw:text-style-name="P8" draw:layer="layout" svg:width="0.586cm" svg:height="0.587cm" svg:x="38.879cm" svg:y="9.783cm" svg:viewBox="0 0 587 588" svg:d="M470 353c0 65-53 118-118 118h-117c-65 0-117-53-117-118v-117c0-65 52-117 117-117h117c65 0 118 52 118 117M352 0h-117c-129 0-235 106-235 236v117c0 129 106 235 235 235h117c129 0 235-106 235-235v-117c0-130-106-236-235-236z">
                    <text:p/>
                  </draw:path>
                  <draw:polygon draw:style-name="gr82" draw:text-style-name="P8" draw:layer="layout" svg:width="0.239cm" svg:height="0.239cm" svg:x="39.265cm" svg:y="9.502cm" svg:viewBox="0 0 240 240" draw:points="0,120 120,240 240,120 120,0">
                    <text:p/>
                  </draw:polygon>
                  <draw:polygon draw:style-name="gr83" draw:text-style-name="P8" draw:layer="layout" svg:width="0.119cm" svg:height="0.119cm" svg:x="39.221cm" svg:y="9.416cm" svg:viewBox="0 0 120 120" draw:points="0,60 60,120 120,60 60,0">
                    <text:p/>
                  </draw:polygon>
                  <draw:polygon draw:style-name="gr84" draw:text-style-name="P8" draw:layer="layout" svg:width="0.054cm" svg:height="0.054cm" svg:x="39.013cm" svg:y="9.583cm" svg:viewBox="0 0 55 55" draw:points="0,27 27,55 55,27 27,0">
                    <text:p/>
                  </draw:polygon>
                  <draw:polygon draw:style-name="gr85" draw:text-style-name="P8" draw:layer="layout" svg:width="0.047cm" svg:height="0.046cm" svg:x="39.046cm" svg:y="9.662cm" svg:viewBox="0 0 48 47" draw:points="0,24 22,47 48,24 25,0">
                    <text:p/>
                  </draw:polygon>
                  <draw:polygon draw:style-name="gr86" draw:text-style-name="P8" draw:layer="layout" svg:width="0.064cm" svg:height="0.064cm" svg:x="38.914cm" svg:y="9.549cm" svg:viewBox="0 0 65 65" draw:points="0,32 32,65 65,33 33,0">
                    <text:p/>
                  </draw:polygon>
                  <draw:polygon draw:style-name="gr87" draw:text-style-name="P8" draw:layer="layout" svg:width="0.04cm" svg:height="0.04cm" svg:x="38.828cm" svg:y="9.569cm" svg:viewBox="0 0 41 41" draw:points="0,21 21,41 41,20 20,0">
                    <text:p/>
                  </draw:polygon>
                  <draw:polygon draw:style-name="gr88" draw:text-style-name="P8" draw:layer="layout" svg:width="0.044cm" svg:height="0.044cm" svg:x="38.874cm" svg:y="9.611cm" svg:viewBox="0 0 45 45" draw:points="0,24 24,45 45,22 22,0">
                    <text:p/>
                  </draw:polygon>
                  <draw:polygon draw:style-name="gr89" draw:text-style-name="P8" draw:layer="layout" svg:width="0.034cm" svg:height="0.034cm" svg:x="38.824cm" svg:y="9.65cm" svg:viewBox="0 0 35 35" draw:points="0,19 19,35 35,17 17,0">
                    <text:p/>
                  </draw:polygon>
                  <draw:polygon draw:style-name="gr90" draw:text-style-name="P8" draw:layer="layout" svg:width="0.026cm" svg:height="0.026cm" svg:x="38.816cm" svg:y="9.614cm" svg:viewBox="0 0 27 27" draw:points="0,14 14,27 27,13 14,0">
                    <text:p/>
                  </draw:polygon>
                  <draw:polygon draw:style-name="gr91" draw:text-style-name="P8" draw:layer="layout" svg:width="0.045cm" svg:height="0.045cm" svg:x="39.069cm" svg:y="9.542cm" svg:viewBox="0 0 46 46" draw:points="0,23 23,46 46,23 23,0">
                    <text:p/>
                  </draw:polygon>
                  <draw:polygon draw:style-name="gr92" draw:text-style-name="P8" draw:layer="layout" svg:width="0.054cm" svg:height="0.054cm" svg:x="38.946cm" svg:y="9.623cm" svg:viewBox="0 0 55 55" draw:points="0,27 27,55 55,28 28,0">
                    <text:p/>
                  </draw:polygon>
                  <draw:polygon draw:style-name="gr93" draw:text-style-name="P8" draw:layer="layout" svg:width="0.081cm" svg:height="0.081cm" svg:x="39.12cm" svg:y="9.458cm" svg:viewBox="0 0 82 82" draw:points="0,41 41,82 82,41 41,0">
                    <text:p/>
                  </draw:polygon>
                  <draw:polygon draw:style-name="gr94" draw:text-style-name="P8" draw:layer="layout" svg:width="0.073cm" svg:height="0.073cm" svg:x="39.187cm" svg:y="9.539cm" svg:viewBox="0 0 74 74" draw:points="0,37 37,74 74,37 37,0">
                    <text:p/>
                  </draw:polygon>
                  <draw:polygon draw:style-name="gr95" draw:text-style-name="P8" draw:layer="layout" svg:width="0.112cm" svg:height="0.112cm" svg:x="39.079cm" svg:y="9.59cm" svg:viewBox="0 0 113 113" draw:points="0,53 53,113 113,60 60,0">
                    <text:p/>
                  </draw:polygon>
                </draw:g>
                <draw:line draw:style-name="gr96" draw:text-style-name="P9" draw:layer="layout" svg:x1="39.35cm" svg:y1="10.005cm" svg:x2="39.35cm" svg:y2="10.136cm">
                  <text:p/>
                </draw:line>
                <draw:line draw:style-name="gr97" draw:text-style-name="P9" draw:layer="layout" svg:x1="39.729cm" svg:y1="9.902cm" svg:x2="39.925cm" svg:y2="9.902cm">
                  <text:p/>
                </draw:line>
                <draw:line draw:style-name="gr98" draw:text-style-name="P9" draw:layer="layout" svg:x1="38.962cm" svg:y1="10.498cm" svg:x2="38.962cm" svg:y2="10.694cm">
                  <text:p/>
                </draw:line>
                <draw:line draw:style-name="gr99" draw:text-style-name="P9" draw:layer="layout" svg:x1="38.888cm" svg:y1="10.49cm" svg:x2="38.925cm" svg:y2="10.49cm">
                  <text:p/>
                </draw:line>
                <draw:line draw:style-name="gr100" draw:text-style-name="P9" draw:layer="layout" svg:x1="39cm" svg:y1="10.526cm" svg:x2="39cm" svg:y2="10.6cm">
                  <text:p/>
                </draw:line>
                <draw:line draw:style-name="gr101" draw:text-style-name="P9" draw:layer="layout" svg:x1="38.79cm" svg:y1="10.609cm" svg:x2="38.79cm" svg:y2="10.64cm">
                  <text:p/>
                </draw:line>
                <draw:line draw:style-name="gr102" draw:text-style-name="P9" draw:layer="layout" svg:x1="38.89cm" svg:y1="10.433cm" svg:x2="38.927cm" svg:y2="10.433cm">
                  <text:p/>
                </draw:line>
                <draw:line draw:style-name="gr103" draw:text-style-name="P9" draw:layer="layout" svg:x1="39.903cm" svg:y1="10.526cm" svg:x2="39.903cm" svg:y2="10.6cm">
                  <text:p/>
                </draw:line>
                <draw:line draw:style-name="gr104" draw:text-style-name="P9" draw:layer="layout" svg:x1="39.939cm" svg:y1="10.496cm" svg:x2="39.94cm" svg:y2="10.633cm">
                  <text:p/>
                </draw:line>
              </draw:g>
            </draw:g>
            <draw:frame draw:style-name="gr57" draw:text-style-name="P11" draw:layer="layout" svg:width="1.386cm" svg:height="0.949cm" svg:x="39cm" svg:y="5.5cm">
              <draw:text-box>
                <text:p text:style-name="P10"><text:span text:style-name="T3">MQTT</text:span><text:span text:style-name="T3"><text:line-break/></text:span><text:span text:style-name="T3">Outp</text:span><text:span text:style-name="T3">ut</text:span></text:p>
              </draw:text-box>
            </draw:frame>
          </draw:g>
        </draw:g>
        <draw:line draw:style-name="gr1" draw:text-style-name="P1" draw:layer="layout" svg:x1="15cm" svg:y1="10.2cm" svg:x2="15.999cm" svg:y2="10.2cm">
          <text:p/>
        </draw:line>
        <draw:line draw:style-name="gr1" draw:text-style-name="P1" draw:layer="layout" svg:x1="15.999cm" svg:y1="9.899cm" svg:x2="15.999cm" svg:y2="10.2cm">
          <text:p/>
        </draw:line>
        <draw:line draw:style-name="gr1" draw:text-style-name="P1" draw:layer="layout" svg:x1="15.999cm" svg:y1="9.899cm" svg:x2="17cm" svg:y2="9.899cm">
          <text:p/>
        </draw:line>
        <draw:line draw:style-name="gr1" draw:text-style-name="P1" draw:layer="layout" svg:x1="17cm" svg:y1="9.899cm" svg:x2="17cm" svg:y2="10.2cm">
          <text:p/>
        </draw:line>
        <draw:line draw:style-name="gr1" draw:text-style-name="P1" draw:layer="layout" svg:x1="17cm" svg:y1="10.2cm" svg:x2="18cm" svg:y2="10.2cm">
          <text:p/>
        </draw:line>
        <draw:line draw:style-name="gr1" draw:text-style-name="P1" draw:layer="layout" svg:x1="18cm" svg:y1="9.899cm" svg:x2="18cm" svg:y2="10.2cm">
          <text:p/>
        </draw:line>
        <draw:line draw:style-name="gr1" draw:text-style-name="P1" draw:layer="layout" svg:x1="18cm" svg:y1="9.899cm" svg:x2="18.999cm" svg:y2="9.899cm">
          <text:p/>
        </draw:line>
        <draw:line draw:style-name="gr1" draw:text-style-name="P1" draw:layer="layout" svg:x1="20cm" svg:y1="9.899cm" svg:x2="21cm" svg:y2="9.899cm">
          <text:p/>
        </draw:line>
        <draw:line draw:style-name="gr1" draw:text-style-name="P1" draw:layer="layout" svg:x1="21cm" svg:y1="9.899cm" svg:x2="21cm" svg:y2="10.2cm">
          <text:p/>
        </draw:line>
        <draw:line draw:style-name="gr1" draw:text-style-name="P1" draw:layer="layout" svg:x1="21cm" svg:y1="10.2cm" svg:x2="21.7cm" svg:y2="10.2cm">
          <text:p/>
        </draw:line>
        <draw:line draw:style-name="gr1" draw:text-style-name="P1" draw:layer="layout" svg:x1="15cm" svg:y1="10.2cm" svg:x2="15cm" svg:y2="8.999cm">
          <text:p/>
        </draw:line>
        <draw:line draw:style-name="gr1" draw:text-style-name="P1" draw:layer="layout" svg:x1="15.299cm" svg:y1="8.999cm" svg:x2="15cm" svg:y2="8.999cm">
          <text:p/>
        </draw:line>
        <draw:line draw:style-name="gr1" draw:text-style-name="P1" draw:layer="layout" svg:x1="15.299cm" svg:y1="8.999cm" svg:x2="15.299cm" svg:y2="7.8cm">
          <text:p/>
        </draw:line>
        <draw:line draw:style-name="gr1" draw:text-style-name="P1" draw:layer="layout" svg:x1="15.299cm" svg:y1="7.8cm" svg:x2="15cm" svg:y2="7.8cm">
          <text:p/>
        </draw:line>
        <draw:line draw:style-name="gr1" draw:text-style-name="P1" draw:layer="layout" svg:x1="15cm" svg:y1="7.8cm" svg:x2="15cm" svg:y2="6.599cm">
          <text:p/>
        </draw:line>
        <draw:line draw:style-name="gr1" draw:text-style-name="P1" draw:layer="layout" svg:x1="15.299cm" svg:y1="6.599cm" svg:x2="15cm" svg:y2="6.599cm">
          <text:p/>
        </draw:line>
        <draw:line draw:style-name="gr1" draw:text-style-name="P1" draw:layer="layout" svg:x1="15.299cm" svg:y1="6.599cm" svg:x2="15.299cm" svg:y2="5.4cm">
          <text:p/>
        </draw:line>
        <draw:line draw:style-name="gr1" draw:text-style-name="P1" draw:layer="layout" svg:x1="15.299cm" svg:y1="5.4cm" svg:x2="15cm" svg:y2="5.4cm">
          <text:p/>
        </draw:line>
        <draw:line draw:style-name="gr1" draw:text-style-name="P1" draw:layer="layout" svg:x1="15cm" svg:y1="5.4cm" svg:x2="15cm" svg:y2="4.2cm">
          <text:p/>
        </draw:line>
        <draw:g>
          <draw:line draw:style-name="gr2" draw:text-style-name="P2" draw:layer="layout" svg:x1="15cm" svg:y1="4.2cm" svg:x2="18.5cm" svg:y2="1.2cm">
            <text:p/>
          </draw:line>
          <draw:line draw:style-name="gr2" draw:text-style-name="P2" draw:layer="layout" svg:x1="22cm" svg:y1="4.2cm" svg:x2="18.5cm" svg:y2="1.2cm">
            <text:p/>
          </draw:line>
        </draw:g>
        <draw:custom-shape draw:style-name="gr3" draw:text-style-name="P2" draw:layer="layout" svg:width="2cm" svg:height="3.7cm" svg:x="19cm" svg:y="6.2cm">
          <text:p/>
          <draw:enhanced-geometry svg:viewBox="0 0 21600 21600" draw:type="rectangle" draw:enhanced-path="M 0 0 L 21600 0 21600 21600 0 21600 0 0 Z N"/>
        </draw:custom-shape>
        <draw:g>
          <draw:custom-shape draw:style-name="gr4" draw:text-style-name="P2" draw:layer="layout" svg:width="1cm" svg:height="1cm" svg:x="18cm" svg:y="3.1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8cm" svg:y="3.2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8.1cm" svg:y="3.1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18.1cm" svg:y="3.2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0.9cm" svg:height="0.9cm" svg:x="16cm" svg:y="6.2cm">
          <text:p/>
          <draw:enhanced-geometry svg:viewBox="0 0 21600 21600" draw:type="rectangle" draw:enhanced-path="M 0 0 L 21600 0 21600 21600 0 21600 0 0 Z N"/>
        </draw:custom-shape>
        <draw:custom-shape draw:style-name="gr3" draw:text-style-name="P2" draw:layer="layout" svg:width="0.9cm" svg:height="0.9cm" svg:x="16cm" svg:y="7.3cm">
          <text:p/>
          <draw:enhanced-geometry svg:viewBox="0 0 21600 21600" draw:type="rectangle" draw:enhanced-path="M 0 0 L 21600 0 21600 21600 0 21600 0 0 Z N"/>
        </draw:custom-shape>
        <draw:custom-shape draw:style-name="gr3" draw:text-style-name="P2" draw:layer="layout" svg:width="0.9cm" svg:height="0.9cm" svg:x="17.1cm" svg:y="6.2cm">
          <text:p/>
          <draw:enhanced-geometry svg:viewBox="0 0 21600 21600" draw:type="rectangle" draw:enhanced-path="M 0 0 L 21600 0 21600 21600 0 21600 0 0 Z N"/>
        </draw:custom-shape>
        <draw:custom-shape draw:style-name="gr3" draw:text-style-name="P2" draw:layer="layout" svg:width="0.9cm" svg:height="0.9cm" svg:x="17.1cm" svg:y="7.3cm">
          <text:p/>
          <draw:enhanced-geometry svg:viewBox="0 0 21600 21600" draw:type="rectangle" draw:enhanced-path="M 0 0 L 21600 0 21600 21600 0 21600 0 0 Z N"/>
        </draw:custom-shape>
        <draw:line draw:style-name="gr1" draw:text-style-name="P1" draw:layer="layout" svg:x1="21.7cm" svg:y1="10.2cm" svg:x2="21.7cm" svg:y2="8.999cm">
          <text:p/>
        </draw:line>
        <draw:line draw:style-name="gr1" draw:text-style-name="P1" draw:layer="layout" svg:x1="21.999cm" svg:y1="8.999cm" svg:x2="21.7cm" svg:y2="8.999cm">
          <text:p/>
        </draw:line>
        <draw:line draw:style-name="gr1" draw:text-style-name="P1" draw:layer="layout" svg:x1="21.999cm" svg:y1="8.999cm" svg:x2="21.999cm" svg:y2="7.8cm">
          <text:p/>
        </draw:line>
        <draw:line draw:style-name="gr1" draw:text-style-name="P1" draw:layer="layout" svg:x1="21.999cm" svg:y1="7.8cm" svg:x2="21.7cm" svg:y2="7.8cm">
          <text:p/>
        </draw:line>
        <draw:line draw:style-name="gr1" draw:text-style-name="P1" draw:layer="layout" svg:x1="21.7cm" svg:y1="7.8cm" svg:x2="21.7cm" svg:y2="6.6cm">
          <text:p/>
        </draw:line>
        <draw:line draw:style-name="gr1" draw:text-style-name="P1" draw:layer="layout" svg:x1="21.999cm" svg:y1="6.6cm" svg:x2="21.7cm" svg:y2="6.6cm">
          <text:p/>
        </draw:line>
        <draw:line draw:style-name="gr1" draw:text-style-name="P1" draw:layer="layout" svg:x1="21.999cm" svg:y1="6.6cm" svg:x2="21.999cm" svg:y2="5.399cm">
          <text:p/>
        </draw:line>
        <draw:line draw:style-name="gr1" draw:text-style-name="P1" draw:layer="layout" svg:x1="21.999cm" svg:y1="5.399cm" svg:x2="21.7cm" svg:y2="5.399cm">
          <text:p/>
        </draw:line>
        <draw:line draw:style-name="gr1" draw:text-style-name="P1" draw:layer="layout" svg:x1="21.7cm" svg:y1="5.399cm" svg:x2="21.7cm" svg:y2="4.2cm">
          <text:p/>
        </draw:line>
        <draw:line draw:style-name="gr2" draw:text-style-name="P2" draw:layer="layout" svg:x1="21.7cm" svg:y1="4.2cm" svg:x2="22cm" svg:y2="4.2cm">
          <text:p/>
        </draw:line>
        <draw:line draw:style-name="gr1" draw:text-style-name="P1" draw:layer="layout" svg:x1="28.701cm" svg:y1="10.2cm" svg:x2="28.701cm" svg:y2="9.001cm">
          <text:p/>
        </draw:line>
        <draw:line draw:style-name="gr1" draw:text-style-name="P1" draw:layer="layout" svg:x1="29cm" svg:y1="9.001cm" svg:x2="28.701cm" svg:y2="9.001cm">
          <text:p/>
        </draw:line>
        <draw:line draw:style-name="gr1" draw:text-style-name="P1" draw:layer="layout" svg:x1="29cm" svg:y1="9.001cm" svg:x2="29cm" svg:y2="7.8cm">
          <text:p/>
        </draw:line>
        <draw:line draw:style-name="gr1" draw:text-style-name="P1" draw:layer="layout" svg:x1="29cm" svg:y1="7.8cm" svg:x2="28.701cm" svg:y2="7.8cm">
          <text:p/>
        </draw:line>
        <draw:line draw:style-name="gr1" draw:text-style-name="P1" draw:layer="layout" svg:x1="28.701cm" svg:y1="7.8cm" svg:x2="28.701cm" svg:y2="6.601cm">
          <text:p/>
        </draw:line>
        <draw:line draw:style-name="gr1" draw:text-style-name="P1" draw:layer="layout" svg:x1="29cm" svg:y1="6.601cm" svg:x2="28.701cm" svg:y2="6.601cm">
          <text:p/>
        </draw:line>
        <draw:line draw:style-name="gr1" draw:text-style-name="P1" draw:layer="layout" svg:x1="29cm" svg:y1="6.601cm" svg:x2="29cm" svg:y2="5.4cm">
          <text:p/>
        </draw:line>
        <draw:line draw:style-name="gr1" draw:text-style-name="P1" draw:layer="layout" svg:x1="29cm" svg:y1="5.4cm" svg:x2="28.701cm" svg:y2="5.4cm">
          <text:p/>
        </draw:line>
        <draw:line draw:style-name="gr1" draw:text-style-name="P1" draw:layer="layout" svg:x1="28.701cm" svg:y1="5.4cm" svg:x2="28.701cm" svg:y2="4.2cm">
          <text:p/>
        </draw:line>
        <draw:line draw:style-name="gr1" draw:text-style-name="P1" draw:layer="layout" svg:x1="22.001cm" svg:y1="10.2cm" svg:x2="23.001cm" svg:y2="10.2cm">
          <text:p/>
        </draw:line>
        <draw:line draw:style-name="gr1" draw:text-style-name="P1" draw:layer="layout" svg:x1="23.001cm" svg:y1="9.899cm" svg:x2="23.001cm" svg:y2="10.2cm">
          <text:p/>
        </draw:line>
        <draw:line draw:style-name="gr1" draw:text-style-name="P1" draw:layer="layout" svg:x1="23.001cm" svg:y1="9.899cm" svg:x2="24cm" svg:y2="9.899cm">
          <text:p/>
        </draw:line>
        <draw:line draw:style-name="gr1" draw:text-style-name="P1" draw:layer="layout" svg:x1="25.001cm" svg:y1="9.899cm" svg:x2="26cm" svg:y2="9.899cm">
          <text:p/>
        </draw:line>
        <draw:line draw:style-name="gr1" draw:text-style-name="P1" draw:layer="layout" svg:x1="27cm" svg:y1="9.899cm" svg:x2="28.001cm" svg:y2="9.899cm">
          <text:p/>
        </draw:line>
        <draw:line draw:style-name="gr1" draw:text-style-name="P1" draw:layer="layout" svg:x1="28.001cm" svg:y1="9.899cm" svg:x2="28.001cm" svg:y2="10.2cm">
          <text:p/>
        </draw:line>
        <draw:line draw:style-name="gr1" draw:text-style-name="P1" draw:layer="layout" svg:x1="28.001cm" svg:y1="10.2cm" svg:x2="28.7cm" svg:y2="10.2cm">
          <text:p/>
        </draw:line>
        <draw:g>
          <draw:line draw:style-name="gr2" draw:text-style-name="P2" draw:layer="layout" svg:x1="22cm" svg:y1="4.2cm" svg:x2="25.5cm" svg:y2="1.2cm">
            <text:p/>
          </draw:line>
          <draw:line draw:style-name="gr2" draw:text-style-name="P2" draw:layer="layout" svg:x1="29cm" svg:y1="4.2cm" svg:x2="25.5cm" svg:y2="1.2cm">
            <text:p/>
          </draw:line>
        </draw:g>
        <draw:line draw:style-name="gr2" draw:text-style-name="P2" draw:layer="layout" svg:x1="28.7cm" svg:y1="4.2cm" svg:x2="29cm" svg:y2="4.2cm">
          <text:p/>
        </draw:line>
        <draw:line draw:style-name="gr1" draw:text-style-name="P1" draw:layer="layout" svg:x1="22.001cm" svg:y1="10.2cm" svg:x2="22.001cm" svg:y2="8.999cm">
          <text:p/>
        </draw:line>
        <draw:line draw:style-name="gr1" draw:text-style-name="P1" draw:layer="layout" svg:x1="22.3cm" svg:y1="8.999cm" svg:x2="22.001cm" svg:y2="8.999cm">
          <text:p/>
        </draw:line>
        <draw:line draw:style-name="gr1" draw:text-style-name="P1" draw:layer="layout" svg:x1="22.3cm" svg:y1="8.999cm" svg:x2="22.3cm" svg:y2="7.8cm">
          <text:p/>
        </draw:line>
        <draw:line draw:style-name="gr1" draw:text-style-name="P1" draw:layer="layout" svg:x1="22.3cm" svg:y1="7.8cm" svg:x2="22.001cm" svg:y2="7.8cm">
          <text:p/>
        </draw:line>
        <draw:line draw:style-name="gr1" draw:text-style-name="P1" draw:layer="layout" svg:x1="22.001cm" svg:y1="7.8cm" svg:x2="22.001cm" svg:y2="6.599cm">
          <text:p/>
        </draw:line>
        <draw:line draw:style-name="gr1" draw:text-style-name="P1" draw:layer="layout" svg:x1="22.3cm" svg:y1="6.599cm" svg:x2="22.001cm" svg:y2="6.599cm">
          <text:p/>
        </draw:line>
        <draw:line draw:style-name="gr1" draw:text-style-name="P1" draw:layer="layout" svg:x1="22.3cm" svg:y1="6.599cm" svg:x2="22.3cm" svg:y2="5.4cm">
          <text:p/>
        </draw:line>
        <draw:line draw:style-name="gr1" draw:text-style-name="P1" draw:layer="layout" svg:x1="22.3cm" svg:y1="5.4cm" svg:x2="22.001cm" svg:y2="5.4cm">
          <text:p/>
        </draw:line>
        <draw:line draw:style-name="gr1" draw:text-style-name="P1" draw:layer="layout" svg:x1="22.001cm" svg:y1="5.4cm" svg:x2="22.001cm" svg:y2="4.2cm">
          <text:p/>
        </draw:line>
        <draw:g>
          <draw:custom-shape draw:style-name="gr4" draw:text-style-name="P2" draw:layer="layout" svg:width="1cm" svg:height="1cm" svg:x="25cm" svg:y="3.1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5cm" svg:y="3.2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5.1cm" svg:y="3.1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5.1cm" svg:y="3.2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23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23cm" svg:y="6.2cm">
          <text:p/>
          <draw:enhanced-geometry svg:viewBox="0 0 21600 21600" draw:type="rectangle" draw:enhanced-path="M 0 0 L 21600 0 21600 21600 0 21600 0 0 Z N"/>
        </draw:custom-shape>
        <draw:custom-shape draw:style-name="gr3" draw:text-style-name="P2" draw:layer="layout" svg:width="0.9cm" svg:height="1cm" svg:x="24.1cm" svg:y="6.2cm">
          <text:p/>
          <draw:enhanced-geometry svg:viewBox="0 0 21600 21600" draw:type="rectangle" draw:enhanced-path="M 0 0 L 21600 0 21600 21600 0 21600 0 0 Z N"/>
        </draw:custom-shape>
        <draw:custom-shape draw:style-name="gr3" draw:text-style-name="P2" draw:layer="layout" svg:width="0.9cm" svg:height="1cm" svg:x="26cm" svg:y="6.2cm">
          <text:p/>
          <draw:enhanced-geometry svg:viewBox="0 0 21600 21600" draw:type="rectangle" draw:enhanced-path="M 0 0 L 21600 0 21600 21600 0 21600 0 0 Z N"/>
        </draw:custom-shape>
        <draw:custom-shape draw:style-name="gr3" draw:text-style-name="P2" draw:layer="layout" svg:width="0.9cm" svg:height="1cm" svg:x="27.1cm" svg:y="6.2cm">
          <text:p/>
          <draw:enhanced-geometry svg:viewBox="0 0 21600 21600" draw:type="rectangle" draw:enhanced-path="M 0 0 L 21600 0 21600 21600 0 21600 0 0 Z N"/>
        </draw:custom-shape>
        <draw:g>
          <draw:line draw:style-name="gr2" draw:text-style-name="P2" draw:layer="layout" svg:x1="23.641cm" svg:y1="9.7cm" svg:x2="27.241cm" svg:y2="9.7cm">
            <text:p/>
          </draw:line>
          <draw:g>
            <draw:line draw:style-name="gr2" draw:text-style-name="P2" draw:layer="layout" svg:x1="23.676cm" svg:y1="9.7cm" svg:x2="23.483cm" svg:y2="9.47cm">
              <text:p/>
            </draw:line>
            <draw:line draw:style-name="gr2" draw:text-style-name="P2" draw:layer="layout" svg:x1="24.249cm" svg:y1="8.828cm" svg:x2="23.483cm" svg:y2="9.471cm">
              <text:p/>
            </draw:line>
            <draw:line draw:style-name="gr2" draw:text-style-name="P2" draw:layer="layout" svg:x1="24.442cm" svg:y1="9.058cm" svg:x2="24.249cm" svg:y2="8.828cm">
              <text:p/>
            </draw:line>
          </draw:g>
          <draw:g>
            <draw:line draw:style-name="gr2" draw:text-style-name="P2" draw:layer="layout" svg:x1="27.207cm" svg:y1="9.7cm" svg:x2="27.4cm" svg:y2="9.47cm">
              <text:p/>
            </draw:line>
            <draw:line draw:style-name="gr2" draw:text-style-name="P2" draw:layer="layout" svg:x1="26.633cm" svg:y1="8.828cm" svg:x2="27.399cm" svg:y2="9.471cm">
              <text:p/>
            </draw:line>
            <draw:line draw:style-name="gr2" draw:text-style-name="P2" draw:layer="layout" svg:x1="26.441cm" svg:y1="9.058cm" svg:x2="26.634cm" svg:y2="8.828cm">
              <text:p/>
            </draw:line>
          </draw:g>
          <draw:g>
            <draw:line draw:style-name="gr2" draw:text-style-name="P2" draw:layer="layout" svg:x1="24.441cm" svg:y1="9.033cm" svg:x2="25.441cm" svg:y2="8.2cm">
              <text:p/>
            </draw:line>
            <draw:line draw:style-name="gr2" draw:text-style-name="P2" draw:layer="layout" svg:x1="26.441cm" svg:y1="9.033cm" svg:x2="25.441cm" svg:y2="8.2cm">
              <text:p/>
            </draw:line>
          </draw:g>
        </draw:g>
        <draw:g>
          <draw:line draw:style-name="gr2" draw:text-style-name="P2" draw:layer="layout" svg:x1="20.141cm" svg:y1="2.1cm" svg:x2="23.741cm" svg:y2="2.1cm">
            <text:p/>
          </draw:line>
          <draw:g>
            <draw:line draw:style-name="gr2" draw:text-style-name="P2" draw:layer="layout" svg:x1="20.176cm" svg:y1="2.1cm" svg:x2="19.983cm" svg:y2="2.33cm">
              <text:p/>
            </draw:line>
            <draw:line draw:style-name="gr2" draw:text-style-name="P2" draw:layer="layout" svg:x1="20.749cm" svg:y1="2.972cm" svg:x2="19.983cm" svg:y2="2.329cm">
              <text:p/>
            </draw:line>
            <draw:line draw:style-name="gr2" draw:text-style-name="P2" draw:layer="layout" svg:x1="20.942cm" svg:y1="2.742cm" svg:x2="20.749cm" svg:y2="2.972cm">
              <text:p/>
            </draw:line>
          </draw:g>
          <draw:g>
            <draw:line draw:style-name="gr2" draw:text-style-name="P2" draw:layer="layout" svg:x1="23.707cm" svg:y1="2.1cm" svg:x2="23.9cm" svg:y2="2.33cm">
              <text:p/>
            </draw:line>
            <draw:line draw:style-name="gr2" draw:text-style-name="P2" draw:layer="layout" svg:x1="23.133cm" svg:y1="2.972cm" svg:x2="23.899cm" svg:y2="2.329cm">
              <text:p/>
            </draw:line>
            <draw:line draw:style-name="gr2" draw:text-style-name="P2" draw:layer="layout" svg:x1="22.941cm" svg:y1="2.742cm" svg:x2="23.134cm" svg:y2="2.972cm">
              <text:p/>
            </draw:line>
          </draw:g>
          <draw:g>
            <draw:line draw:style-name="gr2" draw:text-style-name="P2" draw:layer="layout" svg:x1="20.941cm" svg:y1="2.767cm" svg:x2="21.941cm" svg:y2="3.6cm">
              <text:p/>
            </draw:line>
            <draw:line draw:style-name="gr2" draw:text-style-name="P2" draw:layer="layout" svg:x1="22.941cm" svg:y1="2.767cm" svg:x2="21.941cm" svg:y2="3.6cm">
              <text:p/>
            </draw:line>
          </draw:g>
        </draw:g>
        <draw:g>
          <draw:line draw:style-name="gr2" draw:text-style-name="P2" draw:layer="layout" svg:x1="19.532cm" svg:y1="7.6cm" svg:x2="19.339cm" svg:y2="7.83cm">
            <text:p/>
          </draw:line>
          <draw:line draw:style-name="gr2" draw:text-style-name="P2" draw:layer="layout" svg:x1="20.105cm" svg:y1="8.472cm" svg:x2="19.339cm" svg:y2="7.829cm">
            <text:p/>
          </draw:line>
          <draw:line draw:style-name="gr2" draw:text-style-name="P2" draw:layer="layout" svg:x1="20.298cm" svg:y1="8.242cm" svg:x2="20.105cm" svg:y2="8.472cm">
            <text:p/>
          </draw:line>
          <draw:line draw:style-name="gr2" draw:text-style-name="P2" draw:layer="layout" svg:x1="19.156cm" svg:y1="7.3cm" svg:x2="19.556cm" svg:y2="7.633cm">
            <text:p/>
          </draw:line>
          <draw:line draw:style-name="gr2" draw:text-style-name="P2" draw:layer="layout" svg:x1="20.3cm" svg:y1="8.243cm" svg:x2="20.7cm" svg:y2="8.576cm">
            <text:p/>
          </draw:line>
          <draw:line draw:style-name="gr2" draw:text-style-name="P2" draw:layer="layout" svg:x1="19.193cm" svg:y1="7.4cm" svg:x2="19.193cm" svg:y2="6.5cm">
            <text:p/>
          </draw:line>
          <draw:line draw:style-name="gr2" draw:text-style-name="P2" draw:layer="layout" svg:x1="20.656cm" svg:y1="8.6cm" svg:x2="20.656cm" svg:y2="6.5cm">
            <text:p/>
          </draw:line>
          <draw:line draw:style-name="gr2" draw:text-style-name="P2" draw:layer="layout" svg:x1="19.156cm" svg:y1="6.5cm" svg:x2="20.656cm" svg:y2="6.5cm">
            <text:p/>
          </draw:line>
          <draw:custom-shape draw:style-name="gr3" draw:text-style-name="P2" draw:layer="layout" svg:width="0.2cm" svg:height="0.2cm" svg:x="19.3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9.6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9.9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20.25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 draw:text-style-name="P2" draw:layer="layout" svg:x1="16.324cm" svg:y1="2.4cm" svg:x2="16.517cm" svg:y2="2.63cm">
            <text:p/>
          </draw:line>
          <draw:line draw:style-name="gr2" draw:text-style-name="P2" draw:layer="layout" svg:x1="15.751cm" svg:y1="3.272cm" svg:x2="16.517cm" svg:y2="2.629cm">
            <text:p/>
          </draw:line>
          <draw:line draw:style-name="gr2" draw:text-style-name="P2" draw:layer="layout" svg:x1="15.558cm" svg:y1="3.042cm" svg:x2="15.751cm" svg:y2="3.272cm">
            <text:p/>
          </draw:line>
          <draw:line draw:style-name="gr2" draw:text-style-name="P2" draw:layer="layout" svg:x1="16.7cm" svg:y1="2.1cm" svg:x2="16.3cm" svg:y2="2.433cm">
            <text:p/>
          </draw:line>
          <draw:line draw:style-name="gr2" draw:text-style-name="P2" draw:layer="layout" svg:x1="15.556cm" svg:y1="3.043cm" svg:x2="15.156cm" svg:y2="3.376cm">
            <text:p/>
          </draw:line>
          <draw:line draw:style-name="gr2" draw:text-style-name="P2" draw:layer="layout" svg:x1="16.663cm" svg:y1="2.2cm" svg:x2="16.663cm" svg:y2="1.3cm">
            <text:p/>
          </draw:line>
          <draw:line draw:style-name="gr2" draw:text-style-name="P2" draw:layer="layout" svg:x1="15.2cm" svg:y1="3.4cm" svg:x2="15.2cm" svg:y2="1.3cm">
            <text:p/>
          </draw:line>
          <draw:line draw:style-name="gr2" draw:text-style-name="P2" draw:layer="layout" svg:x1="16.7cm" svg:y1="1.3cm" svg:x2="15.2cm" svg:y2="1.3cm">
            <text:p/>
          </draw:line>
          <draw:custom-shape draw:style-name="gr3" draw:text-style-name="P2" draw:layer="layout" svg:width="0.2cm" svg:height="0.2cm" svg:x="16.3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6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5.7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2cm" svg:height="0.2cm" svg:x="15.4cm" svg:y="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line draw:style-name="gr1" draw:text-style-name="P1" draw:layer="layout" svg:x1="21.301cm" svg:y1="22.7cm" svg:x2="21.301cm" svg:y2="21.499cm">
            <text:p/>
          </draw:line>
          <draw:line draw:style-name="gr1" draw:text-style-name="P1" draw:layer="layout" svg:x1="21.6cm" svg:y1="21.499cm" svg:x2="21.301cm" svg:y2="21.499cm">
            <text:p/>
          </draw:line>
          <draw:line draw:style-name="gr1" draw:text-style-name="P1" draw:layer="layout" svg:x1="21.6cm" svg:y1="21.499cm" svg:x2="21.6cm" svg:y2="20.3cm">
            <text:p/>
          </draw:line>
          <draw:line draw:style-name="gr1" draw:text-style-name="P1" draw:layer="layout" svg:x1="21.6cm" svg:y1="20.3cm" svg:x2="21.301cm" svg:y2="20.3cm">
            <text:p/>
          </draw:line>
          <draw:line draw:style-name="gr1" draw:text-style-name="P1" draw:layer="layout" svg:x1="21.301cm" svg:y1="20.3cm" svg:x2="21.301cm" svg:y2="19.099cm">
            <text:p/>
          </draw:line>
          <draw:line draw:style-name="gr1" draw:text-style-name="P1" draw:layer="layout" svg:x1="21.6cm" svg:y1="19.099cm" svg:x2="21.301cm" svg:y2="19.099cm">
            <text:p/>
          </draw:line>
          <draw:line draw:style-name="gr1" draw:text-style-name="P1" draw:layer="layout" svg:x1="21.6cm" svg:y1="19.099cm" svg:x2="21.6cm" svg:y2="17.9cm">
            <text:p/>
          </draw:line>
          <draw:line draw:style-name="gr1" draw:text-style-name="P1" draw:layer="layout" svg:x1="21.6cm" svg:y1="17.9cm" svg:x2="21.301cm" svg:y2="17.9cm">
            <text:p/>
          </draw:line>
          <draw:line draw:style-name="gr1" draw:text-style-name="P1" draw:layer="layout" svg:x1="21.301cm" svg:y1="17.9cm" svg:x2="21.301cm" svg:y2="16.7cm">
            <text:p/>
          </draw:line>
          <draw:line draw:style-name="gr1" draw:text-style-name="P1" draw:layer="layout" svg:x1="11.3cm" svg:y1="22.7cm" svg:x2="12.71cm" svg:y2="22.7cm">
            <text:p/>
          </draw:line>
          <draw:line draw:style-name="gr1" draw:text-style-name="P1" draw:layer="layout" svg:x1="12.71cm" svg:y1="22.399cm" svg:x2="12.71cm" svg:y2="22.7cm">
            <text:p/>
          </draw:line>
          <draw:line draw:style-name="gr1" draw:text-style-name="P1" draw:layer="layout" svg:x1="12.71cm" svg:y1="22.399cm" svg:x2="13.822cm" svg:y2="22.399cm">
            <text:p/>
          </draw:line>
          <draw:line draw:style-name="gr1" draw:text-style-name="P1" draw:layer="layout" svg:x1="13.822cm" svg:y1="22.399cm" svg:x2="13.822cm" svg:y2="22.7cm">
            <text:p/>
          </draw:line>
          <draw:line draw:style-name="gr1" draw:text-style-name="P1" draw:layer="layout" svg:x1="13.822cm" svg:y1="22.7cm" svg:x2="14.933cm" svg:y2="22.7cm">
            <text:p/>
          </draw:line>
          <draw:line draw:style-name="gr1" draw:text-style-name="P1" draw:layer="layout" svg:x1="14.933cm" svg:y1="22.399cm" svg:x2="14.933cm" svg:y2="22.7cm">
            <text:p/>
          </draw:line>
          <draw:line draw:style-name="gr1" draw:text-style-name="P1" draw:layer="layout" svg:x1="14.933cm" svg:y1="22.399cm" svg:x2="16.044cm" svg:y2="22.399cm">
            <text:p/>
          </draw:line>
          <draw:line draw:style-name="gr1" draw:text-style-name="P1" draw:layer="layout" svg:x1="16.044cm" svg:y1="22.399cm" svg:x2="16.044cm" svg:y2="22.7cm">
            <text:p/>
          </draw:line>
          <draw:line draw:style-name="gr1" draw:text-style-name="P1" draw:layer="layout" svg:x1="16.044cm" svg:y1="22.7cm" svg:x2="17.155cm" svg:y2="22.7cm">
            <text:p/>
          </draw:line>
          <draw:line draw:style-name="gr1" draw:text-style-name="P1" draw:layer="layout" svg:x1="17.155cm" svg:y1="22.399cm" svg:x2="17.155cm" svg:y2="22.7cm">
            <text:p/>
          </draw:line>
          <draw:line draw:style-name="gr1" draw:text-style-name="P1" draw:layer="layout" svg:x1="17.155cm" svg:y1="22.399cm" svg:x2="18.266cm" svg:y2="22.399cm">
            <text:p/>
          </draw:line>
          <draw:line draw:style-name="gr1" draw:text-style-name="P1" draw:layer="layout" svg:x1="18.266cm" svg:y1="22.399cm" svg:x2="18.266cm" svg:y2="22.7cm">
            <text:p/>
          </draw:line>
          <draw:line draw:style-name="gr1" draw:text-style-name="P1" draw:layer="layout" svg:x1="18.266cm" svg:y1="22.7cm" svg:x2="19.377cm" svg:y2="22.7cm">
            <text:p/>
          </draw:line>
          <draw:line draw:style-name="gr1" draw:text-style-name="P1" draw:layer="layout" svg:x1="19.377cm" svg:y1="22.399cm" svg:x2="19.377cm" svg:y2="22.7cm">
            <text:p/>
          </draw:line>
          <draw:line draw:style-name="gr1" draw:text-style-name="P1" draw:layer="layout" svg:x1="19.377cm" svg:y1="22.399cm" svg:x2="20.489cm" svg:y2="22.399cm">
            <text:p/>
          </draw:line>
          <draw:line draw:style-name="gr1" draw:text-style-name="P1" draw:layer="layout" svg:x1="20.489cm" svg:y1="22.399cm" svg:x2="20.489cm" svg:y2="22.7cm">
            <text:p/>
          </draw:line>
          <draw:line draw:style-name="gr1" draw:text-style-name="P1" draw:layer="layout" svg:x1="20.489cm" svg:y1="22.7cm" svg:x2="21.3cm" svg:y2="22.7cm">
            <text:p/>
          </draw:line>
          <draw:line draw:style-name="gr1" draw:text-style-name="P1" draw:layer="layout" svg:x1="11.3cm" svg:y1="22.7cm" svg:x2="11.3cm" svg:y2="21.499cm">
            <text:p/>
          </draw:line>
          <draw:line draw:style-name="gr1" draw:text-style-name="P1" draw:layer="layout" svg:x1="11.599cm" svg:y1="21.499cm" svg:x2="11.3cm" svg:y2="21.499cm">
            <text:p/>
          </draw:line>
          <draw:line draw:style-name="gr1" draw:text-style-name="P1" draw:layer="layout" svg:x1="11.599cm" svg:y1="21.499cm" svg:x2="11.599cm" svg:y2="20.3cm">
            <text:p/>
          </draw:line>
          <draw:line draw:style-name="gr1" draw:text-style-name="P1" draw:layer="layout" svg:x1="11.599cm" svg:y1="20.3cm" svg:x2="11.3cm" svg:y2="20.3cm">
            <text:p/>
          </draw:line>
          <draw:line draw:style-name="gr1" draw:text-style-name="P1" draw:layer="layout" svg:x1="11.3cm" svg:y1="20.3cm" svg:x2="11.3cm" svg:y2="19.1cm">
            <text:p/>
          </draw:line>
          <draw:line draw:style-name="gr1" draw:text-style-name="P1" draw:layer="layout" svg:x1="11.599cm" svg:y1="19.1cm" svg:x2="11.3cm" svg:y2="19.1cm">
            <text:p/>
          </draw:line>
          <draw:line draw:style-name="gr1" draw:text-style-name="P1" draw:layer="layout" svg:x1="11.599cm" svg:y1="19.1cm" svg:x2="11.599cm" svg:y2="17.899cm">
            <text:p/>
          </draw:line>
          <draw:line draw:style-name="gr1" draw:text-style-name="P1" draw:layer="layout" svg:x1="11.599cm" svg:y1="17.899cm" svg:x2="11.3cm" svg:y2="17.899cm">
            <text:p/>
          </draw:line>
          <draw:line draw:style-name="gr1" draw:text-style-name="P1" draw:layer="layout" svg:x1="11.3cm" svg:y1="17.899cm" svg:x2="11.3cm" svg:y2="16.7cm">
            <text:p/>
          </draw:line>
          <draw:line draw:style-name="gr2" draw:text-style-name="P2" draw:layer="layout" svg:x1="11.3cm" svg:y1="16.7cm" svg:x2="21.3cm" svg:y2="16.7cm">
            <text:p/>
          </draw:line>
          <draw:custom-shape draw:style-name="gr3" draw:text-style-name="P2" draw:layer="layout" svg:width="0.9cm" svg:height="0.9cm" svg:x="12.6cm" svg:y="18.7cm">
            <text:p/>
            <draw:enhanced-geometry svg:viewBox="0 0 21600 21600" draw:type="rectangle" draw:enhanced-path="M 0 0 L 21600 0 21600 21600 0 21600 0 0 Z N"/>
          </draw:custom-shape>
          <draw:custom-shape draw:style-name="gr3" draw:text-style-name="P2" draw:layer="layout" svg:width="0.9cm" svg:height="0.9cm" svg:x="12.6cm" svg:y="19.8cm">
            <text:p/>
            <draw:enhanced-geometry svg:viewBox="0 0 21600 21600" draw:type="rectangle" draw:enhanced-path="M 0 0 L 21600 0 21600 21600 0 21600 0 0 Z N"/>
          </draw:custom-shape>
          <draw:custom-shape draw:style-name="gr3" draw:text-style-name="P2" draw:layer="layout" svg:width="0.9cm" svg:height="0.9cm" svg:x="13.7cm" svg:y="18.7cm">
            <text:p/>
            <draw:enhanced-geometry svg:viewBox="0 0 21600 21600" draw:type="rectangle" draw:enhanced-path="M 0 0 L 21600 0 21600 21600 0 21600 0 0 Z N"/>
          </draw:custom-shape>
          <draw:custom-shape draw:style-name="gr3" draw:text-style-name="P2" draw:layer="layout" svg:width="0.9cm" svg:height="0.9cm" svg:x="13.7cm" svg:y="19.8cm">
            <text:p/>
            <draw:enhanced-geometry svg:viewBox="0 0 21600 21600" draw:type="rectangle" draw:enhanced-path="M 0 0 L 21600 0 21600 21600 0 21600 0 0 Z N"/>
          </draw:custom-shape>
          <draw:custom-shape draw:style-name="gr3" draw:text-style-name="P2" draw:layer="layout" svg:width="0.9cm" svg:height="0.9cm" svg:x="18.4cm" svg:y="18.7cm">
            <text:p/>
            <draw:enhanced-geometry svg:viewBox="0 0 21600 21600" draw:type="rectangle" draw:enhanced-path="M 0 0 L 21600 0 21600 21600 0 21600 0 0 Z N"/>
          </draw:custom-shape>
          <draw:custom-shape draw:style-name="gr3" draw:text-style-name="P2" draw:layer="layout" svg:width="0.9cm" svg:height="0.9cm" svg:x="18.4cm" svg:y="19.8cm">
            <text:p/>
            <draw:enhanced-geometry svg:viewBox="0 0 21600 21600" draw:type="rectangle" draw:enhanced-path="M 0 0 L 21600 0 21600 21600 0 21600 0 0 Z N"/>
          </draw:custom-shape>
          <draw:custom-shape draw:style-name="gr3" draw:text-style-name="P2" draw:layer="layout" svg:width="0.9cm" svg:height="0.9cm" svg:x="19.5cm" svg:y="18.7cm">
            <text:p/>
            <draw:enhanced-geometry svg:viewBox="0 0 21600 21600" draw:type="rectangle" draw:enhanced-path="M 0 0 L 21600 0 21600 21600 0 21600 0 0 Z N"/>
          </draw:custom-shape>
          <draw:custom-shape draw:style-name="gr3" draw:text-style-name="P2" draw:layer="layout" svg:width="0.9cm" svg:height="0.9cm" svg:x="19.5cm" svg:y="19.8cm">
            <text:p/>
            <draw:enhanced-geometry svg:viewBox="0 0 21600 21600" draw:type="rectangle" draw:enhanced-path="M 0 0 L 21600 0 21600 21600 0 21600 0 0 Z N"/>
          </draw:custom-shape>
          <draw:custom-shape draw:style-name="gr3" draw:text-style-name="P2" draw:layer="layout" svg:width="0.9cm" svg:height="0.9cm" svg:x="15.4cm" svg:y="18.7cm">
            <text:p/>
            <draw:enhanced-geometry svg:viewBox="0 0 21600 21600" draw:type="rectangle" draw:enhanced-path="M 0 0 L 21600 0 21600 21600 0 21600 0 0 Z N"/>
          </draw:custom-shape>
          <draw:custom-shape draw:style-name="gr3" draw:text-style-name="P2" draw:layer="layout" svg:width="0.9cm" svg:height="0.9cm" svg:x="15.4cm" svg:y="19.8cm">
            <text:p/>
            <draw:enhanced-geometry svg:viewBox="0 0 21600 21600" draw:type="rectangle" draw:enhanced-path="M 0 0 L 21600 0 21600 21600 0 21600 0 0 Z N"/>
          </draw:custom-shape>
          <draw:custom-shape draw:style-name="gr3" draw:text-style-name="P2" draw:layer="layout" svg:width="0.9cm" svg:height="0.9cm" svg:x="16.5cm" svg:y="18.7cm">
            <text:p/>
            <draw:enhanced-geometry svg:viewBox="0 0 21600 21600" draw:type="rectangle" draw:enhanced-path="M 0 0 L 21600 0 21600 21600 0 21600 0 0 Z N"/>
          </draw:custom-shape>
          <draw:custom-shape draw:style-name="gr3" draw:text-style-name="P2" draw:layer="layout" svg:width="0.9cm" svg:height="0.9cm" svg:x="16.5cm" svg:y="19.8cm">
            <text:p/>
            <draw:enhanced-geometry svg:viewBox="0 0 21600 21600" draw:type="rectangle" draw:enhanced-path="M 0 0 L 21600 0 21600 21600 0 21600 0 0 Z N"/>
          </draw:custom-shape>
        </draw:g>
        <draw:g>
          <draw:line draw:style-name="gr1" draw:text-style-name="P1" draw:layer="layout" svg:x1="21.301cm" svg:y1="16.4cm" svg:x2="21.301cm" svg:y2="15.199cm">
            <text:p/>
          </draw:line>
          <draw:line draw:style-name="gr1" draw:text-style-name="P1" draw:layer="layout" svg:x1="21.6cm" svg:y1="15.199cm" svg:x2="21.301cm" svg:y2="15.199cm">
            <text:p/>
          </draw:line>
          <draw:line draw:style-name="gr1" draw:text-style-name="P1" draw:layer="layout" svg:x1="21.6cm" svg:y1="15.199cm" svg:x2="21.6cm" svg:y2="14cm">
            <text:p/>
          </draw:line>
          <draw:line draw:style-name="gr1" draw:text-style-name="P1" draw:layer="layout" svg:x1="21.6cm" svg:y1="14cm" svg:x2="21.301cm" svg:y2="14cm">
            <text:p/>
          </draw:line>
          <draw:line draw:style-name="gr1" draw:text-style-name="P1" draw:layer="layout" svg:x1="21.301cm" svg:y1="14cm" svg:x2="21.301cm" svg:y2="12.799cm">
            <text:p/>
          </draw:line>
          <draw:line draw:style-name="gr1" draw:text-style-name="P1" draw:layer="layout" svg:x1="21.6cm" svg:y1="12.799cm" svg:x2="21.301cm" svg:y2="12.799cm">
            <text:p/>
          </draw:line>
          <draw:line draw:style-name="gr1" draw:text-style-name="P1" draw:layer="layout" svg:x1="21.6cm" svg:y1="12.799cm" svg:x2="21.6cm" svg:y2="11.6cm">
            <text:p/>
          </draw:line>
          <draw:line draw:style-name="gr1" draw:text-style-name="P1" draw:layer="layout" svg:x1="21.6cm" svg:y1="11.6cm" svg:x2="21.301cm" svg:y2="11.6cm">
            <text:p/>
          </draw:line>
          <draw:line draw:style-name="gr1" draw:text-style-name="P1" draw:layer="layout" svg:x1="21.301cm" svg:y1="11.6cm" svg:x2="21.301cm" svg:y2="10.4cm">
            <text:p/>
          </draw:line>
          <draw:line draw:style-name="gr1" draw:text-style-name="P1" draw:layer="layout" svg:x1="11.3cm" svg:y1="16.4cm" svg:x2="12.71cm" svg:y2="16.4cm">
            <text:p/>
          </draw:line>
          <draw:line draw:style-name="gr1" draw:text-style-name="P1" draw:layer="layout" svg:x1="12.71cm" svg:y1="16.099cm" svg:x2="12.71cm" svg:y2="16.4cm">
            <text:p/>
          </draw:line>
          <draw:line draw:style-name="gr1" draw:text-style-name="P1" draw:layer="layout" svg:x1="12.71cm" svg:y1="16.099cm" svg:x2="13.822cm" svg:y2="16.099cm">
            <text:p/>
          </draw:line>
          <draw:line draw:style-name="gr1" draw:text-style-name="P1" draw:layer="layout" svg:x1="13.822cm" svg:y1="16.099cm" svg:x2="13.822cm" svg:y2="16.4cm">
            <text:p/>
          </draw:line>
          <draw:line draw:style-name="gr1" draw:text-style-name="P1" draw:layer="layout" svg:x1="13.822cm" svg:y1="16.4cm" svg:x2="14.933cm" svg:y2="16.4cm">
            <text:p/>
          </draw:line>
          <draw:line draw:style-name="gr1" draw:text-style-name="P1" draw:layer="layout" svg:x1="14.933cm" svg:y1="16.099cm" svg:x2="14.933cm" svg:y2="16.4cm">
            <text:p/>
          </draw:line>
          <draw:line draw:style-name="gr1" draw:text-style-name="P1" draw:layer="layout" svg:x1="14.933cm" svg:y1="16.099cm" svg:x2="16.044cm" svg:y2="16.099cm">
            <text:p/>
          </draw:line>
          <draw:line draw:style-name="gr1" draw:text-style-name="P1" draw:layer="layout" svg:x1="16.044cm" svg:y1="16.099cm" svg:x2="16.044cm" svg:y2="16.4cm">
            <text:p/>
          </draw:line>
          <draw:line draw:style-name="gr1" draw:text-style-name="P1" draw:layer="layout" svg:x1="16.044cm" svg:y1="16.4cm" svg:x2="17.155cm" svg:y2="16.4cm">
            <text:p/>
          </draw:line>
          <draw:line draw:style-name="gr1" draw:text-style-name="P1" draw:layer="layout" svg:x1="17.155cm" svg:y1="16.099cm" svg:x2="17.155cm" svg:y2="16.4cm">
            <text:p/>
          </draw:line>
          <draw:line draw:style-name="gr1" draw:text-style-name="P1" draw:layer="layout" svg:x1="17.155cm" svg:y1="16.099cm" svg:x2="18.266cm" svg:y2="16.099cm">
            <text:p/>
          </draw:line>
          <draw:line draw:style-name="gr1" draw:text-style-name="P1" draw:layer="layout" svg:x1="18.266cm" svg:y1="16.099cm" svg:x2="18.266cm" svg:y2="16.4cm">
            <text:p/>
          </draw:line>
          <draw:line draw:style-name="gr1" draw:text-style-name="P1" draw:layer="layout" svg:x1="18.266cm" svg:y1="16.4cm" svg:x2="19.377cm" svg:y2="16.4cm">
            <text:p/>
          </draw:line>
          <draw:line draw:style-name="gr1" draw:text-style-name="P1" draw:layer="layout" svg:x1="19.377cm" svg:y1="16.099cm" svg:x2="19.377cm" svg:y2="16.4cm">
            <text:p/>
          </draw:line>
          <draw:line draw:style-name="gr1" draw:text-style-name="P1" draw:layer="layout" svg:x1="19.377cm" svg:y1="16.099cm" svg:x2="20.489cm" svg:y2="16.099cm">
            <text:p/>
          </draw:line>
          <draw:line draw:style-name="gr1" draw:text-style-name="P1" draw:layer="layout" svg:x1="20.489cm" svg:y1="16.099cm" svg:x2="20.489cm" svg:y2="16.4cm">
            <text:p/>
          </draw:line>
          <draw:line draw:style-name="gr1" draw:text-style-name="P1" draw:layer="layout" svg:x1="20.489cm" svg:y1="16.4cm" svg:x2="21.3cm" svg:y2="16.4cm">
            <text:p/>
          </draw:line>
          <draw:line draw:style-name="gr1" draw:text-style-name="P1" draw:layer="layout" svg:x1="11.3cm" svg:y1="16.4cm" svg:x2="11.3cm" svg:y2="15.199cm">
            <text:p/>
          </draw:line>
          <draw:line draw:style-name="gr1" draw:text-style-name="P1" draw:layer="layout" svg:x1="11.599cm" svg:y1="15.199cm" svg:x2="11.3cm" svg:y2="15.199cm">
            <text:p/>
          </draw:line>
          <draw:line draw:style-name="gr1" draw:text-style-name="P1" draw:layer="layout" svg:x1="11.599cm" svg:y1="15.199cm" svg:x2="11.599cm" svg:y2="14cm">
            <text:p/>
          </draw:line>
          <draw:line draw:style-name="gr1" draw:text-style-name="P1" draw:layer="layout" svg:x1="11.599cm" svg:y1="14cm" svg:x2="11.3cm" svg:y2="14cm">
            <text:p/>
          </draw:line>
          <draw:line draw:style-name="gr1" draw:text-style-name="P1" draw:layer="layout" svg:x1="11.3cm" svg:y1="14cm" svg:x2="11.3cm" svg:y2="12.8cm">
            <text:p/>
          </draw:line>
          <draw:line draw:style-name="gr1" draw:text-style-name="P1" draw:layer="layout" svg:x1="11.599cm" svg:y1="12.8cm" svg:x2="11.3cm" svg:y2="12.8cm">
            <text:p/>
          </draw:line>
          <draw:line draw:style-name="gr1" draw:text-style-name="P1" draw:layer="layout" svg:x1="11.599cm" svg:y1="12.8cm" svg:x2="11.599cm" svg:y2="11.599cm">
            <text:p/>
          </draw:line>
          <draw:line draw:style-name="gr1" draw:text-style-name="P1" draw:layer="layout" svg:x1="11.599cm" svg:y1="11.599cm" svg:x2="11.3cm" svg:y2="11.599cm">
            <text:p/>
          </draw:line>
          <draw:line draw:style-name="gr1" draw:text-style-name="P1" draw:layer="layout" svg:x1="11.3cm" svg:y1="11.599cm" svg:x2="11.3cm" svg:y2="10.4cm">
            <text:p/>
          </draw:line>
          <draw:line draw:style-name="gr2" draw:text-style-name="P2" draw:layer="layout" svg:x1="11.3cm" svg:y1="10.4cm" svg:x2="21.3cm" svg:y2="10.4cm">
            <text:p/>
          </draw:line>
          <draw:custom-shape draw:style-name="gr3" draw:text-style-name="P2" draw:layer="layout" svg:width="0.9cm" svg:height="0.9cm" svg:x="12.6cm" svg:y="12.4cm">
            <text:p/>
            <draw:enhanced-geometry svg:viewBox="0 0 21600 21600" draw:type="rectangle" draw:enhanced-path="M 0 0 L 21600 0 21600 21600 0 21600 0 0 Z N"/>
          </draw:custom-shape>
          <draw:custom-shape draw:style-name="gr3" draw:text-style-name="P2" draw:layer="layout" svg:width="0.9cm" svg:height="0.9cm" svg:x="12.6cm" svg:y="13.5cm">
            <text:p/>
            <draw:enhanced-geometry svg:viewBox="0 0 21600 21600" draw:type="rectangle" draw:enhanced-path="M 0 0 L 21600 0 21600 21600 0 21600 0 0 Z N"/>
          </draw:custom-shape>
          <draw:custom-shape draw:style-name="gr3" draw:text-style-name="P2" draw:layer="layout" svg:width="0.9cm" svg:height="0.9cm" svg:x="13.7cm" svg:y="12.4cm">
            <text:p/>
            <draw:enhanced-geometry svg:viewBox="0 0 21600 21600" draw:type="rectangle" draw:enhanced-path="M 0 0 L 21600 0 21600 21600 0 21600 0 0 Z N"/>
          </draw:custom-shape>
          <draw:custom-shape draw:style-name="gr3" draw:text-style-name="P2" draw:layer="layout" svg:width="0.9cm" svg:height="0.9cm" svg:x="13.7cm" svg:y="13.5cm">
            <text:p/>
            <draw:enhanced-geometry svg:viewBox="0 0 21600 21600" draw:type="rectangle" draw:enhanced-path="M 0 0 L 21600 0 21600 21600 0 21600 0 0 Z N"/>
          </draw:custom-shape>
          <draw:custom-shape draw:style-name="gr3" draw:text-style-name="P2" draw:layer="layout" svg:width="0.9cm" svg:height="0.9cm" svg:x="18.4cm" svg:y="12.4cm">
            <text:p/>
            <draw:enhanced-geometry svg:viewBox="0 0 21600 21600" draw:type="rectangle" draw:enhanced-path="M 0 0 L 21600 0 21600 21600 0 21600 0 0 Z N"/>
          </draw:custom-shape>
          <draw:custom-shape draw:style-name="gr3" draw:text-style-name="P2" draw:layer="layout" svg:width="0.9cm" svg:height="0.9cm" svg:x="18.4cm" svg:y="13.5cm">
            <text:p/>
            <draw:enhanced-geometry svg:viewBox="0 0 21600 21600" draw:type="rectangle" draw:enhanced-path="M 0 0 L 21600 0 21600 21600 0 21600 0 0 Z N"/>
          </draw:custom-shape>
          <draw:custom-shape draw:style-name="gr3" draw:text-style-name="P2" draw:layer="layout" svg:width="0.9cm" svg:height="0.9cm" svg:x="19.5cm" svg:y="12.4cm">
            <text:p/>
            <draw:enhanced-geometry svg:viewBox="0 0 21600 21600" draw:type="rectangle" draw:enhanced-path="M 0 0 L 21600 0 21600 21600 0 21600 0 0 Z N"/>
          </draw:custom-shape>
          <draw:custom-shape draw:style-name="gr3" draw:text-style-name="P2" draw:layer="layout" svg:width="0.9cm" svg:height="0.9cm" svg:x="19.5cm" svg:y="13.5cm">
            <text:p/>
            <draw:enhanced-geometry svg:viewBox="0 0 21600 21600" draw:type="rectangle" draw:enhanced-path="M 0 0 L 21600 0 21600 21600 0 21600 0 0 Z N"/>
          </draw:custom-shape>
          <draw:custom-shape draw:style-name="gr3" draw:text-style-name="P2" draw:layer="layout" svg:width="0.9cm" svg:height="0.9cm" svg:x="15.4cm" svg:y="12.4cm">
            <text:p/>
            <draw:enhanced-geometry svg:viewBox="0 0 21600 21600" draw:type="rectangle" draw:enhanced-path="M 0 0 L 21600 0 21600 21600 0 21600 0 0 Z N"/>
          </draw:custom-shape>
          <draw:custom-shape draw:style-name="gr3" draw:text-style-name="P2" draw:layer="layout" svg:width="0.9cm" svg:height="0.9cm" svg:x="15.4cm" svg:y="13.5cm">
            <text:p/>
            <draw:enhanced-geometry svg:viewBox="0 0 21600 21600" draw:type="rectangle" draw:enhanced-path="M 0 0 L 21600 0 21600 21600 0 21600 0 0 Z N"/>
          </draw:custom-shape>
          <draw:custom-shape draw:style-name="gr3" draw:text-style-name="P2" draw:layer="layout" svg:width="0.9cm" svg:height="0.9cm" svg:x="16.5cm" svg:y="12.4cm">
            <text:p/>
            <draw:enhanced-geometry svg:viewBox="0 0 21600 21600" draw:type="rectangle" draw:enhanced-path="M 0 0 L 21600 0 21600 21600 0 21600 0 0 Z N"/>
          </draw:custom-shape>
          <draw:custom-shape draw:style-name="gr3" draw:text-style-name="P2" draw:layer="layout" svg:width="0.9cm" svg:height="0.9cm" svg:x="16.5cm" svg:y="13.5cm">
            <text:p/>
            <draw:enhanced-geometry svg:viewBox="0 0 21600 21600" draw:type="rectangle" draw:enhanced-path="M 0 0 L 21600 0 21600 21600 0 21600 0 0 Z N"/>
          </draw:custom-shape>
        </draw:g>
        <draw:g>
          <draw:g>
            <draw:line draw:style-name="gr2" draw:text-style-name="P2" draw:layer="layout" svg:x1="12.1cm" svg:y1="34cm" svg:x2="12.1cm" svg:y2="23cm">
              <text:p/>
            </draw:line>
            <draw:line draw:style-name="gr2" draw:text-style-name="P2" draw:layer="layout" svg:x1="12.1cm" svg:y1="23cm" svg:x2="23.1cm" svg:y2="23cm">
              <text:p/>
            </draw:line>
            <draw:line draw:style-name="gr2" draw:text-style-name="P2" draw:layer="layout" svg:x1="12.1cm" svg:y1="34cm" svg:x2="23.1cm" svg:y2="34cm">
              <text:p/>
            </draw:line>
            <draw:line draw:style-name="gr2" draw:text-style-name="P2" draw:layer="layout" svg:x1="23.1cm" svg:y1="34cm" svg:x2="23.1cm" svg:y2="23cm">
              <text:p/>
            </draw:line>
            <draw:line draw:style-name="gr2" draw:text-style-name="P2" draw:layer="layout" svg:x1="12.1cm" svg:y1="28.3cm" svg:x2="13.1cm" svg:y2="28.3cm">
              <text:p/>
            </draw:line>
            <draw:line draw:style-name="gr2" draw:text-style-name="P2" draw:layer="layout" svg:x1="13.1cm" svg:y1="28.7cm" svg:x2="14.1cm" svg:y2="28.7cm">
              <text:p/>
            </draw:line>
            <draw:line draw:style-name="gr2" draw:text-style-name="P2" draw:layer="layout" svg:x1="13.1cm" svg:y1="28.7cm" svg:x2="13.1cm" svg:y2="28.3cm">
              <text:p/>
            </draw:line>
            <draw:line draw:style-name="gr2" draw:text-style-name="P2" draw:layer="layout" svg:x1="14.1cm" svg:y1="28.7cm" svg:x2="14.1cm" svg:y2="28.3cm">
              <text:p/>
            </draw:line>
            <draw:line draw:style-name="gr2" draw:text-style-name="P2" draw:layer="layout" svg:x1="14.1cm" svg:y1="28.3cm" svg:x2="15.1cm" svg:y2="28.3cm">
              <text:p/>
            </draw:line>
            <draw:line draw:style-name="gr2" draw:text-style-name="P2" draw:layer="layout" svg:x1="15.1cm" svg:y1="28.7cm" svg:x2="16.1cm" svg:y2="28.7cm">
              <text:p/>
            </draw:line>
            <draw:line draw:style-name="gr2" draw:text-style-name="P2" draw:layer="layout" svg:x1="15.1cm" svg:y1="28.7cm" svg:x2="15.1cm" svg:y2="28.3cm">
              <text:p/>
            </draw:line>
            <draw:line draw:style-name="gr2" draw:text-style-name="P2" draw:layer="layout" svg:x1="16.1cm" svg:y1="28.7cm" svg:x2="16.1cm" svg:y2="28.3cm">
              <text:p/>
            </draw:line>
            <draw:line draw:style-name="gr2" draw:text-style-name="P2" draw:layer="layout" svg:x1="16.1cm" svg:y1="28.3cm" svg:x2="17.1cm" svg:y2="28.3cm">
              <text:p/>
            </draw:line>
            <draw:line draw:style-name="gr2" draw:text-style-name="P2" draw:layer="layout" svg:x1="17.1cm" svg:y1="28.7cm" svg:x2="18.1cm" svg:y2="28.7cm">
              <text:p/>
            </draw:line>
            <draw:line draw:style-name="gr2" draw:text-style-name="P2" draw:layer="layout" svg:x1="17.1cm" svg:y1="28.7cm" svg:x2="17.1cm" svg:y2="28.3cm">
              <text:p/>
            </draw:line>
            <draw:line draw:style-name="gr2" draw:text-style-name="P2" draw:layer="layout" svg:x1="18.1cm" svg:y1="28.7cm" svg:x2="18.1cm" svg:y2="28.3cm">
              <text:p/>
            </draw:line>
            <draw:line draw:style-name="gr2" draw:text-style-name="P2" draw:layer="layout" svg:x1="18.1cm" svg:y1="28.3cm" svg:x2="19.1cm" svg:y2="28.3cm">
              <text:p/>
            </draw:line>
            <draw:line draw:style-name="gr2" draw:text-style-name="P2" draw:layer="layout" svg:x1="19.1cm" svg:y1="28.7cm" svg:x2="20.1cm" svg:y2="28.7cm">
              <text:p/>
            </draw:line>
            <draw:line draw:style-name="gr2" draw:text-style-name="P2" draw:layer="layout" svg:x1="19.1cm" svg:y1="28.7cm" svg:x2="19.1cm" svg:y2="28.3cm">
              <text:p/>
            </draw:line>
            <draw:line draw:style-name="gr2" draw:text-style-name="P2" draw:layer="layout" svg:x1="20.1cm" svg:y1="28.7cm" svg:x2="20.1cm" svg:y2="28.3cm">
              <text:p/>
            </draw:line>
            <draw:line draw:style-name="gr2" draw:text-style-name="P2" draw:layer="layout" svg:x1="20.1cm" svg:y1="28.3cm" svg:x2="21.1cm" svg:y2="28.3cm">
              <text:p/>
            </draw:line>
            <draw:line draw:style-name="gr2" draw:text-style-name="P2" draw:layer="layout" svg:x1="21.1cm" svg:y1="28.7cm" svg:x2="22.1cm" svg:y2="28.7cm">
              <text:p/>
            </draw:line>
            <draw:line draw:style-name="gr2" draw:text-style-name="P2" draw:layer="layout" svg:x1="21.1cm" svg:y1="28.7cm" svg:x2="21.1cm" svg:y2="28.3cm">
              <text:p/>
            </draw:line>
            <draw:line draw:style-name="gr2" draw:text-style-name="P2" draw:layer="layout" svg:x1="22.1cm" svg:y1="28.7cm" svg:x2="22.1cm" svg:y2="28.3cm">
              <text:p/>
            </draw:line>
            <draw:line draw:style-name="gr2" draw:text-style-name="P2" draw:layer="layout" svg:x1="22.1cm" svg:y1="28.3cm" svg:x2="23.1cm" svg:y2="28.3cm">
              <text:p/>
            </draw:line>
          </draw:g>
          <draw:custom-shape draw:style-name="gr3" draw:text-style-name="P2" draw:layer="layout" svg:width="0.3cm" svg:height="1cm" svg:x="22.2cm" svg:y="26cm">
            <text:p/>
            <draw:enhanced-geometry svg:viewBox="0 0 21600 21600" draw:type="rectangle" draw:enhanced-path="M 0 0 L 21600 0 21600 21600 0 21600 0 0 Z N"/>
          </draw:custom-shape>
          <draw:custom-shape draw:style-name="gr3" draw:text-style-name="P2" draw:layer="layout" svg:width="0.3cm" svg:height="1cm" svg:x="22.2cm" svg:y="30cm">
            <text:p/>
            <draw:enhanced-geometry svg:viewBox="0 0 21600 21600" draw:type="rectangle" draw:enhanced-path="M 0 0 L 21600 0 21600 21600 0 21600 0 0 Z N"/>
          </draw:custom-shape>
          <draw:custom-shape draw:style-name="gr3" draw:text-style-name="P2" draw:layer="layout" svg:width="0.3cm" svg:height="1cm" svg:x="12.8cm" svg:y="26cm">
            <text:p/>
            <draw:enhanced-geometry svg:viewBox="0 0 21600 21600" draw:type="rectangle" draw:enhanced-path="M 0 0 L 21600 0 21600 21600 0 21600 0 0 Z N"/>
          </draw:custom-shape>
          <draw:custom-shape draw:style-name="gr3" draw:text-style-name="P2" draw:layer="layout" svg:width="0.3cm" svg:height="1cm" svg:x="12.8cm" svg:y="30cm">
            <text:p/>
            <draw:enhanced-geometry svg:viewBox="0 0 21600 21600" draw:type="rectangle" draw:enhanced-path="M 0 0 L 21600 0 21600 21600 0 21600 0 0 Z N"/>
          </draw:custom-shape>
          <draw:custom-shape draw:style-name="gr3" draw:text-style-name="P2" draw:layer="layout" svg:width="0.3cm" svg:height="1cm" svg:x="13.8cm" svg:y="25cm">
            <text:p/>
            <draw:enhanced-geometry svg:viewBox="0 0 21600 21600" draw:type="rectangle" draw:enhanced-path="M 0 0 L 21600 0 21600 21600 0 21600 0 0 Z N"/>
          </draw:custom-shape>
          <draw:custom-shape draw:style-name="gr3" draw:text-style-name="P2" draw:layer="layout" svg:width="0.3cm" svg:height="1cm" svg:x="14.1cm" svg:y="25cm">
            <text:p/>
            <draw:enhanced-geometry svg:viewBox="0 0 21600 21600" draw:type="rectangle" draw:enhanced-path="M 0 0 L 21600 0 21600 21600 0 21600 0 0 Z N"/>
          </draw:custom-shape>
        </draw:g>
        <draw:g>
          <draw:line draw:style-name="gr1" draw:text-style-name="P1" draw:layer="layout" svg:x1="30.299cm" svg:y1="30.599cm" svg:x2="30.299cm" svg:y2="29.4cm">
            <text:p/>
          </draw:line>
          <draw:line draw:style-name="gr1" draw:text-style-name="P1" draw:layer="layout" svg:x1="30.299cm" svg:y1="28.2cm" svg:x2="30.299cm" svg:y2="26.999cm">
            <text:p/>
          </draw:line>
          <draw:line draw:style-name="gr1" draw:text-style-name="P1" draw:layer="layout" svg:x1="37.001cm" svg:y1="31.8cm" svg:x2="37.001cm" svg:y2="30.601cm">
            <text:p/>
          </draw:line>
          <draw:line draw:style-name="gr1" draw:text-style-name="P1" draw:layer="layout" svg:x1="37.3cm" svg:y1="30.601cm" svg:x2="37.001cm" svg:y2="30.601cm">
            <text:p/>
          </draw:line>
          <draw:line draw:style-name="gr1" draw:text-style-name="P1" draw:layer="layout" svg:x1="37.3cm" svg:y1="30.601cm" svg:x2="37.3cm" svg:y2="29.4cm">
            <text:p/>
          </draw:line>
          <draw:line draw:style-name="gr1" draw:text-style-name="P1" draw:layer="layout" svg:x1="37.3cm" svg:y1="29.4cm" svg:x2="37.001cm" svg:y2="29.4cm">
            <text:p/>
          </draw:line>
          <draw:line draw:style-name="gr1" draw:text-style-name="P1" draw:layer="layout" svg:x1="37.001cm" svg:y1="29.4cm" svg:x2="37.001cm" svg:y2="28.201cm">
            <text:p/>
          </draw:line>
          <draw:line draw:style-name="gr1" draw:text-style-name="P1" draw:layer="layout" svg:x1="37.3cm" svg:y1="28.201cm" svg:x2="37.001cm" svg:y2="28.201cm">
            <text:p/>
          </draw:line>
          <draw:line draw:style-name="gr1" draw:text-style-name="P1" draw:layer="layout" svg:x1="37.3cm" svg:y1="28.201cm" svg:x2="37.3cm" svg:y2="27cm">
            <text:p/>
          </draw:line>
          <draw:line draw:style-name="gr1" draw:text-style-name="P1" draw:layer="layout" svg:x1="37.3cm" svg:y1="27cm" svg:x2="37.001cm" svg:y2="27cm">
            <text:p/>
          </draw:line>
          <draw:line draw:style-name="gr1" draw:text-style-name="P1" draw:layer="layout" svg:x1="37.001cm" svg:y1="27cm" svg:x2="37.001cm" svg:y2="25.8cm">
            <text:p/>
          </draw:line>
          <draw:line draw:style-name="gr1" draw:text-style-name="P1" draw:layer="layout" svg:x1="30.301cm" svg:y1="31.8cm" svg:x2="31.301cm" svg:y2="31.8cm">
            <text:p/>
          </draw:line>
          <draw:line draw:style-name="gr1" draw:text-style-name="P1" draw:layer="layout" svg:x1="31.301cm" svg:y1="31.499cm" svg:x2="31.301cm" svg:y2="31.8cm">
            <text:p/>
          </draw:line>
          <draw:line draw:style-name="gr1" draw:text-style-name="P1" draw:layer="layout" svg:x1="31.301cm" svg:y1="31.499cm" svg:x2="32.3cm" svg:y2="31.499cm">
            <text:p/>
          </draw:line>
          <draw:line draw:style-name="gr1" draw:text-style-name="P1" draw:layer="layout" svg:x1="33.301cm" svg:y1="31.499cm" svg:x2="34.3cm" svg:y2="31.499cm">
            <text:p/>
          </draw:line>
          <draw:line draw:style-name="gr1" draw:text-style-name="P1" draw:layer="layout" svg:x1="35.3cm" svg:y1="31.499cm" svg:x2="36.301cm" svg:y2="31.499cm">
            <text:p/>
          </draw:line>
          <draw:line draw:style-name="gr1" draw:text-style-name="P1" draw:layer="layout" svg:x1="36.301cm" svg:y1="31.499cm" svg:x2="36.301cm" svg:y2="31.8cm">
            <text:p/>
          </draw:line>
          <draw:line draw:style-name="gr1" draw:text-style-name="P1" draw:layer="layout" svg:x1="36.301cm" svg:y1="31.8cm" svg:x2="37cm" svg:y2="31.8cm">
            <text:p/>
          </draw:line>
          <draw:g>
            <draw:line draw:style-name="gr2" draw:text-style-name="P2" draw:layer="layout" svg:x1="30.3cm" svg:y1="25.8cm" svg:x2="33.8cm" svg:y2="22.8cm">
              <text:p/>
            </draw:line>
            <draw:line draw:style-name="gr2" draw:text-style-name="P2" draw:layer="layout" svg:x1="37.3cm" svg:y1="25.8cm" svg:x2="33.8cm" svg:y2="22.8cm">
              <text:p/>
            </draw:line>
          </draw:g>
          <draw:line draw:style-name="gr2" draw:text-style-name="P2" draw:layer="layout" svg:x1="37cm" svg:y1="25.8cm" svg:x2="37.3cm" svg:y2="25.8cm">
            <text:p/>
          </draw:line>
          <draw:line draw:style-name="gr1" draw:text-style-name="P1" draw:layer="layout" svg:x1="30.301cm" svg:y1="31.8cm" svg:x2="30.301cm" svg:y2="30.599cm">
            <text:p/>
          </draw:line>
          <draw:line draw:style-name="gr1" draw:text-style-name="P1" draw:layer="layout" svg:x1="30.6cm" svg:y1="30.599cm" svg:x2="30.301cm" svg:y2="30.599cm">
            <text:p/>
          </draw:line>
          <draw:line draw:style-name="gr1" draw:text-style-name="P1" draw:layer="layout" svg:x1="30.6cm" svg:y1="30.599cm" svg:x2="30.6cm" svg:y2="29.4cm">
            <text:p/>
          </draw:line>
          <draw:line draw:style-name="gr1" draw:text-style-name="P1" draw:layer="layout" svg:x1="30.6cm" svg:y1="29.4cm" svg:x2="30.301cm" svg:y2="29.4cm">
            <text:p/>
          </draw:line>
          <draw:line draw:style-name="gr1" draw:text-style-name="P1" draw:layer="layout" svg:x1="30.301cm" svg:y1="29.4cm" svg:x2="30.301cm" svg:y2="28.199cm">
            <text:p/>
          </draw:line>
          <draw:line draw:style-name="gr1" draw:text-style-name="P1" draw:layer="layout" svg:x1="30.6cm" svg:y1="28.199cm" svg:x2="30.301cm" svg:y2="28.199cm">
            <text:p/>
          </draw:line>
          <draw:line draw:style-name="gr1" draw:text-style-name="P1" draw:layer="layout" svg:x1="30.6cm" svg:y1="28.199cm" svg:x2="30.6cm" svg:y2="27cm">
            <text:p/>
          </draw:line>
          <draw:line draw:style-name="gr1" draw:text-style-name="P1" draw:layer="layout" svg:x1="30.6cm" svg:y1="27cm" svg:x2="30.301cm" svg:y2="27cm">
            <text:p/>
          </draw:line>
          <draw:line draw:style-name="gr1" draw:text-style-name="P1" draw:layer="layout" svg:x1="30.301cm" svg:y1="27cm" svg:x2="30.301cm" svg:y2="25.8cm">
            <text:p/>
          </draw:line>
          <draw:g>
            <draw:custom-shape draw:style-name="gr4" draw:text-style-name="P2" draw:layer="layout" svg:width="1cm" svg:height="1cm" svg:x="33.3cm" svg:y="24.7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33.3cm" svg:y="24.8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33.4cm" svg:y="24.7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33.4cm" svg:y="24.8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31.3cm" svg:y="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31.3cm" svg:y="27.8cm">
            <text:p/>
            <draw:enhanced-geometry svg:viewBox="0 0 21600 21600" draw:type="rectangle" draw:enhanced-path="M 0 0 L 21600 0 21600 21600 0 21600 0 0 Z N"/>
          </draw:custom-shape>
          <draw:custom-shape draw:style-name="gr3" draw:text-style-name="P2" draw:layer="layout" svg:width="0.9cm" svg:height="1cm" svg:x="32.4cm" svg:y="27.8cm">
            <text:p/>
            <draw:enhanced-geometry svg:viewBox="0 0 21600 21600" draw:type="rectangle" draw:enhanced-path="M 0 0 L 21600 0 21600 21600 0 21600 0 0 Z N"/>
          </draw:custom-shape>
          <draw:custom-shape draw:style-name="gr3" draw:text-style-name="P2" draw:layer="layout" svg:width="0.9cm" svg:height="1cm" svg:x="34.3cm" svg:y="27.8cm">
            <text:p/>
            <draw:enhanced-geometry svg:viewBox="0 0 21600 21600" draw:type="rectangle" draw:enhanced-path="M 0 0 L 21600 0 21600 21600 0 21600 0 0 Z N"/>
          </draw:custom-shape>
          <draw:custom-shape draw:style-name="gr3" draw:text-style-name="P2" draw:layer="layout" svg:width="0.9cm" svg:height="1cm" svg:x="35.4cm" svg:y="27.8cm">
            <text:p/>
            <draw:enhanced-geometry svg:viewBox="0 0 21600 21600" draw:type="rectangle" draw:enhanced-path="M 0 0 L 21600 0 21600 21600 0 21600 0 0 Z N"/>
          </draw:custom-shape>
          <draw:g>
            <draw:line draw:style-name="gr2" draw:text-style-name="P2" draw:layer="layout" svg:x1="31.941cm" svg:y1="31.3cm" svg:x2="35.541cm" svg:y2="31.3cm">
              <text:p/>
            </draw:line>
            <draw:g>
              <draw:line draw:style-name="gr2" draw:text-style-name="P2" draw:layer="layout" svg:x1="31.976cm" svg:y1="31.3cm" svg:x2="31.783cm" svg:y2="31.07cm">
                <text:p/>
              </draw:line>
              <draw:line draw:style-name="gr2" draw:text-style-name="P2" draw:layer="layout" svg:x1="32.549cm" svg:y1="30.428cm" svg:x2="31.783cm" svg:y2="31.071cm">
                <text:p/>
              </draw:line>
              <draw:line draw:style-name="gr2" draw:text-style-name="P2" draw:layer="layout" svg:x1="32.742cm" svg:y1="30.658cm" svg:x2="32.549cm" svg:y2="30.428cm">
                <text:p/>
              </draw:line>
            </draw:g>
            <draw:g>
              <draw:line draw:style-name="gr2" draw:text-style-name="P2" draw:layer="layout" svg:x1="35.507cm" svg:y1="31.3cm" svg:x2="35.7cm" svg:y2="31.07cm">
                <text:p/>
              </draw:line>
              <draw:line draw:style-name="gr2" draw:text-style-name="P2" draw:layer="layout" svg:x1="34.933cm" svg:y1="30.428cm" svg:x2="35.699cm" svg:y2="31.071cm">
                <text:p/>
              </draw:line>
              <draw:line draw:style-name="gr2" draw:text-style-name="P2" draw:layer="layout" svg:x1="34.741cm" svg:y1="30.658cm" svg:x2="34.934cm" svg:y2="30.428cm">
                <text:p/>
              </draw:line>
            </draw:g>
            <draw:g>
              <draw:line draw:style-name="gr2" draw:text-style-name="P2" draw:layer="layout" svg:x1="32.741cm" svg:y1="30.633cm" svg:x2="33.741cm" svg:y2="29.8cm">
                <text:p/>
              </draw:line>
              <draw:line draw:style-name="gr2" draw:text-style-name="P2" draw:layer="layout" svg:x1="34.741cm" svg:y1="30.633cm" svg:x2="33.741cm" svg:y2="29.8cm">
                <text:p/>
              </draw:line>
            </draw:g>
          </draw:g>
        </draw:g>
        <draw:g>
          <draw:line draw:style-name="gr1" draw:text-style-name="P1" draw:layer="layout" svg:x1="23.3cm" svg:y1="30.599cm" svg:x2="23.3cm" svg:y2="29.4cm">
            <text:p/>
          </draw:line>
          <draw:line draw:style-name="gr1" draw:text-style-name="P1" draw:layer="layout" svg:x1="23.3cm" svg:y1="28.2cm" svg:x2="23.3cm" svg:y2="26.999cm">
            <text:p/>
          </draw:line>
          <draw:line draw:style-name="gr1" draw:text-style-name="P1" draw:layer="layout" svg:x1="30.002cm" svg:y1="31.8cm" svg:x2="30.002cm" svg:y2="30.601cm">
            <text:p/>
          </draw:line>
          <draw:line draw:style-name="gr1" draw:text-style-name="P1" draw:layer="layout" svg:x1="30.301cm" svg:y1="30.601cm" svg:x2="30.002cm" svg:y2="30.601cm">
            <text:p/>
          </draw:line>
          <draw:line draw:style-name="gr1" draw:text-style-name="P1" draw:layer="layout" svg:x1="30.301cm" svg:y1="30.601cm" svg:x2="30.301cm" svg:y2="29.4cm">
            <text:p/>
          </draw:line>
          <draw:line draw:style-name="gr1" draw:text-style-name="P1" draw:layer="layout" svg:x1="30.301cm" svg:y1="29.4cm" svg:x2="30.002cm" svg:y2="29.4cm">
            <text:p/>
          </draw:line>
          <draw:line draw:style-name="gr1" draw:text-style-name="P1" draw:layer="layout" svg:x1="30.002cm" svg:y1="29.4cm" svg:x2="30.002cm" svg:y2="28.201cm">
            <text:p/>
          </draw:line>
          <draw:line draw:style-name="gr1" draw:text-style-name="P1" draw:layer="layout" svg:x1="30.301cm" svg:y1="28.201cm" svg:x2="30.002cm" svg:y2="28.201cm">
            <text:p/>
          </draw:line>
          <draw:line draw:style-name="gr1" draw:text-style-name="P1" draw:layer="layout" svg:x1="30.301cm" svg:y1="28.201cm" svg:x2="30.301cm" svg:y2="27cm">
            <text:p/>
          </draw:line>
          <draw:line draw:style-name="gr1" draw:text-style-name="P1" draw:layer="layout" svg:x1="30.301cm" svg:y1="27cm" svg:x2="30.002cm" svg:y2="27cm">
            <text:p/>
          </draw:line>
          <draw:line draw:style-name="gr1" draw:text-style-name="P1" draw:layer="layout" svg:x1="30.002cm" svg:y1="27cm" svg:x2="30.002cm" svg:y2="25.8cm">
            <text:p/>
          </draw:line>
          <draw:line draw:style-name="gr1" draw:text-style-name="P1" draw:layer="layout" svg:x1="23.302cm" svg:y1="31.8cm" svg:x2="24.302cm" svg:y2="31.8cm">
            <text:p/>
          </draw:line>
          <draw:line draw:style-name="gr1" draw:text-style-name="P1" draw:layer="layout" svg:x1="24.302cm" svg:y1="31.499cm" svg:x2="24.302cm" svg:y2="31.8cm">
            <text:p/>
          </draw:line>
          <draw:line draw:style-name="gr1" draw:text-style-name="P1" draw:layer="layout" svg:x1="24.302cm" svg:y1="31.499cm" svg:x2="25.301cm" svg:y2="31.499cm">
            <text:p/>
          </draw:line>
          <draw:line draw:style-name="gr1" draw:text-style-name="P1" draw:layer="layout" svg:x1="26.302cm" svg:y1="31.499cm" svg:x2="27.301cm" svg:y2="31.499cm">
            <text:p/>
          </draw:line>
          <draw:line draw:style-name="gr1" draw:text-style-name="P1" draw:layer="layout" svg:x1="28.301cm" svg:y1="31.499cm" svg:x2="29.302cm" svg:y2="31.499cm">
            <text:p/>
          </draw:line>
          <draw:line draw:style-name="gr1" draw:text-style-name="P1" draw:layer="layout" svg:x1="29.302cm" svg:y1="31.499cm" svg:x2="29.302cm" svg:y2="31.8cm">
            <text:p/>
          </draw:line>
          <draw:line draw:style-name="gr1" draw:text-style-name="P1" draw:layer="layout" svg:x1="29.302cm" svg:y1="31.8cm" svg:x2="30.001cm" svg:y2="31.8cm">
            <text:p/>
          </draw:line>
          <draw:g>
            <draw:line draw:style-name="gr2" draw:text-style-name="P2" draw:layer="layout" svg:x1="23.301cm" svg:y1="25.8cm" svg:x2="26.801cm" svg:y2="22.8cm">
              <text:p/>
            </draw:line>
            <draw:line draw:style-name="gr2" draw:text-style-name="P2" draw:layer="layout" svg:x1="30.301cm" svg:y1="25.8cm" svg:x2="26.801cm" svg:y2="22.8cm">
              <text:p/>
            </draw:line>
          </draw:g>
          <draw:line draw:style-name="gr2" draw:text-style-name="P2" draw:layer="layout" svg:x1="30.001cm" svg:y1="25.8cm" svg:x2="30.301cm" svg:y2="25.8cm">
            <text:p/>
          </draw:line>
          <draw:line draw:style-name="gr1" draw:text-style-name="P1" draw:layer="layout" svg:x1="23.302cm" svg:y1="31.8cm" svg:x2="23.302cm" svg:y2="30.599cm">
            <text:p/>
          </draw:line>
          <draw:line draw:style-name="gr1" draw:text-style-name="P1" draw:layer="layout" svg:x1="23.601cm" svg:y1="30.599cm" svg:x2="23.302cm" svg:y2="30.599cm">
            <text:p/>
          </draw:line>
          <draw:line draw:style-name="gr1" draw:text-style-name="P1" draw:layer="layout" svg:x1="23.601cm" svg:y1="30.599cm" svg:x2="23.601cm" svg:y2="29.4cm">
            <text:p/>
          </draw:line>
          <draw:line draw:style-name="gr1" draw:text-style-name="P1" draw:layer="layout" svg:x1="23.601cm" svg:y1="29.4cm" svg:x2="23.302cm" svg:y2="29.4cm">
            <text:p/>
          </draw:line>
          <draw:line draw:style-name="gr1" draw:text-style-name="P1" draw:layer="layout" svg:x1="23.302cm" svg:y1="29.4cm" svg:x2="23.302cm" svg:y2="28.199cm">
            <text:p/>
          </draw:line>
          <draw:line draw:style-name="gr1" draw:text-style-name="P1" draw:layer="layout" svg:x1="23.601cm" svg:y1="28.199cm" svg:x2="23.302cm" svg:y2="28.199cm">
            <text:p/>
          </draw:line>
          <draw:line draw:style-name="gr1" draw:text-style-name="P1" draw:layer="layout" svg:x1="23.601cm" svg:y1="28.199cm" svg:x2="23.601cm" svg:y2="27cm">
            <text:p/>
          </draw:line>
          <draw:line draw:style-name="gr1" draw:text-style-name="P1" draw:layer="layout" svg:x1="23.601cm" svg:y1="27cm" svg:x2="23.302cm" svg:y2="27cm">
            <text:p/>
          </draw:line>
          <draw:line draw:style-name="gr1" draw:text-style-name="P1" draw:layer="layout" svg:x1="23.302cm" svg:y1="27cm" svg:x2="23.302cm" svg:y2="25.8cm">
            <text:p/>
          </draw:line>
          <draw:g>
            <draw:custom-shape draw:style-name="gr4" draw:text-style-name="P2" draw:layer="layout" svg:width="1cm" svg:height="1cm" svg:x="26.301cm" svg:y="24.7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6.301cm" svg:y="24.8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6.401cm" svg:y="24.7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26.401cm" svg:y="24.8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24.301cm" svg:y="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24.301cm" svg:y="27.8cm">
            <text:p/>
            <draw:enhanced-geometry svg:viewBox="0 0 21600 21600" draw:type="rectangle" draw:enhanced-path="M 0 0 L 21600 0 21600 21600 0 21600 0 0 Z N"/>
          </draw:custom-shape>
          <draw:custom-shape draw:style-name="gr3" draw:text-style-name="P2" draw:layer="layout" svg:width="0.9cm" svg:height="1cm" svg:x="25.401cm" svg:y="27.8cm">
            <text:p/>
            <draw:enhanced-geometry svg:viewBox="0 0 21600 21600" draw:type="rectangle" draw:enhanced-path="M 0 0 L 21600 0 21600 21600 0 21600 0 0 Z N"/>
          </draw:custom-shape>
          <draw:custom-shape draw:style-name="gr3" draw:text-style-name="P2" draw:layer="layout" svg:width="0.9cm" svg:height="1cm" svg:x="27.301cm" svg:y="27.8cm">
            <text:p/>
            <draw:enhanced-geometry svg:viewBox="0 0 21600 21600" draw:type="rectangle" draw:enhanced-path="M 0 0 L 21600 0 21600 21600 0 21600 0 0 Z N"/>
          </draw:custom-shape>
          <draw:custom-shape draw:style-name="gr3" draw:text-style-name="P2" draw:layer="layout" svg:width="0.9cm" svg:height="1cm" svg:x="28.401cm" svg:y="27.8cm">
            <text:p/>
            <draw:enhanced-geometry svg:viewBox="0 0 21600 21600" draw:type="rectangle" draw:enhanced-path="M 0 0 L 21600 0 21600 21600 0 21600 0 0 Z N"/>
          </draw:custom-shape>
          <draw:g>
            <draw:line draw:style-name="gr2" draw:text-style-name="P2" draw:layer="layout" svg:x1="24.942cm" svg:y1="31.3cm" svg:x2="28.542cm" svg:y2="31.3cm">
              <text:p/>
            </draw:line>
            <draw:g>
              <draw:line draw:style-name="gr2" draw:text-style-name="P2" draw:layer="layout" svg:x1="24.977cm" svg:y1="31.3cm" svg:x2="24.784cm" svg:y2="31.07cm">
                <text:p/>
              </draw:line>
              <draw:line draw:style-name="gr2" draw:text-style-name="P2" draw:layer="layout" svg:x1="25.55cm" svg:y1="30.428cm" svg:x2="24.784cm" svg:y2="31.071cm">
                <text:p/>
              </draw:line>
              <draw:line draw:style-name="gr2" draw:text-style-name="P2" draw:layer="layout" svg:x1="25.743cm" svg:y1="30.658cm" svg:x2="25.55cm" svg:y2="30.428cm">
                <text:p/>
              </draw:line>
            </draw:g>
            <draw:g>
              <draw:line draw:style-name="gr2" draw:text-style-name="P2" draw:layer="layout" svg:x1="28.508cm" svg:y1="31.3cm" svg:x2="28.701cm" svg:y2="31.07cm">
                <text:p/>
              </draw:line>
              <draw:line draw:style-name="gr2" draw:text-style-name="P2" draw:layer="layout" svg:x1="27.934cm" svg:y1="30.428cm" svg:x2="28.7cm" svg:y2="31.071cm">
                <text:p/>
              </draw:line>
              <draw:line draw:style-name="gr2" draw:text-style-name="P2" draw:layer="layout" svg:x1="27.742cm" svg:y1="30.658cm" svg:x2="27.935cm" svg:y2="30.428cm">
                <text:p/>
              </draw:line>
            </draw:g>
            <draw:g>
              <draw:line draw:style-name="gr2" draw:text-style-name="P2" draw:layer="layout" svg:x1="25.742cm" svg:y1="30.633cm" svg:x2="26.742cm" svg:y2="29.8cm">
                <text:p/>
              </draw:line>
              <draw:line draw:style-name="gr2" draw:text-style-name="P2" draw:layer="layout" svg:x1="27.742cm" svg:y1="30.633cm" svg:x2="26.742cm" svg:y2="29.8cm">
                <text:p/>
              </draw:line>
            </draw:g>
          </draw:g>
        </draw:g>
        <draw:g>
          <draw:line draw:style-name="gr1" draw:text-style-name="P1" draw:layer="layout" svg:x1="44.299cm" svg:y1="27.899cm" svg:x2="44.299cm" svg:y2="26.7cm">
            <text:p/>
          </draw:line>
          <draw:line draw:style-name="gr1" draw:text-style-name="P1" draw:layer="layout" svg:x1="44.299cm" svg:y1="25.5cm" svg:x2="44.299cm" svg:y2="24.299cm">
            <text:p/>
          </draw:line>
          <draw:line draw:style-name="gr1" draw:text-style-name="P1" draw:layer="layout" svg:x1="51.001cm" svg:y1="29.1cm" svg:x2="51.001cm" svg:y2="27.901cm">
            <text:p/>
          </draw:line>
          <draw:line draw:style-name="gr1" draw:text-style-name="P1" draw:layer="layout" svg:x1="51.3cm" svg:y1="27.901cm" svg:x2="51.001cm" svg:y2="27.901cm">
            <text:p/>
          </draw:line>
          <draw:line draw:style-name="gr1" draw:text-style-name="P1" draw:layer="layout" svg:x1="51.3cm" svg:y1="27.901cm" svg:x2="51.3cm" svg:y2="26.7cm">
            <text:p/>
          </draw:line>
          <draw:line draw:style-name="gr1" draw:text-style-name="P1" draw:layer="layout" svg:x1="51.3cm" svg:y1="26.7cm" svg:x2="51.001cm" svg:y2="26.7cm">
            <text:p/>
          </draw:line>
          <draw:line draw:style-name="gr1" draw:text-style-name="P1" draw:layer="layout" svg:x1="51.001cm" svg:y1="26.7cm" svg:x2="51.001cm" svg:y2="25.501cm">
            <text:p/>
          </draw:line>
          <draw:line draw:style-name="gr1" draw:text-style-name="P1" draw:layer="layout" svg:x1="51.3cm" svg:y1="25.501cm" svg:x2="51.001cm" svg:y2="25.501cm">
            <text:p/>
          </draw:line>
          <draw:line draw:style-name="gr1" draw:text-style-name="P1" draw:layer="layout" svg:x1="51.3cm" svg:y1="25.501cm" svg:x2="51.3cm" svg:y2="24.3cm">
            <text:p/>
          </draw:line>
          <draw:line draw:style-name="gr1" draw:text-style-name="P1" draw:layer="layout" svg:x1="51.3cm" svg:y1="24.3cm" svg:x2="51.001cm" svg:y2="24.3cm">
            <text:p/>
          </draw:line>
          <draw:line draw:style-name="gr1" draw:text-style-name="P1" draw:layer="layout" svg:x1="51.001cm" svg:y1="24.3cm" svg:x2="51.001cm" svg:y2="23.1cm">
            <text:p/>
          </draw:line>
          <draw:line draw:style-name="gr1" draw:text-style-name="P1" draw:layer="layout" svg:x1="44.301cm" svg:y1="29.1cm" svg:x2="45.301cm" svg:y2="29.1cm">
            <text:p/>
          </draw:line>
          <draw:line draw:style-name="gr1" draw:text-style-name="P1" draw:layer="layout" svg:x1="45.301cm" svg:y1="28.799cm" svg:x2="45.301cm" svg:y2="29.1cm">
            <text:p/>
          </draw:line>
          <draw:line draw:style-name="gr1" draw:text-style-name="P1" draw:layer="layout" svg:x1="45.301cm" svg:y1="28.799cm" svg:x2="46.3cm" svg:y2="28.799cm">
            <text:p/>
          </draw:line>
          <draw:line draw:style-name="gr1" draw:text-style-name="P1" draw:layer="layout" svg:x1="47.301cm" svg:y1="28.799cm" svg:x2="48.3cm" svg:y2="28.799cm">
            <text:p/>
          </draw:line>
          <draw:line draw:style-name="gr1" draw:text-style-name="P1" draw:layer="layout" svg:x1="49.3cm" svg:y1="28.799cm" svg:x2="50.301cm" svg:y2="28.799cm">
            <text:p/>
          </draw:line>
          <draw:line draw:style-name="gr1" draw:text-style-name="P1" draw:layer="layout" svg:x1="50.301cm" svg:y1="28.799cm" svg:x2="50.301cm" svg:y2="29.1cm">
            <text:p/>
          </draw:line>
          <draw:line draw:style-name="gr1" draw:text-style-name="P1" draw:layer="layout" svg:x1="50.301cm" svg:y1="29.1cm" svg:x2="51cm" svg:y2="29.1cm">
            <text:p/>
          </draw:line>
          <draw:g>
            <draw:line draw:style-name="gr2" draw:text-style-name="P2" draw:layer="layout" svg:x1="44.3cm" svg:y1="23.1cm" svg:x2="47.8cm" svg:y2="20.1cm">
              <text:p/>
            </draw:line>
            <draw:line draw:style-name="gr2" draw:text-style-name="P2" draw:layer="layout" svg:x1="51.3cm" svg:y1="23.1cm" svg:x2="47.8cm" svg:y2="20.1cm">
              <text:p/>
            </draw:line>
          </draw:g>
          <draw:line draw:style-name="gr2" draw:text-style-name="P2" draw:layer="layout" svg:x1="51cm" svg:y1="23.1cm" svg:x2="51.3cm" svg:y2="23.1cm">
            <text:p/>
          </draw:line>
          <draw:line draw:style-name="gr1" draw:text-style-name="P1" draw:layer="layout" svg:x1="44.301cm" svg:y1="29.1cm" svg:x2="44.301cm" svg:y2="27.899cm">
            <text:p/>
          </draw:line>
          <draw:line draw:style-name="gr1" draw:text-style-name="P1" draw:layer="layout" svg:x1="44.6cm" svg:y1="27.899cm" svg:x2="44.301cm" svg:y2="27.899cm">
            <text:p/>
          </draw:line>
          <draw:line draw:style-name="gr1" draw:text-style-name="P1" draw:layer="layout" svg:x1="44.6cm" svg:y1="27.899cm" svg:x2="44.6cm" svg:y2="26.7cm">
            <text:p/>
          </draw:line>
          <draw:line draw:style-name="gr1" draw:text-style-name="P1" draw:layer="layout" svg:x1="44.6cm" svg:y1="26.7cm" svg:x2="44.301cm" svg:y2="26.7cm">
            <text:p/>
          </draw:line>
          <draw:line draw:style-name="gr1" draw:text-style-name="P1" draw:layer="layout" svg:x1="44.301cm" svg:y1="26.7cm" svg:x2="44.301cm" svg:y2="25.499cm">
            <text:p/>
          </draw:line>
          <draw:line draw:style-name="gr1" draw:text-style-name="P1" draw:layer="layout" svg:x1="44.6cm" svg:y1="25.499cm" svg:x2="44.301cm" svg:y2="25.499cm">
            <text:p/>
          </draw:line>
          <draw:line draw:style-name="gr1" draw:text-style-name="P1" draw:layer="layout" svg:x1="44.6cm" svg:y1="25.499cm" svg:x2="44.6cm" svg:y2="24.3cm">
            <text:p/>
          </draw:line>
          <draw:line draw:style-name="gr1" draw:text-style-name="P1" draw:layer="layout" svg:x1="44.6cm" svg:y1="24.3cm" svg:x2="44.301cm" svg:y2="24.3cm">
            <text:p/>
          </draw:line>
          <draw:line draw:style-name="gr1" draw:text-style-name="P1" draw:layer="layout" svg:x1="44.301cm" svg:y1="24.3cm" svg:x2="44.301cm" svg:y2="23.1cm">
            <text:p/>
          </draw:line>
          <draw:g>
            <draw:custom-shape draw:style-name="gr4" draw:text-style-name="P2" draw:layer="layout" svg:width="1cm" svg:height="1cm" svg:x="47.3cm" svg:y="22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7.3cm" svg:y="22.1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7.4cm" svg:y="22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7.4cm" svg:y="22.1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45.3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45.3cm" svg:y="25.1cm">
            <text:p/>
            <draw:enhanced-geometry svg:viewBox="0 0 21600 21600" draw:type="rectangle" draw:enhanced-path="M 0 0 L 21600 0 21600 21600 0 21600 0 0 Z N"/>
          </draw:custom-shape>
          <draw:custom-shape draw:style-name="gr3" draw:text-style-name="P2" draw:layer="layout" svg:width="0.9cm" svg:height="1cm" svg:x="46.4cm" svg:y="25.1cm">
            <text:p/>
            <draw:enhanced-geometry svg:viewBox="0 0 21600 21600" draw:type="rectangle" draw:enhanced-path="M 0 0 L 21600 0 21600 21600 0 21600 0 0 Z N"/>
          </draw:custom-shape>
          <draw:custom-shape draw:style-name="gr3" draw:text-style-name="P2" draw:layer="layout" svg:width="0.9cm" svg:height="1cm" svg:x="48.3cm" svg:y="25.1cm">
            <text:p/>
            <draw:enhanced-geometry svg:viewBox="0 0 21600 21600" draw:type="rectangle" draw:enhanced-path="M 0 0 L 21600 0 21600 21600 0 21600 0 0 Z N"/>
          </draw:custom-shape>
          <draw:custom-shape draw:style-name="gr3" draw:text-style-name="P2" draw:layer="layout" svg:width="0.9cm" svg:height="1cm" svg:x="49.4cm" svg:y="25.1cm">
            <text:p/>
            <draw:enhanced-geometry svg:viewBox="0 0 21600 21600" draw:type="rectangle" draw:enhanced-path="M 0 0 L 21600 0 21600 21600 0 21600 0 0 Z N"/>
          </draw:custom-shape>
          <draw:g>
            <draw:line draw:style-name="gr2" draw:text-style-name="P2" draw:layer="layout" svg:x1="45.941cm" svg:y1="28.6cm" svg:x2="49.541cm" svg:y2="28.6cm">
              <text:p/>
            </draw:line>
            <draw:g>
              <draw:line draw:style-name="gr2" draw:text-style-name="P2" draw:layer="layout" svg:x1="45.976cm" svg:y1="28.6cm" svg:x2="45.783cm" svg:y2="28.37cm">
                <text:p/>
              </draw:line>
              <draw:line draw:style-name="gr2" draw:text-style-name="P2" draw:layer="layout" svg:x1="46.549cm" svg:y1="27.728cm" svg:x2="45.783cm" svg:y2="28.371cm">
                <text:p/>
              </draw:line>
              <draw:line draw:style-name="gr2" draw:text-style-name="P2" draw:layer="layout" svg:x1="46.742cm" svg:y1="27.958cm" svg:x2="46.549cm" svg:y2="27.728cm">
                <text:p/>
              </draw:line>
            </draw:g>
            <draw:g>
              <draw:line draw:style-name="gr2" draw:text-style-name="P2" draw:layer="layout" svg:x1="49.507cm" svg:y1="28.6cm" svg:x2="49.7cm" svg:y2="28.37cm">
                <text:p/>
              </draw:line>
              <draw:line draw:style-name="gr2" draw:text-style-name="P2" draw:layer="layout" svg:x1="48.933cm" svg:y1="27.728cm" svg:x2="49.699cm" svg:y2="28.371cm">
                <text:p/>
              </draw:line>
              <draw:line draw:style-name="gr2" draw:text-style-name="P2" draw:layer="layout" svg:x1="48.741cm" svg:y1="27.958cm" svg:x2="48.934cm" svg:y2="27.728cm">
                <text:p/>
              </draw:line>
            </draw:g>
            <draw:g>
              <draw:line draw:style-name="gr2" draw:text-style-name="P2" draw:layer="layout" svg:x1="46.741cm" svg:y1="27.933cm" svg:x2="47.741cm" svg:y2="27.1cm">
                <text:p/>
              </draw:line>
              <draw:line draw:style-name="gr2" draw:text-style-name="P2" draw:layer="layout" svg:x1="48.741cm" svg:y1="27.933cm" svg:x2="47.741cm" svg:y2="27.1cm">
                <text:p/>
              </draw:line>
            </draw:g>
          </draw:g>
        </draw:g>
        <draw:g>
          <draw:line draw:style-name="gr1" draw:text-style-name="P1" draw:layer="layout" svg:x1="37.3cm" svg:y1="27.899cm" svg:x2="37.3cm" svg:y2="26.7cm">
            <text:p/>
          </draw:line>
          <draw:line draw:style-name="gr1" draw:text-style-name="P1" draw:layer="layout" svg:x1="37.3cm" svg:y1="25.5cm" svg:x2="37.3cm" svg:y2="24.299cm">
            <text:p/>
          </draw:line>
          <draw:line draw:style-name="gr1" draw:text-style-name="P1" draw:layer="layout" svg:x1="44.002cm" svg:y1="29.1cm" svg:x2="44.002cm" svg:y2="27.901cm">
            <text:p/>
          </draw:line>
          <draw:line draw:style-name="gr1" draw:text-style-name="P1" draw:layer="layout" svg:x1="44.301cm" svg:y1="27.901cm" svg:x2="44.002cm" svg:y2="27.901cm">
            <text:p/>
          </draw:line>
          <draw:line draw:style-name="gr1" draw:text-style-name="P1" draw:layer="layout" svg:x1="44.301cm" svg:y1="27.901cm" svg:x2="44.301cm" svg:y2="26.7cm">
            <text:p/>
          </draw:line>
          <draw:line draw:style-name="gr1" draw:text-style-name="P1" draw:layer="layout" svg:x1="44.301cm" svg:y1="26.7cm" svg:x2="44.002cm" svg:y2="26.7cm">
            <text:p/>
          </draw:line>
          <draw:line draw:style-name="gr1" draw:text-style-name="P1" draw:layer="layout" svg:x1="44.002cm" svg:y1="26.7cm" svg:x2="44.002cm" svg:y2="25.501cm">
            <text:p/>
          </draw:line>
          <draw:line draw:style-name="gr1" draw:text-style-name="P1" draw:layer="layout" svg:x1="44.301cm" svg:y1="25.501cm" svg:x2="44.002cm" svg:y2="25.501cm">
            <text:p/>
          </draw:line>
          <draw:line draw:style-name="gr1" draw:text-style-name="P1" draw:layer="layout" svg:x1="44.301cm" svg:y1="25.501cm" svg:x2="44.301cm" svg:y2="24.3cm">
            <text:p/>
          </draw:line>
          <draw:line draw:style-name="gr1" draw:text-style-name="P1" draw:layer="layout" svg:x1="44.301cm" svg:y1="24.3cm" svg:x2="44.002cm" svg:y2="24.3cm">
            <text:p/>
          </draw:line>
          <draw:line draw:style-name="gr1" draw:text-style-name="P1" draw:layer="layout" svg:x1="44.002cm" svg:y1="24.3cm" svg:x2="44.002cm" svg:y2="23.1cm">
            <text:p/>
          </draw:line>
          <draw:line draw:style-name="gr1" draw:text-style-name="P1" draw:layer="layout" svg:x1="37.302cm" svg:y1="29.1cm" svg:x2="38.302cm" svg:y2="29.1cm">
            <text:p/>
          </draw:line>
          <draw:line draw:style-name="gr1" draw:text-style-name="P1" draw:layer="layout" svg:x1="38.302cm" svg:y1="28.799cm" svg:x2="38.302cm" svg:y2="29.1cm">
            <text:p/>
          </draw:line>
          <draw:line draw:style-name="gr1" draw:text-style-name="P1" draw:layer="layout" svg:x1="38.302cm" svg:y1="28.799cm" svg:x2="39.301cm" svg:y2="28.799cm">
            <text:p/>
          </draw:line>
          <draw:line draw:style-name="gr1" draw:text-style-name="P1" draw:layer="layout" svg:x1="40.302cm" svg:y1="28.799cm" svg:x2="41.301cm" svg:y2="28.799cm">
            <text:p/>
          </draw:line>
          <draw:line draw:style-name="gr1" draw:text-style-name="P1" draw:layer="layout" svg:x1="42.301cm" svg:y1="28.799cm" svg:x2="43.302cm" svg:y2="28.799cm">
            <text:p/>
          </draw:line>
          <draw:line draw:style-name="gr1" draw:text-style-name="P1" draw:layer="layout" svg:x1="43.302cm" svg:y1="28.799cm" svg:x2="43.302cm" svg:y2="29.1cm">
            <text:p/>
          </draw:line>
          <draw:line draw:style-name="gr1" draw:text-style-name="P1" draw:layer="layout" svg:x1="43.302cm" svg:y1="29.1cm" svg:x2="44.001cm" svg:y2="29.1cm">
            <text:p/>
          </draw:line>
          <draw:g>
            <draw:line draw:style-name="gr2" draw:text-style-name="P2" draw:layer="layout" svg:x1="37.301cm" svg:y1="23.1cm" svg:x2="40.801cm" svg:y2="20.1cm">
              <text:p/>
            </draw:line>
            <draw:line draw:style-name="gr2" draw:text-style-name="P2" draw:layer="layout" svg:x1="44.301cm" svg:y1="23.1cm" svg:x2="40.801cm" svg:y2="20.1cm">
              <text:p/>
            </draw:line>
          </draw:g>
          <draw:line draw:style-name="gr2" draw:text-style-name="P2" draw:layer="layout" svg:x1="44.001cm" svg:y1="23.1cm" svg:x2="44.301cm" svg:y2="23.1cm">
            <text:p/>
          </draw:line>
          <draw:line draw:style-name="gr1" draw:text-style-name="P1" draw:layer="layout" svg:x1="37.302cm" svg:y1="29.1cm" svg:x2="37.302cm" svg:y2="27.899cm">
            <text:p/>
          </draw:line>
          <draw:line draw:style-name="gr1" draw:text-style-name="P1" draw:layer="layout" svg:x1="37.601cm" svg:y1="27.899cm" svg:x2="37.302cm" svg:y2="27.899cm">
            <text:p/>
          </draw:line>
          <draw:line draw:style-name="gr1" draw:text-style-name="P1" draw:layer="layout" svg:x1="37.601cm" svg:y1="27.899cm" svg:x2="37.601cm" svg:y2="26.7cm">
            <text:p/>
          </draw:line>
          <draw:line draw:style-name="gr1" draw:text-style-name="P1" draw:layer="layout" svg:x1="37.601cm" svg:y1="26.7cm" svg:x2="37.302cm" svg:y2="26.7cm">
            <text:p/>
          </draw:line>
          <draw:line draw:style-name="gr1" draw:text-style-name="P1" draw:layer="layout" svg:x1="37.302cm" svg:y1="26.7cm" svg:x2="37.302cm" svg:y2="25.499cm">
            <text:p/>
          </draw:line>
          <draw:line draw:style-name="gr1" draw:text-style-name="P1" draw:layer="layout" svg:x1="37.601cm" svg:y1="25.499cm" svg:x2="37.302cm" svg:y2="25.499cm">
            <text:p/>
          </draw:line>
          <draw:line draw:style-name="gr1" draw:text-style-name="P1" draw:layer="layout" svg:x1="37.601cm" svg:y1="25.499cm" svg:x2="37.601cm" svg:y2="24.3cm">
            <text:p/>
          </draw:line>
          <draw:line draw:style-name="gr1" draw:text-style-name="P1" draw:layer="layout" svg:x1="37.601cm" svg:y1="24.3cm" svg:x2="37.302cm" svg:y2="24.3cm">
            <text:p/>
          </draw:line>
          <draw:line draw:style-name="gr1" draw:text-style-name="P1" draw:layer="layout" svg:x1="37.302cm" svg:y1="24.3cm" svg:x2="37.302cm" svg:y2="23.1cm">
            <text:p/>
          </draw:line>
          <draw:g>
            <draw:custom-shape draw:style-name="gr4" draw:text-style-name="P2" draw:layer="layout" svg:width="1cm" svg:height="1cm" svg:x="40.301cm" svg:y="22cm">
              <text:p/>
              <draw:enhanced-geometry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0.301cm" svg:y="22.1cm">
              <text:p/>
              <draw:enhanced-geometry draw:mirror-vertic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0.401cm" svg:y="22cm">
              <text:p/>
              <draw:enhanced-geometry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1cm" svg:height="1cm" svg:x="40.401cm" svg:y="22.1cm">
              <text:p/>
              <draw:enhanced-geometry draw:mirror-vertical="true" draw:mirror-horizontal="true" draw:glue-point-type="segments" draw:type="mso-spt100" draw:modifiers="-90 -179.31751202319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 draw:text-style-name="P2" draw:layer="layout" svg:width="5cm" svg:height="1.8cm" svg:x="38.301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9cm" svg:height="1cm" svg:x="38.301cm" svg:y="25.1cm">
            <text:p/>
            <draw:enhanced-geometry svg:viewBox="0 0 21600 21600" draw:type="rectangle" draw:enhanced-path="M 0 0 L 21600 0 21600 21600 0 21600 0 0 Z N"/>
          </draw:custom-shape>
          <draw:custom-shape draw:style-name="gr3" draw:text-style-name="P2" draw:layer="layout" svg:width="0.9cm" svg:height="1cm" svg:x="39.401cm" svg:y="25.1cm">
            <text:p/>
            <draw:enhanced-geometry svg:viewBox="0 0 21600 21600" draw:type="rectangle" draw:enhanced-path="M 0 0 L 21600 0 21600 21600 0 21600 0 0 Z N"/>
          </draw:custom-shape>
          <draw:custom-shape draw:style-name="gr3" draw:text-style-name="P2" draw:layer="layout" svg:width="0.9cm" svg:height="1cm" svg:x="41.301cm" svg:y="25.1cm">
            <text:p/>
            <draw:enhanced-geometry svg:viewBox="0 0 21600 21600" draw:type="rectangle" draw:enhanced-path="M 0 0 L 21600 0 21600 21600 0 21600 0 0 Z N"/>
          </draw:custom-shape>
          <draw:custom-shape draw:style-name="gr3" draw:text-style-name="P2" draw:layer="layout" svg:width="0.9cm" svg:height="1cm" svg:x="42.401cm" svg:y="25.1cm">
            <text:p/>
            <draw:enhanced-geometry svg:viewBox="0 0 21600 21600" draw:type="rectangle" draw:enhanced-path="M 0 0 L 21600 0 21600 21600 0 21600 0 0 Z N"/>
          </draw:custom-shape>
          <draw:g>
            <draw:line draw:style-name="gr2" draw:text-style-name="P2" draw:layer="layout" svg:x1="38.942cm" svg:y1="28.6cm" svg:x2="42.542cm" svg:y2="28.6cm">
              <text:p/>
            </draw:line>
            <draw:g>
              <draw:line draw:style-name="gr2" draw:text-style-name="P2" draw:layer="layout" svg:x1="38.977cm" svg:y1="28.6cm" svg:x2="38.784cm" svg:y2="28.37cm">
                <text:p/>
              </draw:line>
              <draw:line draw:style-name="gr2" draw:text-style-name="P2" draw:layer="layout" svg:x1="39.55cm" svg:y1="27.728cm" svg:x2="38.784cm" svg:y2="28.371cm">
                <text:p/>
              </draw:line>
              <draw:line draw:style-name="gr2" draw:text-style-name="P2" draw:layer="layout" svg:x1="39.743cm" svg:y1="27.958cm" svg:x2="39.55cm" svg:y2="27.728cm">
                <text:p/>
              </draw:line>
            </draw:g>
            <draw:g>
              <draw:line draw:style-name="gr2" draw:text-style-name="P2" draw:layer="layout" svg:x1="42.508cm" svg:y1="28.6cm" svg:x2="42.701cm" svg:y2="28.37cm">
                <text:p/>
              </draw:line>
              <draw:line draw:style-name="gr2" draw:text-style-name="P2" draw:layer="layout" svg:x1="41.934cm" svg:y1="27.728cm" svg:x2="42.7cm" svg:y2="28.371cm">
                <text:p/>
              </draw:line>
              <draw:line draw:style-name="gr2" draw:text-style-name="P2" draw:layer="layout" svg:x1="41.742cm" svg:y1="27.958cm" svg:x2="41.935cm" svg:y2="27.728cm">
                <text:p/>
              </draw:line>
            </draw:g>
            <draw:g>
              <draw:line draw:style-name="gr2" draw:text-style-name="P2" draw:layer="layout" svg:x1="39.742cm" svg:y1="27.933cm" svg:x2="40.742cm" svg:y2="27.1cm">
                <text:p/>
              </draw:line>
              <draw:line draw:style-name="gr2" draw:text-style-name="P2" draw:layer="layout" svg:x1="41.742cm" svg:y1="27.933cm" svg:x2="40.742cm" svg:y2="27.1cm">
                <text:p/>
              </draw:line>
            </draw:g>
          </draw:g>
        </draw:g>
        <draw:g>
          <draw:line draw:style-name="gr1" draw:text-style-name="P1" draw:layer="layout" svg:x1="31.601cm" svg:y1="22.7cm" svg:x2="31.601cm" svg:y2="21.499cm">
            <text:p/>
          </draw:line>
          <draw:line draw:style-name="gr1" draw:text-style-name="P1" draw:layer="layout" svg:x1="31.9cm" svg:y1="21.499cm" svg:x2="31.601cm" svg:y2="21.499cm">
            <text:p/>
          </draw:line>
          <draw:line draw:style-name="gr1" draw:text-style-name="P1" draw:layer="layout" svg:x1="31.9cm" svg:y1="21.499cm" svg:x2="31.9cm" svg:y2="20.3cm">
            <text:p/>
          </draw:line>
          <draw:line draw:style-name="gr1" draw:text-style-name="P1" draw:layer="layout" svg:x1="31.9cm" svg:y1="20.3cm" svg:x2="31.601cm" svg:y2="20.3cm">
            <text:p/>
          </draw:line>
          <draw:line draw:style-name="gr1" draw:text-style-name="P1" draw:layer="layout" svg:x1="31.601cm" svg:y1="20.3cm" svg:x2="31.601cm" svg:y2="19.099cm">
            <text:p/>
          </draw:line>
          <draw:line draw:style-name="gr1" draw:text-style-name="P1" draw:layer="layout" svg:x1="31.9cm" svg:y1="19.099cm" svg:x2="31.601cm" svg:y2="19.099cm">
            <text:p/>
          </draw:line>
          <draw:line draw:style-name="gr1" draw:text-style-name="P1" draw:layer="layout" svg:x1="31.9cm" svg:y1="19.099cm" svg:x2="31.9cm" svg:y2="17.9cm">
            <text:p/>
          </draw:line>
          <draw:line draw:style-name="gr1" draw:text-style-name="P1" draw:layer="layout" svg:x1="31.9cm" svg:y1="17.9cm" svg:x2="31.601cm" svg:y2="17.9cm">
            <text:p/>
          </draw:line>
          <draw:line draw:style-name="gr1" draw:text-style-name="P1" draw:layer="layout" svg:x1="31.601cm" svg:y1="17.9cm" svg:x2="31.601cm" svg:y2="16.7cm">
            <text:p/>
          </draw:line>
          <draw:line draw:style-name="gr1" draw:text-style-name="P1" draw:layer="layout" svg:x1="21.6cm" svg:y1="22.7cm" svg:x2="23.01cm" svg:y2="22.7cm">
            <text:p/>
          </draw:line>
          <draw:line draw:style-name="gr1" draw:text-style-name="P1" draw:layer="layout" svg:x1="23.01cm" svg:y1="22.399cm" svg:x2="23.01cm" svg:y2="22.7cm">
            <text:p/>
          </draw:line>
          <draw:line draw:style-name="gr1" draw:text-style-name="P1" draw:layer="layout" svg:x1="23.01cm" svg:y1="22.399cm" svg:x2="24.122cm" svg:y2="22.399cm">
            <text:p/>
          </draw:line>
          <draw:line draw:style-name="gr1" draw:text-style-name="P1" draw:layer="layout" svg:x1="24.122cm" svg:y1="22.399cm" svg:x2="24.122cm" svg:y2="22.7cm">
            <text:p/>
          </draw:line>
          <draw:line draw:style-name="gr1" draw:text-style-name="P1" draw:layer="layout" svg:x1="24.122cm" svg:y1="22.7cm" svg:x2="25.233cm" svg:y2="22.7cm">
            <text:p/>
          </draw:line>
          <draw:line draw:style-name="gr1" draw:text-style-name="P1" draw:layer="layout" svg:x1="25.233cm" svg:y1="22.399cm" svg:x2="25.233cm" svg:y2="22.7cm">
            <text:p/>
          </draw:line>
          <draw:line draw:style-name="gr1" draw:text-style-name="P1" draw:layer="layout" svg:x1="25.233cm" svg:y1="22.399cm" svg:x2="26.344cm" svg:y2="22.399cm">
            <text:p/>
          </draw:line>
          <draw:line draw:style-name="gr1" draw:text-style-name="P1" draw:layer="layout" svg:x1="26.344cm" svg:y1="22.399cm" svg:x2="26.344cm" svg:y2="22.7cm">
            <text:p/>
          </draw:line>
          <draw:line draw:style-name="gr1" draw:text-style-name="P1" draw:layer="layout" svg:x1="26.344cm" svg:y1="22.7cm" svg:x2="27.455cm" svg:y2="22.7cm">
            <text:p/>
          </draw:line>
          <draw:line draw:style-name="gr1" draw:text-style-name="P1" draw:layer="layout" svg:x1="27.455cm" svg:y1="22.399cm" svg:x2="27.455cm" svg:y2="22.7cm">
            <text:p/>
          </draw:line>
          <draw:line draw:style-name="gr1" draw:text-style-name="P1" draw:layer="layout" svg:x1="27.455cm" svg:y1="22.399cm" svg:x2="28.566cm" svg:y2="22.399cm">
            <text:p/>
          </draw:line>
          <draw:line draw:style-name="gr1" draw:text-style-name="P1" draw:layer="layout" svg:x1="28.566cm" svg:y1="22.399cm" svg:x2="28.566cm" svg:y2="22.7cm">
            <text:p/>
          </draw:line>
          <draw:line draw:style-name="gr1" draw:text-style-name="P1" draw:layer="layout" svg:x1="28.566cm" svg:y1="22.7cm" svg:x2="29.677cm" svg:y2="22.7cm">
            <text:p/>
          </draw:line>
          <draw:line draw:style-name="gr1" draw:text-style-name="P1" draw:layer="layout" svg:x1="29.677cm" svg:y1="22.399cm" svg:x2="29.677cm" svg:y2="22.7cm">
            <text:p/>
          </draw:line>
          <draw:line draw:style-name="gr1" draw:text-style-name="P1" draw:layer="layout" svg:x1="29.677cm" svg:y1="22.399cm" svg:x2="30.789cm" svg:y2="22.399cm">
            <text:p/>
          </draw:line>
          <draw:line draw:style-name="gr1" draw:text-style-name="P1" draw:layer="layout" svg:x1="30.789cm" svg:y1="22.399cm" svg:x2="30.789cm" svg:y2="22.7cm">
            <text:p/>
          </draw:line>
          <draw:line draw:style-name="gr1" draw:text-style-name="P1" draw:layer="layout" svg:x1="30.789cm" svg:y1="22.7cm" svg:x2="31.6cm" svg:y2="22.7cm">
            <text:p/>
          </draw:line>
          <draw:line draw:style-name="gr1" draw:text-style-name="P1" draw:layer="layout" svg:x1="21.6cm" svg:y1="22.7cm" svg:x2="21.6cm" svg:y2="21.499cm">
            <text:p/>
          </draw:line>
          <draw:line draw:style-name="gr1" draw:text-style-name="P1" draw:layer="layout" svg:x1="21.899cm" svg:y1="21.499cm" svg:x2="21.6cm" svg:y2="21.499cm">
            <text:p/>
          </draw:line>
          <draw:line draw:style-name="gr1" draw:text-style-name="P1" draw:layer="layout" svg:x1="21.899cm" svg:y1="21.499cm" svg:x2="21.899cm" svg:y2="20.3cm">
            <text:p/>
          </draw:line>
          <draw:line draw:style-name="gr1" draw:text-style-name="P1" draw:layer="layout" svg:x1="21.899cm" svg:y1="20.3cm" svg:x2="21.6cm" svg:y2="20.3cm">
            <text:p/>
          </draw:line>
          <draw:line draw:style-name="gr1" draw:text-style-name="P1" draw:layer="layout" svg:x1="21.6cm" svg:y1="20.3cm" svg:x2="21.6cm" svg:y2="19.1cm">
            <text:p/>
          </draw:line>
          <draw:line draw:style-name="gr1" draw:text-style-name="P1" draw:layer="layout" svg:x1="21.899cm" svg:y1="19.1cm" svg:x2="21.6cm" svg:y2="19.1cm">
            <text:p/>
          </draw:line>
          <draw:line draw:style-name="gr1" draw:text-style-name="P1" draw:layer="layout" svg:x1="21.899cm" svg:y1="19.1cm" svg:x2="21.899cm" svg:y2="17.899cm">
            <text:p/>
          </draw:line>
          <draw:line draw:style-name="gr1" draw:text-style-name="P1" draw:layer="layout" svg:x1="21.899cm" svg:y1="17.899cm" svg:x2="21.6cm" svg:y2="17.899cm">
            <text:p/>
          </draw:line>
          <draw:line draw:style-name="gr1" draw:text-style-name="P1" draw:layer="layout" svg:x1="21.6cm" svg:y1="17.899cm" svg:x2="21.6cm" svg:y2="16.7cm">
            <text:p/>
          </draw:line>
          <draw:line draw:style-name="gr2" draw:text-style-name="P2" draw:layer="layout" svg:x1="21.6cm" svg:y1="16.7cm" svg:x2="31.6cm" svg:y2="16.7cm">
            <text:p/>
          </draw:line>
          <draw:custom-shape draw:style-name="gr3" draw:text-style-name="P2" draw:layer="layout" svg:width="0.9cm" svg:height="0.9cm" svg:x="22.9cm" svg:y="18.7cm">
            <text:p/>
            <draw:enhanced-geometry svg:viewBox="0 0 21600 21600" draw:type="rectangle" draw:enhanced-path="M 0 0 L 21600 0 21600 21600 0 21600 0 0 Z N"/>
          </draw:custom-shape>
          <draw:custom-shape draw:style-name="gr3" draw:text-style-name="P2" draw:layer="layout" svg:width="0.9cm" svg:height="0.9cm" svg:x="22.9cm" svg:y="19.8cm">
            <text:p/>
            <draw:enhanced-geometry svg:viewBox="0 0 21600 21600" draw:type="rectangle" draw:enhanced-path="M 0 0 L 21600 0 21600 21600 0 21600 0 0 Z N"/>
          </draw:custom-shape>
          <draw:custom-shape draw:style-name="gr3" draw:text-style-name="P2" draw:layer="layout" svg:width="0.9cm" svg:height="0.9cm" svg:x="24cm" svg:y="18.7cm">
            <text:p/>
            <draw:enhanced-geometry svg:viewBox="0 0 21600 21600" draw:type="rectangle" draw:enhanced-path="M 0 0 L 21600 0 21600 21600 0 21600 0 0 Z N"/>
          </draw:custom-shape>
          <draw:custom-shape draw:style-name="gr3" draw:text-style-name="P2" draw:layer="layout" svg:width="0.9cm" svg:height="0.9cm" svg:x="24cm" svg:y="19.8cm">
            <text:p/>
            <draw:enhanced-geometry svg:viewBox="0 0 21600 21600" draw:type="rectangle" draw:enhanced-path="M 0 0 L 21600 0 21600 21600 0 21600 0 0 Z N"/>
          </draw:custom-shape>
          <draw:custom-shape draw:style-name="gr3" draw:text-style-name="P2" draw:layer="layout" svg:width="0.9cm" svg:height="0.9cm" svg:x="28.7cm" svg:y="18.7cm">
            <text:p/>
            <draw:enhanced-geometry svg:viewBox="0 0 21600 21600" draw:type="rectangle" draw:enhanced-path="M 0 0 L 21600 0 21600 21600 0 21600 0 0 Z N"/>
          </draw:custom-shape>
          <draw:custom-shape draw:style-name="gr3" draw:text-style-name="P2" draw:layer="layout" svg:width="0.9cm" svg:height="0.9cm" svg:x="28.7cm" svg:y="19.8cm">
            <text:p/>
            <draw:enhanced-geometry svg:viewBox="0 0 21600 21600" draw:type="rectangle" draw:enhanced-path="M 0 0 L 21600 0 21600 21600 0 21600 0 0 Z N"/>
          </draw:custom-shape>
          <draw:custom-shape draw:style-name="gr3" draw:text-style-name="P2" draw:layer="layout" svg:width="0.9cm" svg:height="0.9cm" svg:x="29.8cm" svg:y="18.7cm">
            <text:p/>
            <draw:enhanced-geometry svg:viewBox="0 0 21600 21600" draw:type="rectangle" draw:enhanced-path="M 0 0 L 21600 0 21600 21600 0 21600 0 0 Z N"/>
          </draw:custom-shape>
          <draw:custom-shape draw:style-name="gr3" draw:text-style-name="P2" draw:layer="layout" svg:width="0.9cm" svg:height="0.9cm" svg:x="29.8cm" svg:y="19.8cm">
            <text:p/>
            <draw:enhanced-geometry svg:viewBox="0 0 21600 21600" draw:type="rectangle" draw:enhanced-path="M 0 0 L 21600 0 21600 21600 0 21600 0 0 Z N"/>
          </draw:custom-shape>
          <draw:custom-shape draw:style-name="gr3" draw:text-style-name="P2" draw:layer="layout" svg:width="0.9cm" svg:height="0.9cm" svg:x="25.7cm" svg:y="18.7cm">
            <text:p/>
            <draw:enhanced-geometry svg:viewBox="0 0 21600 21600" draw:type="rectangle" draw:enhanced-path="M 0 0 L 21600 0 21600 21600 0 21600 0 0 Z N"/>
          </draw:custom-shape>
          <draw:custom-shape draw:style-name="gr3" draw:text-style-name="P2" draw:layer="layout" svg:width="0.9cm" svg:height="0.9cm" svg:x="25.7cm" svg:y="19.8cm">
            <text:p/>
            <draw:enhanced-geometry svg:viewBox="0 0 21600 21600" draw:type="rectangle" draw:enhanced-path="M 0 0 L 21600 0 21600 21600 0 21600 0 0 Z N"/>
          </draw:custom-shape>
          <draw:custom-shape draw:style-name="gr3" draw:text-style-name="P2" draw:layer="layout" svg:width="0.9cm" svg:height="0.9cm" svg:x="26.8cm" svg:y="18.7cm">
            <text:p/>
            <draw:enhanced-geometry svg:viewBox="0 0 21600 21600" draw:type="rectangle" draw:enhanced-path="M 0 0 L 21600 0 21600 21600 0 21600 0 0 Z N"/>
          </draw:custom-shape>
          <draw:custom-shape draw:style-name="gr3" draw:text-style-name="P2" draw:layer="layout" svg:width="0.9cm" svg:height="0.9cm" svg:x="26.8cm" svg:y="19.8cm">
            <text:p/>
            <draw:enhanced-geometry svg:viewBox="0 0 21600 21600" draw:type="rectangle" draw:enhanced-path="M 0 0 L 21600 0 21600 21600 0 21600 0 0 Z N"/>
          </draw:custom-shape>
        </draw:g>
        <draw:g>
          <draw:line draw:style-name="gr1" draw:text-style-name="P1" draw:layer="layout" svg:x1="31.601cm" svg:y1="16.4cm" svg:x2="31.601cm" svg:y2="15.199cm">
            <text:p/>
          </draw:line>
          <draw:line draw:style-name="gr1" draw:text-style-name="P1" draw:layer="layout" svg:x1="31.9cm" svg:y1="15.199cm" svg:x2="31.601cm" svg:y2="15.199cm">
            <text:p/>
          </draw:line>
          <draw:line draw:style-name="gr1" draw:text-style-name="P1" draw:layer="layout" svg:x1="31.9cm" svg:y1="15.199cm" svg:x2="31.9cm" svg:y2="14cm">
            <text:p/>
          </draw:line>
          <draw:line draw:style-name="gr1" draw:text-style-name="P1" draw:layer="layout" svg:x1="31.9cm" svg:y1="14cm" svg:x2="31.601cm" svg:y2="14cm">
            <text:p/>
          </draw:line>
          <draw:line draw:style-name="gr1" draw:text-style-name="P1" draw:layer="layout" svg:x1="31.601cm" svg:y1="14cm" svg:x2="31.601cm" svg:y2="12.799cm">
            <text:p/>
          </draw:line>
          <draw:line draw:style-name="gr1" draw:text-style-name="P1" draw:layer="layout" svg:x1="31.9cm" svg:y1="12.799cm" svg:x2="31.601cm" svg:y2="12.799cm">
            <text:p/>
          </draw:line>
          <draw:line draw:style-name="gr1" draw:text-style-name="P1" draw:layer="layout" svg:x1="31.9cm" svg:y1="12.799cm" svg:x2="31.9cm" svg:y2="11.6cm">
            <text:p/>
          </draw:line>
          <draw:line draw:style-name="gr1" draw:text-style-name="P1" draw:layer="layout" svg:x1="31.9cm" svg:y1="11.6cm" svg:x2="31.601cm" svg:y2="11.6cm">
            <text:p/>
          </draw:line>
          <draw:line draw:style-name="gr1" draw:text-style-name="P1" draw:layer="layout" svg:x1="31.601cm" svg:y1="11.6cm" svg:x2="31.601cm" svg:y2="10.4cm">
            <text:p/>
          </draw:line>
          <draw:line draw:style-name="gr1" draw:text-style-name="P1" draw:layer="layout" svg:x1="21.6cm" svg:y1="16.4cm" svg:x2="23.01cm" svg:y2="16.4cm">
            <text:p/>
          </draw:line>
          <draw:line draw:style-name="gr1" draw:text-style-name="P1" draw:layer="layout" svg:x1="23.01cm" svg:y1="16.099cm" svg:x2="23.01cm" svg:y2="16.4cm">
            <text:p/>
          </draw:line>
          <draw:line draw:style-name="gr1" draw:text-style-name="P1" draw:layer="layout" svg:x1="23.01cm" svg:y1="16.099cm" svg:x2="24.122cm" svg:y2="16.099cm">
            <text:p/>
          </draw:line>
          <draw:line draw:style-name="gr1" draw:text-style-name="P1" draw:layer="layout" svg:x1="24.122cm" svg:y1="16.099cm" svg:x2="24.122cm" svg:y2="16.4cm">
            <text:p/>
          </draw:line>
          <draw:line draw:style-name="gr1" draw:text-style-name="P1" draw:layer="layout" svg:x1="24.122cm" svg:y1="16.4cm" svg:x2="25.233cm" svg:y2="16.4cm">
            <text:p/>
          </draw:line>
          <draw:line draw:style-name="gr1" draw:text-style-name="P1" draw:layer="layout" svg:x1="25.233cm" svg:y1="16.099cm" svg:x2="25.233cm" svg:y2="16.4cm">
            <text:p/>
          </draw:line>
          <draw:line draw:style-name="gr1" draw:text-style-name="P1" draw:layer="layout" svg:x1="25.233cm" svg:y1="16.099cm" svg:x2="26.344cm" svg:y2="16.099cm">
            <text:p/>
          </draw:line>
          <draw:line draw:style-name="gr1" draw:text-style-name="P1" draw:layer="layout" svg:x1="26.344cm" svg:y1="16.099cm" svg:x2="26.344cm" svg:y2="16.4cm">
            <text:p/>
          </draw:line>
          <draw:line draw:style-name="gr1" draw:text-style-name="P1" draw:layer="layout" svg:x1="26.344cm" svg:y1="16.4cm" svg:x2="27.455cm" svg:y2="16.4cm">
            <text:p/>
          </draw:line>
          <draw:line draw:style-name="gr1" draw:text-style-name="P1" draw:layer="layout" svg:x1="27.455cm" svg:y1="16.099cm" svg:x2="27.455cm" svg:y2="16.4cm">
            <text:p/>
          </draw:line>
          <draw:line draw:style-name="gr1" draw:text-style-name="P1" draw:layer="layout" svg:x1="27.455cm" svg:y1="16.099cm" svg:x2="28.566cm" svg:y2="16.099cm">
            <text:p/>
          </draw:line>
          <draw:line draw:style-name="gr1" draw:text-style-name="P1" draw:layer="layout" svg:x1="28.566cm" svg:y1="16.099cm" svg:x2="28.566cm" svg:y2="16.4cm">
            <text:p/>
          </draw:line>
          <draw:line draw:style-name="gr1" draw:text-style-name="P1" draw:layer="layout" svg:x1="28.566cm" svg:y1="16.4cm" svg:x2="29.677cm" svg:y2="16.4cm">
            <text:p/>
          </draw:line>
          <draw:line draw:style-name="gr1" draw:text-style-name="P1" draw:layer="layout" svg:x1="29.677cm" svg:y1="16.099cm" svg:x2="29.677cm" svg:y2="16.4cm">
            <text:p/>
          </draw:line>
          <draw:line draw:style-name="gr1" draw:text-style-name="P1" draw:layer="layout" svg:x1="29.677cm" svg:y1="16.099cm" svg:x2="30.789cm" svg:y2="16.099cm">
            <text:p/>
          </draw:line>
          <draw:line draw:style-name="gr1" draw:text-style-name="P1" draw:layer="layout" svg:x1="30.789cm" svg:y1="16.099cm" svg:x2="30.789cm" svg:y2="16.4cm">
            <text:p/>
          </draw:line>
          <draw:line draw:style-name="gr1" draw:text-style-name="P1" draw:layer="layout" svg:x1="30.789cm" svg:y1="16.4cm" svg:x2="31.6cm" svg:y2="16.4cm">
            <text:p/>
          </draw:line>
          <draw:line draw:style-name="gr1" draw:text-style-name="P1" draw:layer="layout" svg:x1="21.6cm" svg:y1="16.4cm" svg:x2="21.6cm" svg:y2="15.199cm">
            <text:p/>
          </draw:line>
          <draw:line draw:style-name="gr1" draw:text-style-name="P1" draw:layer="layout" svg:x1="21.899cm" svg:y1="15.199cm" svg:x2="21.6cm" svg:y2="15.199cm">
            <text:p/>
          </draw:line>
          <draw:line draw:style-name="gr1" draw:text-style-name="P1" draw:layer="layout" svg:x1="21.899cm" svg:y1="15.199cm" svg:x2="21.899cm" svg:y2="14cm">
            <text:p/>
          </draw:line>
          <draw:line draw:style-name="gr1" draw:text-style-name="P1" draw:layer="layout" svg:x1="21.899cm" svg:y1="14cm" svg:x2="21.6cm" svg:y2="14cm">
            <text:p/>
          </draw:line>
          <draw:line draw:style-name="gr1" draw:text-style-name="P1" draw:layer="layout" svg:x1="21.6cm" svg:y1="14cm" svg:x2="21.6cm" svg:y2="12.8cm">
            <text:p/>
          </draw:line>
          <draw:line draw:style-name="gr1" draw:text-style-name="P1" draw:layer="layout" svg:x1="21.899cm" svg:y1="12.8cm" svg:x2="21.6cm" svg:y2="12.8cm">
            <text:p/>
          </draw:line>
          <draw:line draw:style-name="gr1" draw:text-style-name="P1" draw:layer="layout" svg:x1="21.899cm" svg:y1="12.8cm" svg:x2="21.899cm" svg:y2="11.599cm">
            <text:p/>
          </draw:line>
          <draw:line draw:style-name="gr1" draw:text-style-name="P1" draw:layer="layout" svg:x1="21.899cm" svg:y1="11.599cm" svg:x2="21.6cm" svg:y2="11.599cm">
            <text:p/>
          </draw:line>
          <draw:line draw:style-name="gr1" draw:text-style-name="P1" draw:layer="layout" svg:x1="21.6cm" svg:y1="11.599cm" svg:x2="21.6cm" svg:y2="10.4cm">
            <text:p/>
          </draw:line>
          <draw:line draw:style-name="gr2" draw:text-style-name="P2" draw:layer="layout" svg:x1="21.6cm" svg:y1="10.4cm" svg:x2="31.6cm" svg:y2="10.4cm">
            <text:p/>
          </draw:line>
          <draw:custom-shape draw:style-name="gr3" draw:text-style-name="P2" draw:layer="layout" svg:width="0.9cm" svg:height="0.9cm" svg:x="22.9cm" svg:y="12.4cm">
            <text:p/>
            <draw:enhanced-geometry svg:viewBox="0 0 21600 21600" draw:type="rectangle" draw:enhanced-path="M 0 0 L 21600 0 21600 21600 0 21600 0 0 Z N"/>
          </draw:custom-shape>
          <draw:custom-shape draw:style-name="gr3" draw:text-style-name="P2" draw:layer="layout" svg:width="0.9cm" svg:height="0.9cm" svg:x="22.9cm" svg:y="13.5cm">
            <text:p/>
            <draw:enhanced-geometry svg:viewBox="0 0 21600 21600" draw:type="rectangle" draw:enhanced-path="M 0 0 L 21600 0 21600 21600 0 21600 0 0 Z N"/>
          </draw:custom-shape>
          <draw:custom-shape draw:style-name="gr3" draw:text-style-name="P2" draw:layer="layout" svg:width="0.9cm" svg:height="0.9cm" svg:x="24cm" svg:y="12.4cm">
            <text:p/>
            <draw:enhanced-geometry svg:viewBox="0 0 21600 21600" draw:type="rectangle" draw:enhanced-path="M 0 0 L 21600 0 21600 21600 0 21600 0 0 Z N"/>
          </draw:custom-shape>
          <draw:custom-shape draw:style-name="gr3" draw:text-style-name="P2" draw:layer="layout" svg:width="0.9cm" svg:height="0.9cm" svg:x="24cm" svg:y="13.5cm">
            <text:p/>
            <draw:enhanced-geometry svg:viewBox="0 0 21600 21600" draw:type="rectangle" draw:enhanced-path="M 0 0 L 21600 0 21600 21600 0 21600 0 0 Z N"/>
          </draw:custom-shape>
          <draw:custom-shape draw:style-name="gr3" draw:text-style-name="P2" draw:layer="layout" svg:width="0.9cm" svg:height="0.9cm" svg:x="28.7cm" svg:y="12.4cm">
            <text:p/>
            <draw:enhanced-geometry svg:viewBox="0 0 21600 21600" draw:type="rectangle" draw:enhanced-path="M 0 0 L 21600 0 21600 21600 0 21600 0 0 Z N"/>
          </draw:custom-shape>
          <draw:custom-shape draw:style-name="gr3" draw:text-style-name="P2" draw:layer="layout" svg:width="0.9cm" svg:height="0.9cm" svg:x="28.7cm" svg:y="13.5cm">
            <text:p/>
            <draw:enhanced-geometry svg:viewBox="0 0 21600 21600" draw:type="rectangle" draw:enhanced-path="M 0 0 L 21600 0 21600 21600 0 21600 0 0 Z N"/>
          </draw:custom-shape>
          <draw:custom-shape draw:style-name="gr3" draw:text-style-name="P2" draw:layer="layout" svg:width="0.9cm" svg:height="0.9cm" svg:x="29.8cm" svg:y="12.4cm">
            <text:p/>
            <draw:enhanced-geometry svg:viewBox="0 0 21600 21600" draw:type="rectangle" draw:enhanced-path="M 0 0 L 21600 0 21600 21600 0 21600 0 0 Z N"/>
          </draw:custom-shape>
          <draw:custom-shape draw:style-name="gr3" draw:text-style-name="P2" draw:layer="layout" svg:width="0.9cm" svg:height="0.9cm" svg:x="29.8cm" svg:y="13.5cm">
            <text:p/>
            <draw:enhanced-geometry svg:viewBox="0 0 21600 21600" draw:type="rectangle" draw:enhanced-path="M 0 0 L 21600 0 21600 21600 0 21600 0 0 Z N"/>
          </draw:custom-shape>
          <draw:custom-shape draw:style-name="gr3" draw:text-style-name="P2" draw:layer="layout" svg:width="0.9cm" svg:height="0.9cm" svg:x="25.7cm" svg:y="12.4cm">
            <text:p/>
            <draw:enhanced-geometry svg:viewBox="0 0 21600 21600" draw:type="rectangle" draw:enhanced-path="M 0 0 L 21600 0 21600 21600 0 21600 0 0 Z N"/>
          </draw:custom-shape>
          <draw:custom-shape draw:style-name="gr3" draw:text-style-name="P2" draw:layer="layout" svg:width="0.9cm" svg:height="0.9cm" svg:x="25.7cm" svg:y="13.5cm">
            <text:p/>
            <draw:enhanced-geometry svg:viewBox="0 0 21600 21600" draw:type="rectangle" draw:enhanced-path="M 0 0 L 21600 0 21600 21600 0 21600 0 0 Z N"/>
          </draw:custom-shape>
          <draw:custom-shape draw:style-name="gr3" draw:text-style-name="P2" draw:layer="layout" svg:width="0.9cm" svg:height="0.9cm" svg:x="26.8cm" svg:y="12.4cm">
            <text:p/>
            <draw:enhanced-geometry svg:viewBox="0 0 21600 21600" draw:type="rectangle" draw:enhanced-path="M 0 0 L 21600 0 21600 21600 0 21600 0 0 Z N"/>
          </draw:custom-shape>
          <draw:custom-shape draw:style-name="gr3" draw:text-style-name="P2" draw:layer="layout" svg:width="0.9cm" svg:height="0.9cm" svg:x="26.8cm" svg:y="13.5cm">
            <text:p/>
            <draw:enhanced-geometry svg:viewBox="0 0 21600 21600" draw:type="rectangle" draw:enhanced-path="M 0 0 L 21600 0 21600 21600 0 21600 0 0 Z N"/>
          </draw:custom-shape>
        </draw:g>
        <draw:g>
          <draw:line draw:style-name="gr2" draw:text-style-name="P2" draw:layer="layout" svg:x1="37.6cm" svg:y1="34.6cm" svg:x2="37.6cm" svg:y2="29.3cm">
            <text:p/>
          </draw:line>
          <draw:line draw:style-name="gr2" draw:text-style-name="P2" draw:layer="layout" svg:x1="37.6cm" svg:y1="29.3cm" svg:x2="48.6cm" svg:y2="29.3cm">
            <text:p/>
          </draw:line>
          <draw:line draw:style-name="gr2" draw:text-style-name="P2" draw:layer="layout" svg:x1="48.6cm" svg:y1="34.6cm" svg:x2="48.6cm" svg:y2="29.3cm">
            <text:p/>
          </draw:line>
          <draw:custom-shape draw:style-name="gr3" draw:text-style-name="P2" draw:layer="layout" svg:width="0.3cm" svg:height="1cm" svg:x="47.7cm" svg:y="32.3cm">
            <text:p/>
            <draw:enhanced-geometry svg:viewBox="0 0 21600 21600" draw:type="rectangle" draw:enhanced-path="M 0 0 L 21600 0 21600 21600 0 21600 0 0 Z N"/>
          </draw:custom-shape>
          <draw:custom-shape draw:style-name="gr3" draw:text-style-name="P2" draw:layer="layout" svg:width="0.3cm" svg:height="1cm" svg:x="38.3cm" svg:y="32.3cm">
            <text:p/>
            <draw:enhanced-geometry svg:viewBox="0 0 21600 21600" draw:type="rectangle" draw:enhanced-path="M 0 0 L 21600 0 21600 21600 0 21600 0 0 Z N"/>
          </draw:custom-shape>
          <draw:custom-shape draw:style-name="gr3" draw:text-style-name="P2" draw:layer="layout" svg:width="0.3cm" svg:height="1cm" svg:x="39.3cm" svg:y="31.3cm">
            <text:p/>
            <draw:enhanced-geometry svg:viewBox="0 0 21600 21600" draw:type="rectangle" draw:enhanced-path="M 0 0 L 21600 0 21600 21600 0 21600 0 0 Z N"/>
          </draw:custom-shape>
          <draw:custom-shape draw:style-name="gr3" draw:text-style-name="P2" draw:layer="layout" svg:width="0.3cm" svg:height="1cm" svg:x="39.6cm" svg:y="31.3cm">
            <text:p/>
            <draw:enhanced-geometry svg:viewBox="0 0 21600 21600" draw:type="rectangle" draw:enhanced-path="M 0 0 L 21600 0 21600 21600 0 21600 0 0 Z N"/>
          </draw:custom-shape>
          <draw:line draw:style-name="gr2" draw:text-style-name="P2" draw:layer="layout" svg:x1="37.6cm" svg:y1="34.6cm" svg:x2="38.6cm" svg:y2="34.6cm">
            <text:p/>
          </draw:line>
          <draw:line draw:style-name="gr2" draw:text-style-name="P2" draw:layer="layout" svg:x1="38.6cm" svg:y1="35cm" svg:x2="39.6cm" svg:y2="35cm">
            <text:p/>
          </draw:line>
          <draw:line draw:style-name="gr2" draw:text-style-name="P2" draw:layer="layout" svg:x1="38.6cm" svg:y1="35cm" svg:x2="38.6cm" svg:y2="34.6cm">
            <text:p/>
          </draw:line>
          <draw:line draw:style-name="gr2" draw:text-style-name="P2" draw:layer="layout" svg:x1="39.6cm" svg:y1="35cm" svg:x2="39.6cm" svg:y2="34.6cm">
            <text:p/>
          </draw:line>
          <draw:line draw:style-name="gr2" draw:text-style-name="P2" draw:layer="layout" svg:x1="39.6cm" svg:y1="34.6cm" svg:x2="40.6cm" svg:y2="34.6cm">
            <text:p/>
          </draw:line>
          <draw:line draw:style-name="gr2" draw:text-style-name="P2" draw:layer="layout" svg:x1="40.6cm" svg:y1="35cm" svg:x2="41.6cm" svg:y2="35cm">
            <text:p/>
          </draw:line>
          <draw:line draw:style-name="gr2" draw:text-style-name="P2" draw:layer="layout" svg:x1="40.6cm" svg:y1="35cm" svg:x2="40.6cm" svg:y2="34.6cm">
            <text:p/>
          </draw:line>
          <draw:line draw:style-name="gr2" draw:text-style-name="P2" draw:layer="layout" svg:x1="41.6cm" svg:y1="35cm" svg:x2="41.6cm" svg:y2="34.6cm">
            <text:p/>
          </draw:line>
          <draw:line draw:style-name="gr2" draw:text-style-name="P2" draw:layer="layout" svg:x1="41.6cm" svg:y1="34.6cm" svg:x2="42.6cm" svg:y2="34.6cm">
            <text:p/>
          </draw:line>
          <draw:line draw:style-name="gr2" draw:text-style-name="P2" draw:layer="layout" svg:x1="42.6cm" svg:y1="35cm" svg:x2="43.6cm" svg:y2="35cm">
            <text:p/>
          </draw:line>
          <draw:line draw:style-name="gr2" draw:text-style-name="P2" draw:layer="layout" svg:x1="42.6cm" svg:y1="35cm" svg:x2="42.6cm" svg:y2="34.6cm">
            <text:p/>
          </draw:line>
          <draw:line draw:style-name="gr2" draw:text-style-name="P2" draw:layer="layout" svg:x1="43.6cm" svg:y1="35cm" svg:x2="43.6cm" svg:y2="34.6cm">
            <text:p/>
          </draw:line>
          <draw:line draw:style-name="gr2" draw:text-style-name="P2" draw:layer="layout" svg:x1="43.6cm" svg:y1="34.6cm" svg:x2="44.6cm" svg:y2="34.6cm">
            <text:p/>
          </draw:line>
          <draw:line draw:style-name="gr2" draw:text-style-name="P2" draw:layer="layout" svg:x1="44.6cm" svg:y1="35cm" svg:x2="45.6cm" svg:y2="35cm">
            <text:p/>
          </draw:line>
          <draw:line draw:style-name="gr2" draw:text-style-name="P2" draw:layer="layout" svg:x1="44.6cm" svg:y1="35cm" svg:x2="44.6cm" svg:y2="34.6cm">
            <text:p/>
          </draw:line>
          <draw:line draw:style-name="gr2" draw:text-style-name="P2" draw:layer="layout" svg:x1="45.6cm" svg:y1="35cm" svg:x2="45.6cm" svg:y2="34.6cm">
            <text:p/>
          </draw:line>
          <draw:line draw:style-name="gr2" draw:text-style-name="P2" draw:layer="layout" svg:x1="45.6cm" svg:y1="34.6cm" svg:x2="46.6cm" svg:y2="34.6cm">
            <text:p/>
          </draw:line>
          <draw:line draw:style-name="gr2" draw:text-style-name="P2" draw:layer="layout" svg:x1="46.6cm" svg:y1="35cm" svg:x2="47.6cm" svg:y2="35cm">
            <text:p/>
          </draw:line>
          <draw:line draw:style-name="gr2" draw:text-style-name="P2" draw:layer="layout" svg:x1="46.6cm" svg:y1="35cm" svg:x2="46.6cm" svg:y2="34.6cm">
            <text:p/>
          </draw:line>
          <draw:line draw:style-name="gr2" draw:text-style-name="P2" draw:layer="layout" svg:x1="47.6cm" svg:y1="35cm" svg:x2="47.6cm" svg:y2="34.6cm">
            <text:p/>
          </draw:line>
          <draw:line draw:style-name="gr2" draw:text-style-name="P2" draw:layer="layout" svg:x1="47.6cm" svg:y1="34.6cm" svg:x2="48.6cm" svg:y2="34.6cm">
            <text:p/>
          </draw:line>
        </draw:g>
        <draw:g>
          <draw:line draw:style-name="gr2" draw:text-style-name="P2" draw:layer="layout" svg:x1="57.1cm" svg:y1="31.3cm" svg:x2="57.1cm" svg:y2="20.3cm">
            <text:p/>
          </draw:line>
          <draw:line draw:style-name="gr2" draw:text-style-name="P2" draw:layer="layout" svg:x1="51.4cm" svg:y1="31.3cm" svg:x2="51.4cm" svg:y2="30.3cm">
            <text:p/>
          </draw:line>
          <draw:line draw:style-name="gr2" draw:text-style-name="P2" draw:layer="layout" svg:x1="51.8cm" svg:y1="30.3cm" svg:x2="51.8cm" svg:y2="29.3cm">
            <text:p/>
          </draw:line>
          <draw:line draw:style-name="gr2" draw:text-style-name="P2" draw:layer="layout" svg:x1="51.8cm" svg:y1="30.3cm" svg:x2="51.4cm" svg:y2="30.3cm">
            <text:p/>
          </draw:line>
          <draw:line draw:style-name="gr2" draw:text-style-name="P2" draw:layer="layout" svg:x1="51.8cm" svg:y1="29.3cm" svg:x2="51.4cm" svg:y2="29.3cm">
            <text:p/>
          </draw:line>
          <draw:line draw:style-name="gr2" draw:text-style-name="P2" draw:layer="layout" svg:x1="51.4cm" svg:y1="29.3cm" svg:x2="51.4cm" svg:y2="28.3cm">
            <text:p/>
          </draw:line>
          <draw:line draw:style-name="gr2" draw:text-style-name="P2" draw:layer="layout" svg:x1="51.8cm" svg:y1="28.3cm" svg:x2="51.8cm" svg:y2="27.3cm">
            <text:p/>
          </draw:line>
          <draw:line draw:style-name="gr2" draw:text-style-name="P2" draw:layer="layout" svg:x1="51.8cm" svg:y1="28.3cm" svg:x2="51.4cm" svg:y2="28.3cm">
            <text:p/>
          </draw:line>
          <draw:line draw:style-name="gr2" draw:text-style-name="P2" draw:layer="layout" svg:x1="51.8cm" svg:y1="27.3cm" svg:x2="51.4cm" svg:y2="27.3cm">
            <text:p/>
          </draw:line>
          <draw:line draw:style-name="gr2" draw:text-style-name="P2" draw:layer="layout" svg:x1="51.4cm" svg:y1="27.3cm" svg:x2="51.4cm" svg:y2="26.3cm">
            <text:p/>
          </draw:line>
          <draw:line draw:style-name="gr2" draw:text-style-name="P2" draw:layer="layout" svg:x1="51.8cm" svg:y1="26.3cm" svg:x2="51.8cm" svg:y2="25.3cm">
            <text:p/>
          </draw:line>
          <draw:line draw:style-name="gr2" draw:text-style-name="P2" draw:layer="layout" svg:x1="51.8cm" svg:y1="26.3cm" svg:x2="51.4cm" svg:y2="26.3cm">
            <text:p/>
          </draw:line>
          <draw:line draw:style-name="gr2" draw:text-style-name="P2" draw:layer="layout" svg:x1="51.8cm" svg:y1="25.3cm" svg:x2="51.4cm" svg:y2="25.3cm">
            <text:p/>
          </draw:line>
          <draw:line draw:style-name="gr2" draw:text-style-name="P2" draw:layer="layout" svg:x1="51.4cm" svg:y1="25.3cm" svg:x2="51.4cm" svg:y2="24.3cm">
            <text:p/>
          </draw:line>
          <draw:line draw:style-name="gr2" draw:text-style-name="P2" draw:layer="layout" svg:x1="51.8cm" svg:y1="24.3cm" svg:x2="51.8cm" svg:y2="23.3cm">
            <text:p/>
          </draw:line>
          <draw:line draw:style-name="gr2" draw:text-style-name="P2" draw:layer="layout" svg:x1="51.8cm" svg:y1="24.3cm" svg:x2="51.4cm" svg:y2="24.3cm">
            <text:p/>
          </draw:line>
          <draw:line draw:style-name="gr2" draw:text-style-name="P2" draw:layer="layout" svg:x1="51.8cm" svg:y1="23.3cm" svg:x2="51.4cm" svg:y2="23.3cm">
            <text:p/>
          </draw:line>
          <draw:line draw:style-name="gr2" draw:text-style-name="P2" draw:layer="layout" svg:x1="51.4cm" svg:y1="23.3cm" svg:x2="51.4cm" svg:y2="22.3cm">
            <text:p/>
          </draw:line>
          <draw:line draw:style-name="gr2" draw:text-style-name="P2" draw:layer="layout" svg:x1="51.8cm" svg:y1="22.3cm" svg:x2="51.8cm" svg:y2="21.3cm">
            <text:p/>
          </draw:line>
          <draw:line draw:style-name="gr2" draw:text-style-name="P2" draw:layer="layout" svg:x1="51.8cm" svg:y1="22.3cm" svg:x2="51.4cm" svg:y2="22.3cm">
            <text:p/>
          </draw:line>
          <draw:line draw:style-name="gr2" draw:text-style-name="P2" draw:layer="layout" svg:x1="51.8cm" svg:y1="21.3cm" svg:x2="51.4cm" svg:y2="21.3cm">
            <text:p/>
          </draw:line>
          <draw:line draw:style-name="gr2" draw:text-style-name="P2" draw:layer="layout" svg:x1="51.4cm" svg:y1="21.3cm" svg:x2="51.4cm" svg:y2="20.3cm">
            <text:p/>
          </draw:line>
          <draw:custom-shape draw:style-name="gr3" draw:text-style-name="P2" draw:layer="layout" svg:width="0.3cm" svg:height="1cm" draw:transform="rotate (1.5707963267949) translate (53.1cm 21.2cm)">
            <text:p/>
            <draw:enhanced-geometry svg:viewBox="0 0 21600 21600" draw:type="rectangle" draw:enhanced-path="M 0 0 L 21600 0 21600 21600 0 21600 0 0 Z N"/>
          </draw:custom-shape>
          <draw:custom-shape draw:style-name="gr3" draw:text-style-name="P2" draw:layer="layout" svg:width="0.3cm" svg:height="1cm" draw:transform="rotate (1.5707963267949) translate (53.1cm 30.6cm)">
            <text:p/>
            <draw:enhanced-geometry svg:viewBox="0 0 21600 21600" draw:type="rectangle" draw:enhanced-path="M 0 0 L 21600 0 21600 21600 0 21600 0 0 Z N"/>
          </draw:custom-shape>
          <draw:line draw:style-name="gr2" draw:text-style-name="P2" draw:layer="layout" svg:x1="57.1cm" svg:y1="20.3cm" svg:x2="51.4cm" svg:y2="20.3cm">
            <text:p/>
          </draw:line>
          <draw:line draw:style-name="gr2" draw:text-style-name="P2" draw:layer="layout" svg:x1="57.1cm" svg:y1="31.3cm" svg:x2="51.4cm" svg:y2="31.3cm">
            <text:p/>
          </draw:line>
        </draw:g>
        <draw:frame draw:style-name="gr105" draw:text-style-name="P12" draw:layer="layout" svg:width="2.466cm" svg:height="0.551cm" svg:x="36.634cm" svg:y="14.249cm">
          <draw:text-box>
            <text:p><text:span text:style-name="T4">©</text:span><text:span text:style-name="T4"> </text:span><text:span text:style-name="T4">D</text:span><text:span text:style-name="T4">i</text:span><text:span text:style-name="T4">d</text:span><text:span text:style-name="T4">i</text:span><text:span text:style-name="T4">e</text:span><text:span text:style-name="T4">r</text:span><text:span text:style-name="T4"> </text:span><text:span text:style-name="T4">D</text:span><text:span text:style-name="T4">o</text:span><text:span text:style-name="T4">n</text:span><text:span text:style-name="T4">s</text:span><text:span text:style-name="T4">e</text:span><text:span text:style-name="T4">z</text:span><text:span text:style-name="T4">,</text:span><text:span text:style-name="T4"> </text:span><text:span text:style-name="T4">2</text:span><text:span text:style-name="T4">0</text:span><text:span text:style-name="T4">1</text:span><text:span text:style-name="T4">4</text:span></text:p>
            <text:p><text:span text:style-name="T4">L</text:span><text:span text:style-name="T4">i</text:span><text:span text:style-name="T4">c</text:span><text:span text:style-name="T4">e</text:span><text:span text:style-name="T4">n</text:span><text:span text:style-name="T4">s</text:span><text:span text:style-name="T4">e</text:span><text:span text:style-name="T4"> </text:span><text:span text:style-name="T4">C</text:span><text:span text:style-name="T4">C</text:span><text:span text:style-name="T4">-</text:span><text:span text:style-name="T4">B</text:span><text:span text:style-name="T4">Y</text:span><text:span text:style-name="T4">S</text:span><text:span text:style-name="T4">A</text:span><text:span text:style-name="T4"> </text:span></text:p>
          </draw:text-box>
        </draw:frame>
        <draw:frame draw:style-name="gr105" draw:text-style-name="P12" draw:layer="layout" svg:width="2.466cm" svg:height="0.551cm" svg:x="49.634cm" svg:y="14.2cm">
          <draw:text-box>
            <text:p><text:span text:style-name="T4">©</text:span><text:span text:style-name="T4"> </text:span><text:span text:style-name="T4">D</text:span><text:span text:style-name="T4">i</text:span><text:span text:style-name="T4">d</text:span><text:span text:style-name="T4">i</text:span><text:span text:style-name="T4">e</text:span><text:span text:style-name="T4">r</text:span><text:span text:style-name="T4"> </text:span><text:span text:style-name="T4">D</text:span><text:span text:style-name="T4">o</text:span><text:span text:style-name="T4">n</text:span><text:span text:style-name="T4">s</text:span><text:span text:style-name="T4">e</text:span><text:span text:style-name="T4">z</text:span><text:span text:style-name="T4">,</text:span><text:span text:style-name="T4"> </text:span><text:span text:style-name="T4">2</text:span><text:span text:style-name="T4">0</text:span><text:span text:style-name="T4">1</text:span><text:span text:style-name="T4">4</text:span></text:p>
            <text:p><text:span text:style-name="T4">L</text:span><text:span text:style-name="T4">i</text:span><text:span text:style-name="T4">c</text:span><text:span text:style-name="T4">e</text:span><text:span text:style-name="T4">n</text:span><text:span text:style-name="T4">s</text:span><text:span text:style-name="T4">e</text:span><text:span text:style-name="T4"> </text:span><text:span text:style-name="T4">C</text:span><text:span text:style-name="T4">C</text:span><text:span text:style-name="T4">-</text:span><text:span text:style-name="T4">B</text:span><text:span text:style-name="T4">Y</text:span><text:span text:style-name="T4">S</text:span><text:span text:style-name="T4">A</text:span><text:span text:style-name="T4">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0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2.2$MacOSX_X86_64 LibreOffice_project/22b09f6418e8c2d508a9eaf86b2399209b0990f4</meta:generator>
    <dc:date>2017-11-23T11:58:08.494413592</dc:date>
    <dc:creator>Didier Donsez</dc:creator>
    <meta:editing-duration>PT10H13M8S</meta:editing-duration>
    <meta:editing-cycles>17</meta:editing-cycles>
    <meta:document-statistic meta:object-count="1235"/>
  </office:meta>
</office:document-meta>
</file>